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22D5305A3D953BDD.png" manifest:media-type="image/png"/>
  <manifest:file-entry manifest:full-path="Pictures/100002010000020000000200D4B27E7D8E60EB63.png" manifest:media-type="image/png"/>
  <manifest:file-entry manifest:full-path="Pictures/100002010000034C0000034CF6C06523C2A08025.png" manifest:media-type="image/png"/>
  <manifest:file-entry manifest:full-path="Pictures/10000201000002000000020040657F2BAC7CABB5.png" manifest:media-type="image/png"/>
  <manifest:file-entry manifest:full-path="Pictures/100002010000034C00000364222225B971A1F91D.png" manifest:media-type="image/png"/>
  <manifest:file-entry manifest:full-path="Pictures/1000020100000200000002005DB04B6E68AC8EE6.png" manifest:media-type="image/png"/>
  <manifest:file-entry manifest:full-path="Pictures/100002010000020000000200C660CB59787FF36C.png" manifest:media-type="image/png"/>
  <manifest:file-entry manifest:full-path="Pictures/100002010000034C00000368D78220224C537EDC.png" manifest:media-type="image/png"/>
  <manifest:file-entry manifest:full-path="Pictures/10000000000006670000035DC4DB81944E82B176.png" manifest:media-type="image/png"/>
  <manifest:file-entry manifest:full-path="Pictures/10000201000002000000020036CACF2F8CEDB47F.png" manifest:media-type="image/png"/>
  <manifest:file-entry manifest:full-path="Pictures/100002010000020000000200246674AAC0703E69.png" manifest:media-type="image/png"/>
  <manifest:file-entry manifest:full-path="Pictures/100002010000020000000200EEA1B0652874BCB8.png" manifest:media-type="image/png"/>
  <manifest:file-entry manifest:full-path="Pictures/100002010000020000000200A2C10DF7E0907E7F.png" manifest:media-type="image/png"/>
  <manifest:file-entry manifest:full-path="Pictures/1000000000000579000003475C2444C9E49B3755.png" manifest:media-type="image/png"/>
  <manifest:file-entry manifest:full-path="Pictures/10000000000006650000035FB5FA17E2D55018A8.png" manifest:media-type="image/png"/>
  <manifest:file-entry manifest:full-path="Pictures/100000000000022B0000023B8D370038C1E73916.png" manifest:media-type="image/png"/>
  <manifest:file-entry manifest:full-path="Pictures/10000000000001FF0000024537DC6A4A06D1ACB5.png" manifest:media-type="image/png"/>
  <manifest:file-entry manifest:full-path="Pictures/1000000000000515000002EA8A60D9006F55D6FB.png" manifest:media-type="image/png"/>
  <manifest:file-entry manifest:full-path="Pictures/100002010000034C0000034C90BC3BDD5C1ADFFF.png" manifest:media-type="image/png"/>
  <manifest:file-entry manifest:full-path="Pictures/100002010000034C000003507BB45849E3884BE9.png" manifest:media-type="image/png"/>
  <manifest:file-entry manifest:full-path="Pictures/1000020100000200000002005CC7EF7CDACCA774.png" manifest:media-type="image/png"/>
  <manifest:file-entry manifest:full-path="Pictures/100002010000034C0000034C856E1E55264D0B93.png" manifest:media-type="image/png"/>
  <manifest:file-entry manifest:full-path="Pictures/10000201000002000000020086DC720A88CC8F13.png" manifest:media-type="image/png"/>
  <manifest:file-entry manifest:full-path="Pictures/100002010000034C0000034C60976BBE36DD66E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jaliOldLipi1" svg:font-family="AnjaliOldLipi" style:font-adornments="Regular" style:font-pitch="variable"/>
    <style:font-face style:name="AnjaliOldLipi" svg:font-family="AnjaliOldLipi" style:font-family-generic="roman" style:font-pitch="variable"/>
    <style:font-face style:name="AnjaliOldLipi2" svg:font-family="AnjaliOldLip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Arrow_20_Dashed">
      <style:graphic-properties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Graphic">
      <style:graphic-properties draw:textarea-vertical-align="middle" draw:auto-grow-height="false" fo:min-height="2cm" fo:min-width="6.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Arrow_20_Dashed">
      <style:graphic-properties draw:textarea-vertical-align="middle" draw:auto-grow-height="false" fo:min-height="1.4cm" fo:min-width="2.8cm"/>
    </style:style>
    <style:style style:name="gr11" style:family="graphic" style:parent-style-name="Arrow_20_Dashed">
      <style:graphic-properties draw:textarea-vertical-align="middle" draw:auto-grow-height="false" fo:min-height="1.4cm" fo:min-width="4cm"/>
    </style:style>
    <style:style style:name="gr12" style:family="graphic" style:parent-style-name="Filled_20_Red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color="#3465a4" draw:fill="solid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2.43cm" svg:height="2.43cm" svg:x="5.6cm" svg:y="1cm">
          <draw:image xlink:href="Pictures/100002010000020000000200246674AAC0703E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3" draw:text-style-name="P1" draw:layer="layout" svg:width="1.297cm" svg:height="1.297cm" draw:transform="rotate (-0.690103186238558) translate (7.155cm 5.397cm)">
          <draw:image xlink:href="Pictures/100002010000020000000200A2C10DF7E0907E7F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3" draw:text-style-name="P1" draw:layer="layout" svg:width="1.297cm" svg:height="1.297cm" draw:transform="rotate (-0.690103186238558) translate (7.183cm 5.52cm)">
          <draw:image xlink:href="Pictures/100002010000020000000200A2C10DF7E0907E7F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3" draw:text-style-name="P1" draw:layer="layout" svg:width="1.297cm" svg:height="1.297cm" draw:transform="rotate (-0.690103186238558) translate (7.2cm 5.736cm)">
          <draw:image xlink:href="Pictures/100002010000020000000200A2C10DF7E0907E7F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90103186238558) translate (7.201cm 5.736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90103186238558) translate (7.226cm 5.87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69333768139827) translate (7.207cm 5.994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69333768139827) translate (7.216cm 6.178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69333768139827) translate (7.243cm 6.285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69333768139827) translate (7.272cm 6.532cm)">
          <draw:image xlink:href="Pictures/100002010000020000000200A2C10DF7E0907E7F.png" xlink:type="simple" xlink:show="embed" xlink:actuate="onLoad" loext:mime-type="image/png">
            <text:p/>
          </draw:image>
        </draw:frame>
        <draw:frame draw:style-name="gr3" draw:text-style-name="P1" draw:layer="layout" svg:width="1.297cm" svg:height="1.297cm" draw:transform="rotate (-0.669333768139827) translate (7.273cm 6.532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4" draw:text-style-name="P3" draw:layer="layout" svg:x1="0cm" svg:y1="5.6cm" svg:x2="28cm" svg:y2="5.6cm">
          <text:p/>
        </draw:line>
        <draw:frame draw:style-name="gr3" draw:text-style-name="P1" draw:layer="layout" svg:width="1.297cm" svg:height="1.297cm" draw:transform="rotate (-0.669333768139827) translate (7.273cm 6.66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text-style-name="P5" draw:layer="layout" svg:width="23.999cm" svg:height="10.6cm" svg:x="2.6cm" svg:y="3.6cm" presentation:class="outline" presentation:user-transformed="true">
          <draw:text-box>
            <text:list text:style-name="L1">
              <text:list-header>
                <text:p><text:span text:style-name="T1">COMPLETE </text:span></text:p>
                <text:p><text:span text:style-name="T1">THE</text:span></text:p>
                <text:p><text:span text:style-name="T1">SQUARE</text:span></text:p>
              </text:list-header>
            </text:list>
          </draw:text-box>
        </draw:frame>
        <draw:frame draw:style-name="gr3" draw:text-style-name="P1" draw:layer="layout" svg:width="10cm" svg:height="10.332cm" svg:x="14.4cm" svg:y="3.268cm">
          <draw:image xlink:href="Pictures/100002010000034C00000368D78220224C537E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3" draw:text-style-name="P1" draw:layer="layout" svg:width="27.999cm" svg:height="15.75cm" svg:x="0.001cm" svg:y="0cm">
          <draw:image xlink:href="Pictures/10000000000006670000035DC4DB81944E82B1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3" draw:text-style-name="P1" draw:layer="layout" svg:width="27.999cm" svg:height="15.75cm" svg:x="0.001cm" svg:y="0cm">
          <draw:image xlink:href="Pictures/10000000000006650000035FB5FA17E2D55018A8.png" xlink:type="simple" xlink:show="embed" xlink:actuate="onLoad" loext:mime-type="image/png">
            <text:p/>
          </draw:image>
        </draw:frame>
        <draw:g>
          <svg:title>TexMaths</svg:title>
          <svg:desc>28§display§x^2+2x-10§svg§600§FALSE§</svg:desc>
          <draw:g>
            <draw:path draw:style-name="gr5" draw:text-style-name="P6" draw:layer="layout" svg:width="5.302cm" svg:height="0.839cm" svg:x="17.046cm" svg:y="6.65cm" svg:viewBox="0 0 5303 840" svg:d="M0 0c1768 0 3536 0 5303 0 0 280 0 560 0 840-1767 0-3535 0-5303 0 0-280 0-560 0-840z">
              <text:p/>
            </draw:path>
            <draw:path draw:style-name="gr6" draw:text-style-name="P7" draw:layer="layout" svg:width="0.489cm" svg:height="0.443cm" svg:x="17.024cm" svg:y="7.027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17.6cm" svg:y="6.6cm" svg:viewBox="0 0 305 455" svg:d="M305 329c-7 0-15 0-22 0-3 17-12 56-20 65-6 3-59 3-67 3-42 0-84 0-126 0 70-65 95-84 137-115 50-42 98-84 98-148 0-84-73-134-162-134-84 0-143 59-143 123 0 33 31 39 36 39 17 0 37-11 37-36 0-14-3-37-39-37 19-50 67-64 100-64 67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18.272cm" svg:y="6.888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394cm" svg:height="0.652cm" svg:x="19.249cm" svg:y="6.807cm" svg:viewBox="0 0 395 653" svg:d="M76 578c35-33 70-67 106-101 154-136 213-189 213-287 0-112-90-190-210-190-112 0-185 92-185 179 0 53 50 53 53 53 17 0 51-11 51-50 0-26-17-51-51-51-8 0-11 0-14 0 23-64 76-100 135-100 89 0 131 81 131 159s-50 156-104 218c-63 69-126 139-190 209-11 11-11 11-11 36 122 0 244 0 367 0 9-56 18-113 28-170-9 0-17 0-26 0-5 28-11 73-22 87-6 8-73 8-92 8-60 0-120 0-179 0z">
              <text:p/>
            </draw:path>
            <draw:path draw:style-name="gr6" draw:text-style-name="P7" draw:layer="layout" svg:width="0.489cm" svg:height="0.443cm" svg:x="19.722cm" svg:y="7.027cm" svg:viewBox="0 0 490 444" svg:d="M299 137c6-25 28-115 98-115 3 0 28 0 48 12-28 5-48 30-48 53 0 16 12 33 40 33 19 0 53-17 53-56 0-50-59-64-93-64-56 0-92 50-103 73-25-65-79-73-106-73-101 0-157 126-157 151 0 8 8 8 11 8 8 0 11 0 11-8 34-106 98-129 132-129 19 0 53 9 53 65 0 30-17 95-53 234-14 59-48 101-93 101-5 0-28 0-50-14 25-3 48-25 48-51 0-28-23-36-37-36-31 0-53 25-53 59 0 44 48 64 92 64 65 0 101-70 104-75 11 36 45 75 106 75 101 0 157-128 157-151 0-11-8-11-11-11-11 0-11 6-14 11-34 106-101 129-132 129-36 0-53-31-53-65 0-22 6-44 17-86 11-45 22-89 33-134z">
              <text:p/>
            </draw:path>
            <draw:path draw:style-name="gr6" draw:text-style-name="P7" draw:layer="layout" svg:width="0.598cm" svg:height="0.038cm" svg:x="20.556cm" svg:y="7.195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24cm" svg:height="0.652cm" svg:x="21.544cm" svg:y="6.807cm" svg:viewBox="0 0 325 653" svg:d="M201 25c0-22 0-25-22-25-61 64-148 64-179 64 0 10 0 21 0 31 20 0 78 0 129-28 0 169 0 339 0 508 0 37-3 48-93 48-10 0-20 0-30 0 0 10 0 20 0 30 33-2 120-2 159-2s126 0 160 2c0-10 0-20 0-30-11 0-21 0-31 0-90 0-93-11-93-48 0-183 0-367 0-550z">
              <text:p/>
            </draw:path>
            <draw:path draw:style-name="gr6" draw:text-style-name="P7" draw:layer="layout" svg:width="0.413cm" svg:height="0.675cm" svg:x="21.986cm" svg:y="6.807cm" svg:viewBox="0 0 414 676" svg:d="M414 341c0-79-5-157-39-229-45-95-126-112-168-112-59 0-131 25-171 117-30 67-36 145-36 224 0 72 3 162 45 234 42 81 115 101 162 101 53 0 129-23 171-115 31-67 36-145 36-220zM207 653c-39 0-98-25-115-120-11-58-11-148-11-206 0-62 0-126 9-179 19-117 92-126 117-126 31 0 98 17 115 115 11 56 11 128 11 190 0 75 0 142-11 204-14 92-70 122-115 122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1" draw:layer="layout" svg:width="27.999cm" svg:height="15.75cm" svg:x="0.001cm" svg:y="0cm">
          <draw:image xlink:href="Pictures/10000000000006650000035FB5FA17E2D55018A8.png" xlink:type="simple" xlink:show="embed" xlink:actuate="onLoad" loext:mime-type="image/png">
            <text:p/>
          </draw:image>
        </draw:frame>
        <draw:g>
          <svg:title>TexMaths</svg:title>
          <svg:desc>28§display§x^2+2x-10§svg§600§FALSE§</svg:desc>
          <draw:g>
            <draw:path draw:style-name="gr5" draw:text-style-name="P6" draw:layer="layout" svg:width="5.302cm" svg:height="0.839cm" svg:x="17.046cm" svg:y="6.65cm" svg:viewBox="0 0 5303 840" svg:d="M0 0c1768 0 3536 0 5303 0 0 280 0 560 0 840-1767 0-3535 0-5303 0 0-280 0-560 0-840z">
              <text:p/>
            </draw:path>
            <draw:path draw:style-name="gr6" draw:text-style-name="P7" draw:layer="layout" svg:width="0.489cm" svg:height="0.443cm" svg:x="17.024cm" svg:y="7.027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17.6cm" svg:y="6.6cm" svg:viewBox="0 0 305 455" svg:d="M305 329c-7 0-15 0-22 0-3 17-12 56-20 65-6 3-59 3-67 3-42 0-84 0-126 0 70-65 95-84 137-115 50-42 98-84 98-148 0-84-73-134-162-134-84 0-143 59-143 123 0 33 31 39 36 39 17 0 37-11 37-36 0-14-3-37-39-37 19-50 67-64 100-64 67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18.272cm" svg:y="6.888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394cm" svg:height="0.652cm" svg:x="19.249cm" svg:y="6.807cm" svg:viewBox="0 0 395 653" svg:d="M76 578c35-33 70-67 106-101 154-136 213-189 213-287 0-112-90-190-210-190-112 0-185 92-185 179 0 53 50 53 53 53 17 0 51-11 51-50 0-26-17-51-51-51-8 0-11 0-14 0 23-64 76-100 135-100 89 0 131 81 131 159s-50 156-104 218c-63 69-126 139-190 209-11 11-11 11-11 36 122 0 244 0 367 0 9-56 18-113 28-170-9 0-17 0-26 0-5 28-11 73-22 87-6 8-73 8-92 8-60 0-120 0-179 0z">
              <text:p/>
            </draw:path>
            <draw:path draw:style-name="gr6" draw:text-style-name="P7" draw:layer="layout" svg:width="0.489cm" svg:height="0.443cm" svg:x="19.722cm" svg:y="7.027cm" svg:viewBox="0 0 490 444" svg:d="M299 137c6-25 28-115 98-115 3 0 28 0 48 12-28 5-48 30-48 53 0 16 12 33 40 33 19 0 53-17 53-56 0-50-59-64-93-64-56 0-92 50-103 73-25-65-79-73-106-73-101 0-157 126-157 151 0 8 8 8 11 8 8 0 11 0 11-8 34-106 98-129 132-129 19 0 53 9 53 65 0 30-17 95-53 234-14 59-48 101-93 101-5 0-28 0-50-14 25-3 48-25 48-51 0-28-23-36-37-36-31 0-53 25-53 59 0 44 48 64 92 64 65 0 101-70 104-75 11 36 45 75 106 75 101 0 157-128 157-151 0-11-8-11-11-11-11 0-11 6-14 11-34 106-101 129-132 129-36 0-53-31-53-65 0-22 6-44 17-86 11-45 22-89 33-134z">
              <text:p/>
            </draw:path>
            <draw:path draw:style-name="gr6" draw:text-style-name="P7" draw:layer="layout" svg:width="0.598cm" svg:height="0.038cm" svg:x="20.556cm" svg:y="7.195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24cm" svg:height="0.652cm" svg:x="21.544cm" svg:y="6.807cm" svg:viewBox="0 0 325 653" svg:d="M201 25c0-22 0-25-22-25-61 64-148 64-179 64 0 10 0 21 0 31 20 0 78 0 129-28 0 169 0 339 0 508 0 37-3 48-93 48-10 0-20 0-30 0 0 10 0 20 0 30 33-2 120-2 159-2s126 0 160 2c0-10 0-20 0-30-11 0-21 0-31 0-90 0-93-11-93-48 0-183 0-367 0-550z">
              <text:p/>
            </draw:path>
            <draw:path draw:style-name="gr6" draw:text-style-name="P7" draw:layer="layout" svg:width="0.413cm" svg:height="0.675cm" svg:x="21.986cm" svg:y="6.807cm" svg:viewBox="0 0 414 676" svg:d="M414 341c0-79-5-157-39-229-45-95-126-112-168-112-59 0-131 25-171 117-30 67-36 145-36 224 0 72 3 162 45 234 42 81 115 101 162 101 53 0 129-23 171-115 31-67 36-145 36-220zM207 653c-39 0-98-25-115-120-11-58-11-148-11-206 0-62 0-126 9-179 19-117 92-126 117-126 31 0 98 17 115 115 11 56 11 128 11 190 0 75 0 142-11 204-14 92-70 122-115 122z">
              <text:p/>
            </draw:path>
          </draw:g>
        </draw:g>
        <draw:line draw:style-name="gr7" draw:text-style-name="P8" draw:layer="layout" svg:x1="9.6cm" svg:y1="4cm" svg:x2="10.6cm" svg:y2="2.2cm">
          <text:p/>
        </draw:line>
        <draw:line draw:style-name="gr7" draw:text-style-name="P8" draw:layer="layout" svg:x1="18.6cm" svg:y1="4cm" svg:x2="17.4cm" svg:y2="2.2cm">
          <text:p/>
        </draw:lin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" draw:text-style-name="P1" draw:layer="layout" svg:width="28cm" svg:height="15.749cm" svg:x="0cm" svg:y="0.001cm">
          <draw:image xlink:href="Pictures/1000000000000579000003475C2444C9E49B3755.png" xlink:type="simple" xlink:show="embed" xlink:actuate="onLoad" loext:mime-type="image/png">
            <text:p/>
          </draw:image>
        </draw:frame>
        <draw:custom-shape draw:style-name="gr8" draw:text-style-name="P3" draw:layer="layout" svg:width="6.8cm" svg:height="2cm" svg:x="16.4cm" svg:y="1.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6cm" svg:height="1.673cm" svg:x="16.6cm" svg:y="2cm">
          <draw:text-box>
            <text:p>These functions have</text:p>
            <text:p>complex roots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" draw:text-style-name="P1" draw:layer="layout" svg:width="13.4cm" svg:height="13.787cm" svg:x="13.6cm" svg:y="0.8cm">
          <draw:image xlink:href="Pictures/100000000000022B0000023B8D370038C1E73916.png" xlink:type="simple" xlink:show="embed" xlink:actuate="onLoad" loext:mime-type="image/png">
            <text:p/>
          </draw:image>
        </draw:frame>
        <draw:g>
          <svg:title>TexMaths</svg:title>
          <svg:desc>28§display§y=x^2 -4x+3§svg§600§FALSE§</svg:desc>
          <draw:g>
            <draw:path draw:style-name="gr5" draw:text-style-name="P6" draw:layer="layout" svg:width="6.638cm" svg:height="0.96cm" svg:x="1.51cm" svg:y="1.26cm" svg:viewBox="0 0 6639 961" svg:d="M3320 961c-1107 0-2213 0-3320 0 0-321 0-641 0-961 2213 0 4426 0 6639 0 0 320 0 640 0 961-1106 0-2213 0-3319 0z">
              <text:p/>
            </draw:path>
            <draw:path draw:style-name="gr6" draw:text-style-name="P7" draw:layer="layout" svg:width="0.452cm" svg:height="0.633cm" svg:x="1.488cm" svg:y="1.637cm" svg:viewBox="0 0 453 634" svg:d="M451 59c2-14 2-14 2-23 0-16-14-25-28-25-8 0-25 6-33 20-3 5-11 36-14 53-6 25-14 53-20 78-15 59-30 117-45 176-2 17-44 84-111 84-48 0-59-42-59-79 0-44 17-106 50-192 14-39 20-50 20-70 0-45-34-81-81-81-96 0-132 142-132 151 0 8 11 8 14 8 8 0 8 0 14-17 28-92 67-120 101-120 8 0 25 0 25 31 0 25-11 50-17 67-42 106-59 162-59 207 0 86 62 117 121 117 39 0 73-17 100-45-14 51-25 98-64 151-25 34-64 62-109 62-14 0-59-3-76-42 17 0 31 0 42-11 12-9 20-23 20-40 0-30-25-33-36-33-23 0-54 14-54 61 0 51 42 87 104 87 101 0 201-89 229-201 32-125 64-250 96-374z">
              <text:p/>
            </draw:path>
            <draw:path draw:style-name="gr6" draw:text-style-name="P7" draw:layer="layout" svg:width="0.654cm" svg:height="0.228cm" svg:x="2.305cm" svg:y="1.71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7" draw:layer="layout" svg:width="0.489cm" svg:height="0.443cm" svg:x="3.319cm" svg:y="1.637cm" svg:viewBox="0 0 490 444" svg:d="M299 137c6-25 28-115 98-115 3 0 28 0 48 12-28 5-48 30-48 53 0 16 12 33 40 33 19 0 53-17 53-56 0-50-59-64-93-64-56 0-92 53-103 75-25-67-78-75-106-75-101 0-157 126-157 151 0 8 8 8 11 8 8 0 11 0 11-8 34-106 101-129 132-129 19 0 53 9 53 65 0 30-17 97-53 234-14 59-48 101-93 101-5 0-28 0-47-11 22-6 45-28 45-54 0-27-23-36-37-36-31 0-53 25-53 59 0 44 48 64 92 64 65 0 101-70 104-75 11 36 45 75 106 75 101 0 157-126 157-151 0-11-8-11-11-11-11 0-11 6-14 11-34 106-98 129-132 129-36 0-53-31-53-65 0-22 6-41 17-86s22-89 33-134z">
              <text:p/>
            </draw:path>
            <draw:path draw:style-name="gr6" draw:text-style-name="P7" draw:layer="layout" svg:width="0.304cm" svg:height="0.454cm" svg:x="3.895cm" svg:y="1.21cm" svg:viewBox="0 0 305 455" svg:d="M305 330c-8 0-17 0-25 0-3 16-8 55-17 64-5 3-59 3-70 3-42 0-84 0-126 0 73-65 98-81 137-115 54-39 101-84 101-148 0-84-75-134-162-134s-143 61-143 123c0 36 28 39 36 39 17 0 37-11 37-36 0-14-6-37-42-37 22-50 70-64 101-64 70 0 106 53 106 109 0 59-45 106-64 131-56 55-112 110-168 165-6 6-6 6-6 25 94 0 188 0 283 0 7-42 15-84 22-125z">
              <text:p/>
            </draw:path>
            <draw:path draw:style-name="gr6" draw:text-style-name="P7" draw:layer="layout" svg:width="0.601cm" svg:height="0.038cm" svg:x="4.592cm" svg:y="1.805cm" svg:viewBox="0 0 602 39" svg:d="M568 39c17 0 34 0 34-19 0-20-17-20-34-20-178 0-356 0-534 0-17 0-34 0-34 20 0 19 17 19 34 19 178 0 356 0 534 0z">
              <text:p/>
            </draw:path>
            <draw:path draw:style-name="gr6" draw:text-style-name="P7" draw:layer="layout" svg:width="0.436cm" svg:height="0.661cm" svg:x="5.521cm" svg:y="1.408cm" svg:viewBox="0 0 437 662" svg:d="M263 500c0 29 0 58 0 86 0 34-3 45-75 45-7 0-14 0-20 0 0 10 0 21 0 31 39-3 90-3 131-3 42 0 93 0 135 3 0-10 0-21 0-31-8 0-15 0-23 0-72 0-72-11-72-45 0-28 0-57 0-86 32 0 65 0 98 0 0-10 0-21 0-31-33 0-66 0-98 0 0-148 0-296 0-444 0-19 0-25-17-25-9 0-11 0-20 11-100 153-201 305-302 458 0 10 0 21 0 31 88 0 175 0 263 0zM269 469c-81 0-161 0-241 0 80-122 160-244 241-366 0 122 0 244 0 366z">
              <text:p/>
            </draw:path>
            <draw:path draw:style-name="gr6" draw:text-style-name="P7" draw:layer="layout" svg:width="0.489cm" svg:height="0.443cm" svg:x="6.014cm" svg:y="1.637cm" svg:viewBox="0 0 490 444" svg:d="M299 137c6-25 31-115 98-115 6 0 28 0 51 12-28 5-48 30-48 53 0 16 11 33 37 33 22 0 53-17 53-56 0-50-59-64-93-64-56 0-89 53-100 75-25-67-79-75-107-75-103 0-159 126-159 151 0 8 7 5 11 8 8 0 11 0 14-8 34-106 98-129 132-129 19 0 53 9 53 65 0 30-17 97-53 234-17 59-51 101-93 101-8 0-31 0-50-11 25-6 47-28 47-54 0-27-22-36-36-36-31 0-56 25-56 59 0 44 50 64 92 64 65 0 101-70 104-75 11 36 48 75 106 75 101 0 157-126 157-151 0-11-8-11-11-11-9 0-11 6-14 11-31 106-98 129-129 129-39 0-56-31-56-65 0-22 9-41 17-86 11-45 22-89 33-134z">
              <text:p/>
            </draw:path>
            <draw:path draw:style-name="gr6" draw:text-style-name="P7" draw:layer="layout" svg:width="0.651cm" svg:height="0.65cm" svg:x="6.823cm" svg:y="1.5cm" svg:viewBox="0 0 652 651" svg:d="M347 343c92 0 183 0 274 0 14 0 31 0 31-19 0-20-17-20-31-20-91 0-182 0-274 0 0-91 0-182 0-273 0-14 0-31-20-31-19 0-19 17-19 31 0 91 0 182 0 273-92 0-185 0-277 0-14 0-31 0-31 20 0 19 17 19 31 19 92 0 185 0 277 0 0 92 0 183 0 274 0 14 0 34 19 34 20 0 20-20 20-34 0-91 0-182 0-274z">
              <text:p/>
            </draw:path>
            <draw:path draw:style-name="gr6" draw:text-style-name="P7" draw:layer="layout" svg:width="0.408cm" svg:height="0.675cm" svg:x="7.791cm" svg:y="1.417cm" svg:viewBox="0 0 409 676" svg:d="M244 310c81-28 137-95 137-173 0-81-87-137-179-137-101 0-177 59-177 134 0 34 23 50 51 50 30 0 50-19 50-50 0-47-45-47-59-47 28-48 95-62 129-62 42 0 95 22 95 109 0 14-3 70-28 112-28 47-61 50-87 53-8 0-30 3-39 3-8 0-14 0-14 11s6 11 23 11c14 0 29 0 44 0 82 0 118 67 118 162 0 134-70 162-112 162s-118-17-151-76c33 6 64-16 64-53 0-36-25-55-53-55-25 0-56 14-56 58 0 90 92 154 199 154 120 0 210-90 210-190 0-81-62-156-165-176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3" draw:text-style-name="P1" draw:layer="layout" svg:width="13.4cm" svg:height="13.787cm" svg:x="13.6cm" svg:y="0.8cm">
          <draw:image xlink:href="Pictures/100000000000022B0000023B8D370038C1E73916.png" xlink:type="simple" xlink:show="embed" xlink:actuate="onLoad" loext:mime-type="image/png">
            <text:p/>
          </draw:image>
        </draw:frame>
        <draw:g>
          <svg:title>TexMaths</svg:title>
          <svg:desc>28§display§y=x^2 -4x+3=0§svg§600§FALSE§</svg:desc>
          <draw:g>
            <draw:path draw:style-name="gr5" draw:text-style-name="P6" draw:layer="layout" svg:width="8.446cm" svg:height="0.962cm" svg:x="1.511cm" svg:y="1.26cm" svg:viewBox="0 0 8447 963" svg:d="M4225 963c-1408 0-2817 0-4225 0 0-321 0-642 0-963 2816 0 5631 0 8447 0 0 321 0 642 0 963-1407 0-2815 0-4222 0z">
              <text:p/>
            </draw:path>
            <draw:path draw:style-name="gr6" draw:text-style-name="P7" draw:layer="layout" svg:width="0.453cm" svg:height="0.635cm" svg:x="1.489cm" svg:y="1.638cm" svg:viewBox="0 0 454 636" svg:d="M451 59c3-14 3-14 3-23 0-16-14-25-28-25-9 0-26 6-34 20-3 5-11 36-14 53-6 25-14 53-20 78-15 59-29 118-44 177-3 17-45 84-112 84-48 0-59-42-59-79 0-44 17-106 50-193 14-39 20-50 20-70 0-45-34-81-81-81-96 0-132 143-132 151 0 9 11 9 14 9 8 0 8 0 14-17 28-93 67-121 101-121 8 0 25 0 25 31 0 25-11 51-17 67-42 107-59 163-59 208 0 86 62 117 121 117 39 0 73-17 101-45-14 51-26 98-65 152-25 33-64 61-109 61-14 0-59-3-76-42 17 0 31 0 42-11 12-8 20-22 20-39 0-31-25-34-36-34-23 0-54 14-54 62 0 50 42 87 104 87 101 0 202-90 230-202 31-125 63-250 95-375z">
              <text:p/>
            </draw:path>
            <draw:path draw:style-name="gr6" draw:text-style-name="P7" draw:layer="layout" svg:width="0.654cm" svg:height="0.229cm" svg:x="2.307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89cm" svg:height="0.444cm" svg:x="3.32cm" svg:y="1.638cm" svg:viewBox="0 0 490 445" svg:d="M300 137c5-25 28-115 98-115 2 0 28 0 47 12-28 5-47 30-47 53 0 17 11 33 39 33 19 0 53-16 53-56 0-50-59-64-92-64-56 0-93 53-104 76-25-68-78-76-106-76-101 0-157 126-157 151 0 9 8 9 11 9 8 0 11 0 11-9 34-106 98-129 132-129 19 0 53 9 53 65 0 31-17 98-53 235-14 59-48 101-93 101-5 0-28 0-50-11 25-6 48-28 48-54 0-28-23-36-37-36-31 0-53 25-53 59 0 45 48 64 92 64 65 0 101-70 104-75 11 36 45 75 106 75 101 0 157-126 157-151 0-11-8-11-11-11-11 0-11 5-14 11-34 106-101 129-132 129-36 0-53-31-53-65 0-22 6-42 17-86 11-45 22-90 34-135z">
              <text:p/>
            </draw:path>
            <draw:path draw:style-name="gr6" draw:text-style-name="P7" draw:layer="layout" svg:width="0.301cm" svg:height="0.455cm" svg:x="3.897cm" svg:y="1.21cm" svg:viewBox="0 0 302 456" svg:d="M302 330c-7 0-15 0-22 0-3 17-8 56-17 65-5 3-59 3-70 3-42 0-84 0-126 0 73-65 98-82 137-115 51-39 98-84 98-149 0-84-72-134-159-134s-143 62-143 123c0 37 28 39 36 39 17 0 37-11 37-36 0-14-6-36-42-36 22-51 70-65 101-65 70 0 106 53 106 109 0 59-45 107-67 132-55 55-110 110-165 165-6 6-6 6-6 25 94 0 189 0 283 0 6-42 13-84 19-126z">
              <text:p/>
            </draw:path>
            <draw:path draw:style-name="gr6" draw:text-style-name="P7" draw:layer="layout" svg:width="0.601cm" svg:height="0.038cm" svg:x="4.594cm" svg:y="1.806cm" svg:viewBox="0 0 602 39" svg:d="M566 39c16 0 36 0 36-19 0-20-20-20-36-20-178 0-355 0-532 0-17 0-34 0-34 20 0 19 17 19 34 19 177 0 354 0 532 0z">
              <text:p/>
            </draw:path>
            <draw:path draw:style-name="gr6" draw:text-style-name="P7" draw:layer="layout" svg:width="0.436cm" svg:height="0.663cm" svg:x="5.524cm" svg:y="1.409cm" svg:viewBox="0 0 437 664" svg:d="M263 501c0 29 0 58 0 87 0 34-3 45-75 45-8 0-15 0-23 0 0 10 0 20 0 31 42-3 93-3 135-3s92 0 134 3c0-11 0-21 0-31-7 0-15 0-22 0-73 0-73-11-73-45 0-29 0-58 0-87 32 0 65 0 98 0 0-10 0-20 0-31-33 0-66 0-98 0 0-148 0-296 0-445 0-19 0-25-17-25-8 0-11 0-20 11-100 153-201 306-302 459 0 11 0 21 0 31 88 0 175 0 263 0zM269 470c-80 0-161 0-241 0 80-122 161-244 241-366 0 122 0 244 0 366z">
              <text:p/>
            </draw:path>
            <draw:path draw:style-name="gr6" draw:text-style-name="P7" draw:layer="layout" svg:width="0.489cm" svg:height="0.444cm" svg:x="6.016cm" svg:y="1.638cm" svg:viewBox="0 0 490 445" svg:d="M300 137c5-25 28-115 98-115 5 0 28 0 50 12-28 5-48 30-48 53 0 17 12 33 37 33 22 0 53-16 53-56 0-50-59-64-92-64-56 0-90 53-101 76-25-68-79-76-107-76-103 0-159 126-159 151 0 9 7 6 11 9 8 0 11 0 14-9 34-106 98-129 132-129 19 0 53 9 53 65 0 31-17 98-53 235-17 59-51 101-96 101-5 0-28 0-47-11 25-6 45-28 45-54 0-28-20-36-37-36-28 0-53 25-53 59 0 45 50 64 92 64 65 0 101-70 104-75 11 36 48 75 106 75 101 0 157-126 157-151 0-11-8-11-11-11-8 0-11 5-14 11-31 106-98 129-129 129-39 0-56-31-56-65 0-22 6-42 17-86 11-45 22-90 34-135z">
              <text:p/>
            </draw:path>
            <draw:path draw:style-name="gr6" draw:text-style-name="P7" draw:layer="layout" svg:width="0.654cm" svg:height="0.651cm" svg:x="6.823cm" svg:y="1.501cm" svg:viewBox="0 0 655 652" svg:d="M347 344c92 0 183 0 275 0 14 0 33 0 33-19 0-20-19-20-33-20-92 0-183 0-275 0 0-91 0-183 0-274 0-14 0-31-19-31-20 0-20 17-20 31 0 91 0 183 0 274-91 0-183 0-274 0-14 0-34 0-34 20 0 19 20 19 34 19 91 0 183 0 274 0 0 92 0 183 0 275 0 14 0 33 20 33 19 0 19-19 19-33 0-92 0-183 0-275z">
              <text:p/>
            </draw:path>
            <draw:path draw:style-name="gr6" draw:text-style-name="P7" draw:layer="layout" svg:width="0.408cm" svg:height="0.677cm" svg:x="7.794cm" svg:y="1.417cm" svg:viewBox="0 0 409 678" svg:d="M244 311c81-28 137-95 137-174 0-81-87-137-179-137-101 0-177 59-177 134 0 34 23 51 51 51 30 0 50-20 50-51 0-47-45-47-62-47 31-48 96-62 132-62 42 0 95 23 95 109 0 14-3 70-28 112-31 48-61 51-87 54-8 0-33 2-39 2-8 0-14 0-14 12 0 11 6 11 23 11 15 0 29 0 44 0 79 0 115 67 115 162 0 135-67 163-109 163s-118-17-151-76c33 6 64-17 64-53 0-37-25-56-53-56-25 0-56 14-56 59 0 89 92 154 199 154 120 0 210-90 210-191 0-81-62-157-165-176z">
              <text:p/>
            </draw:path>
            <draw:path draw:style-name="gr6" draw:text-style-name="P7" draw:layer="layout" svg:width="0.654cm" svg:height="0.229cm" svg:x="8.573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13cm" svg:height="0.677cm" svg:x="9.595cm" svg:y="1.417cm" svg:viewBox="0 0 414 678" svg:d="M414 342c0-79-5-157-39-230-45-95-126-112-168-112-59 0-131 28-171 118-30 67-36 145-36 224 0 72 3 162 45 235 42 81 112 101 162 101 53 0 126-23 171-115 31-67 36-146 36-221zM207 655c-39 0-98-25-115-117-11-62-11-152-11-208 0-64 0-128 9-182 19-117 92-126 117-126 31 0 95 17 115 115 11 56 11 129 11 193 0 73 0 140-11 202-17 92-73 123-115 123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3" draw:text-style-name="P1" draw:layer="layout" svg:width="13.4cm" svg:height="13.787cm" svg:x="13.6cm" svg:y="0.8cm">
          <draw:image xlink:href="Pictures/100000000000022B0000023B8D370038C1E73916.png" xlink:type="simple" xlink:show="embed" xlink:actuate="onLoad" loext:mime-type="image/png">
            <text:p/>
          </draw:image>
        </draw:frame>
        <draw:g>
          <svg:title>TexMaths</svg:title>
          <svg:desc>28§display§y=x^2 -4x+3=0§svg§600§FALSE§</svg:desc>
          <draw:g>
            <draw:path draw:style-name="gr5" draw:text-style-name="P6" draw:layer="layout" svg:width="8.446cm" svg:height="0.962cm" svg:x="1.511cm" svg:y="1.26cm" svg:viewBox="0 0 8447 963" svg:d="M4225 963c-1408 0-2817 0-4225 0 0-321 0-642 0-963 2816 0 5631 0 8447 0 0 321 0 642 0 963-1407 0-2815 0-4222 0z">
              <text:p/>
            </draw:path>
            <draw:path draw:style-name="gr6" draw:text-style-name="P7" draw:layer="layout" svg:width="0.453cm" svg:height="0.635cm" svg:x="1.489cm" svg:y="1.638cm" svg:viewBox="0 0 454 636" svg:d="M451 59c3-14 3-14 3-23 0-16-14-25-28-25-9 0-26 6-34 20-3 5-11 36-14 53-6 25-14 53-20 78-15 59-29 118-44 177-3 17-45 84-112 84-48 0-59-42-59-79 0-44 17-106 50-193 14-39 20-50 20-70 0-45-34-81-81-81-96 0-132 143-132 151 0 9 11 9 14 9 8 0 8 0 14-17 28-93 67-121 101-121 8 0 25 0 25 31 0 25-11 51-17 67-42 107-59 163-59 208 0 86 62 117 121 117 39 0 73-17 101-45-14 51-26 98-65 152-25 33-64 61-109 61-14 0-59-3-76-42 17 0 31 0 42-11 12-8 20-22 20-39 0-31-25-34-36-34-23 0-54 14-54 62 0 50 42 87 104 87 101 0 202-90 230-202 31-125 63-250 95-375z">
              <text:p/>
            </draw:path>
            <draw:path draw:style-name="gr6" draw:text-style-name="P7" draw:layer="layout" svg:width="0.654cm" svg:height="0.229cm" svg:x="2.307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89cm" svg:height="0.444cm" svg:x="3.32cm" svg:y="1.638cm" svg:viewBox="0 0 490 445" svg:d="M300 137c5-25 28-115 98-115 2 0 28 0 47 12-28 5-47 30-47 53 0 17 11 33 39 33 19 0 53-16 53-56 0-50-59-64-92-64-56 0-93 53-104 76-25-68-78-76-106-76-101 0-157 126-157 151 0 9 8 9 11 9 8 0 11 0 11-9 34-106 98-129 132-129 19 0 53 9 53 65 0 31-17 98-53 235-14 59-48 101-93 101-5 0-28 0-50-11 25-6 48-28 48-54 0-28-23-36-37-36-31 0-53 25-53 59 0 45 48 64 92 64 65 0 101-70 104-75 11 36 45 75 106 75 101 0 157-126 157-151 0-11-8-11-11-11-11 0-11 5-14 11-34 106-101 129-132 129-36 0-53-31-53-65 0-22 6-42 17-86 11-45 22-90 34-135z">
              <text:p/>
            </draw:path>
            <draw:path draw:style-name="gr6" draw:text-style-name="P7" draw:layer="layout" svg:width="0.301cm" svg:height="0.455cm" svg:x="3.897cm" svg:y="1.21cm" svg:viewBox="0 0 302 456" svg:d="M302 330c-7 0-15 0-22 0-3 17-8 56-17 65-5 3-59 3-70 3-42 0-84 0-126 0 73-65 98-82 137-115 51-39 98-84 98-149 0-84-72-134-159-134s-143 62-143 123c0 37 28 39 36 39 17 0 37-11 37-36 0-14-6-36-42-36 22-51 70-65 101-65 70 0 106 53 106 109 0 59-45 107-67 132-55 55-110 110-165 165-6 6-6 6-6 25 94 0 189 0 283 0 6-42 13-84 19-126z">
              <text:p/>
            </draw:path>
            <draw:path draw:style-name="gr6" draw:text-style-name="P7" draw:layer="layout" svg:width="0.601cm" svg:height="0.038cm" svg:x="4.594cm" svg:y="1.806cm" svg:viewBox="0 0 602 39" svg:d="M566 39c16 0 36 0 36-19 0-20-20-20-36-20-178 0-355 0-532 0-17 0-34 0-34 20 0 19 17 19 34 19 177 0 354 0 532 0z">
              <text:p/>
            </draw:path>
            <draw:path draw:style-name="gr6" draw:text-style-name="P7" draw:layer="layout" svg:width="0.436cm" svg:height="0.663cm" svg:x="5.524cm" svg:y="1.409cm" svg:viewBox="0 0 437 664" svg:d="M263 501c0 29 0 58 0 87 0 34-3 45-75 45-8 0-15 0-23 0 0 10 0 20 0 31 42-3 93-3 135-3s92 0 134 3c0-11 0-21 0-31-7 0-15 0-22 0-73 0-73-11-73-45 0-29 0-58 0-87 32 0 65 0 98 0 0-10 0-20 0-31-33 0-66 0-98 0 0-148 0-296 0-445 0-19 0-25-17-25-8 0-11 0-20 11-100 153-201 306-302 459 0 11 0 21 0 31 88 0 175 0 263 0zM269 470c-80 0-161 0-241 0 80-122 161-244 241-366 0 122 0 244 0 366z">
              <text:p/>
            </draw:path>
            <draw:path draw:style-name="gr6" draw:text-style-name="P7" draw:layer="layout" svg:width="0.489cm" svg:height="0.444cm" svg:x="6.016cm" svg:y="1.638cm" svg:viewBox="0 0 490 445" svg:d="M300 137c5-25 28-115 98-115 5 0 28 0 50 12-28 5-48 30-48 53 0 17 12 33 37 33 22 0 53-16 53-56 0-50-59-64-92-64-56 0-90 53-101 76-25-68-79-76-107-76-103 0-159 126-159 151 0 9 7 6 11 9 8 0 11 0 14-9 34-106 98-129 132-129 19 0 53 9 53 65 0 31-17 98-53 235-17 59-51 101-96 101-5 0-28 0-47-11 25-6 45-28 45-54 0-28-20-36-37-36-28 0-53 25-53 59 0 45 50 64 92 64 65 0 101-70 104-75 11 36 48 75 106 75 101 0 157-126 157-151 0-11-8-11-11-11-8 0-11 5-14 11-31 106-98 129-129 129-39 0-56-31-56-65 0-22 6-42 17-86 11-45 22-90 34-135z">
              <text:p/>
            </draw:path>
            <draw:path draw:style-name="gr6" draw:text-style-name="P7" draw:layer="layout" svg:width="0.654cm" svg:height="0.651cm" svg:x="6.823cm" svg:y="1.501cm" svg:viewBox="0 0 655 652" svg:d="M347 344c92 0 183 0 275 0 14 0 33 0 33-19 0-20-19-20-33-20-92 0-183 0-275 0 0-91 0-183 0-274 0-14 0-31-19-31-20 0-20 17-20 31 0 91 0 183 0 274-91 0-183 0-274 0-14 0-34 0-34 20 0 19 20 19 34 19 91 0 183 0 274 0 0 92 0 183 0 275 0 14 0 33 20 33 19 0 19-19 19-33 0-92 0-183 0-275z">
              <text:p/>
            </draw:path>
            <draw:path draw:style-name="gr6" draw:text-style-name="P7" draw:layer="layout" svg:width="0.408cm" svg:height="0.677cm" svg:x="7.794cm" svg:y="1.417cm" svg:viewBox="0 0 409 678" svg:d="M244 311c81-28 137-95 137-174 0-81-87-137-179-137-101 0-177 59-177 134 0 34 23 51 51 51 30 0 50-20 50-51 0-47-45-47-62-47 31-48 96-62 132-62 42 0 95 23 95 109 0 14-3 70-28 112-31 48-61 51-87 54-8 0-33 2-39 2-8 0-14 0-14 12 0 11 6 11 23 11 15 0 29 0 44 0 79 0 115 67 115 162 0 135-67 163-109 163s-118-17-151-76c33 6 64-17 64-53 0-37-25-56-53-56-25 0-56 14-56 59 0 89 92 154 199 154 120 0 210-90 210-191 0-81-62-157-165-176z">
              <text:p/>
            </draw:path>
            <draw:path draw:style-name="gr6" draw:text-style-name="P7" draw:layer="layout" svg:width="0.654cm" svg:height="0.229cm" svg:x="8.573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13cm" svg:height="0.677cm" svg:x="9.595cm" svg:y="1.417cm" svg:viewBox="0 0 414 678" svg:d="M414 342c0-79-5-157-39-230-45-95-126-112-168-112-59 0-131 28-171 118-30 67-36 145-36 224 0 72 3 162 45 235 42 81 112 101 162 101 53 0 126-23 171-115 31-67 36-146 36-221zM207 655c-39 0-98-25-115-117-11-62-11-152-11-208 0-64 0-128 9-182 19-117 92-126 117-126 31 0 95 17 115 115 11 56 11 129 11 193 0 73 0 140-11 202-17 92-73 123-115 123z">
              <text:p/>
            </draw:path>
          </draw:g>
        </draw:g>
        <draw:g>
          <svg:title>TexMaths</svg:title>
          <svg:desc>28§display§y=(x-3)(x-1)=0§svg§600§FALSE§</svg:desc>
          <draw:g>
            <draw:path draw:style-name="gr5" draw:text-style-name="P6" draw:layer="layout" svg:width="9.533cm" svg:height="0.879cm" svg:x="1.513cm" svg:y="3.07cm" svg:viewBox="0 0 9534 880" svg:d="M4767 880c-1589 0-3178 0-4767 0 0-294 0-587 0-880 3178 0 6356 0 9534 0 0 293 0 586 0 880-1589 0-3178 0-4767 0z">
              <text:p/>
            </draw:path>
            <draw:path draw:style-name="gr6" draw:text-style-name="P7" draw:layer="layout" svg:width="0.452cm" svg:height="0.633cm" svg:x="1.491cm" svg:y="3.322cm" svg:viewBox="0 0 453 634" svg:d="M451 61c2-14 2-16 2-22 0-19-14-28-28-28-8 0-25 6-33 20-3 5-11 36-14 53-6 25-14 53-20 78-15 59-30 117-44 176-3 17-45 84-112 84-48 0-59-42-59-79 0-44 17-106 50-192 14-39 20-50 20-70 0-45-34-81-81-81-96 0-132 142-132 151 0 11 11 11 14 11 8 0 8-3 14-20 28-92 67-120 101-120 8 0 25 0 25 31 0 25-11 50-17 70-42 103-59 159-59 204 0 86 62 117 121 117 39 0 73-17 101-45-14 51-26 101-65 151-25 34-64 62-109 62-14 0-59-3-76-40 17 0 31 0 42-13 12-9 20-20 20-40 0-30-25-33-36-33-23 0-54 14-54 64 0 48 42 84 104 84 101 0 202-89 230-198 31-125 63-250 95-375z">
              <text:p/>
            </draw:path>
            <draw:path draw:style-name="gr6" draw:text-style-name="P7" draw:layer="layout" svg:width="0.654cm" svg:height="0.231cm" svg:x="2.308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229cm" svg:height="0.979cm" svg:x="3.389cm" svg:y="3.02cm" svg:viewBox="0 0 230 980" svg:d="M230 969c0-3 0-3-17-20-123-125-154-309-154-460 0-171 36-341 157-461 14-14 14-14 14-17 0-8-6-11-12-11-8 0-98 67-156 193-48 106-62 215-62 296 0 78 11 195 64 307 62 120 146 184 154 184 6 0 12-3 12-11z">
              <text:p/>
            </draw:path>
            <draw:path draw:style-name="gr6" draw:text-style-name="P7" draw:layer="layout" svg:width="0.489cm" svg:height="0.443cm" svg:x="3.702cm" svg:y="3.322cm" svg:viewBox="0 0 490 444" svg:d="M300 137c8-25 30-115 97-115 6 0 28 0 51 12-28 5-48 30-48 53 0 16 11 36 37 36 22 0 53-20 53-59 0-50-56-64-90-64-58 0-92 53-103 75-25-64-79-75-107-75-103 0-159 126-159 151 0 11 7 7 11 11 8 0 11-3 14-11 34-104 98-129 132-129 19 0 53 9 53 65 0 30-17 97-53 234-17 62-51 101-93 101-5 0-28 0-50-11 25-6 47-26 47-54 0-27-22-33-36-33-31 0-56 25-56 56 0 44 50 64 92 64 68 0 101-70 104-75 11 36 48 75 106 75 101 0 157-126 157-151 0-8-8-8-11-8-9 0-11 3-11 8-34 106-101 129-132 129-39 0-53-31-53-65 0-22 6-41 17-86 10-45 20-89 31-134z">
              <text:p/>
            </draw:path>
            <draw:path draw:style-name="gr6" draw:text-style-name="P7" draw:layer="layout" svg:width="0.601cm" svg:height="0.041cm" svg:x="4.537cm" svg:y="3.489cm" svg:viewBox="0 0 602 42" svg:d="M568 42c17 0 34-1 34-22s-17-20-34-20c-178 0-356 0-534 0-17 0-34-1-34 20s17 22 34 22c178 0 356 0 534 0z">
              <text:p/>
            </draw:path>
            <draw:path draw:style-name="gr6" draw:text-style-name="P7" draw:layer="layout" svg:width="0.408cm" svg:height="0.672cm" svg:x="5.48cm" svg:y="3.104cm" svg:viewBox="0 0 409 673" svg:d="M244 307c81-28 137-95 137-173 0-81-87-134-179-134-101 0-174 59-174 131 0 34 20 53 48 53 30 0 50-22 50-50 0-50-45-50-59-50 31-48 95-62 129-62 42 0 95 23 95 112 0 11-3 67-28 112-28 44-61 50-87 50-8 0-30 3-39 3-8 0-14 3-14 11 0 11 6 11 23 11 14 0 29 0 44 0 82 0 118 67 118 162 0 134-70 162-112 162s-115-17-151-75c36 5 64-17 64-53 0-37-25-56-53-56-25 0-56 14-56 58 0 90 92 154 199 154 120 0 210-89 210-190 0-81-62-156-165-176z">
              <text:p/>
            </draw:path>
            <draw:path draw:style-name="gr6" draw:text-style-name="P7" draw:layer="layout" svg:width="0.229cm" svg:height="0.979cm" svg:x="5.987cm" svg:y="3.02cm" svg:viewBox="0 0 230 980" svg:d="M230 489c0-76-12-193-68-305-58-120-142-184-151-184-8 0-11 6-11 11 0 3 0 3 20 23 95 94 151 251 151 455 0 167-37 340-157 463-14 14-14 14-14 17 0 6 3 11 11 11 9 0 98-67 154-192 51-107 65-216 65-299z">
              <text:p/>
            </draw:path>
            <draw:path draw:style-name="gr6" draw:text-style-name="P7" draw:layer="layout" svg:width="0.229cm" svg:height="0.979cm" svg:x="6.409cm" svg:y="3.02cm" svg:viewBox="0 0 230 980" svg:d="M230 969c0-3 0-3-17-20-123-125-154-309-154-460 0-171 36-341 157-461 14-14 14-14 14-17 0-8-3-11-12-11-8 0-98 67-154 193-50 106-64 215-64 296 0 78 11 195 67 307 59 120 143 184 151 184 9 0 12-3 12-11z">
              <text:p/>
            </draw:path>
            <draw:path draw:style-name="gr6" draw:text-style-name="P7" draw:layer="layout" svg:width="0.489cm" svg:height="0.443cm" svg:x="6.723cm" svg:y="3.322cm" svg:viewBox="0 0 490 444" svg:d="M302 137c6-25 28-115 95-115 6 0 31 0 51 12-28 5-48 30-48 53 0 16 11 36 37 36 22 0 53-20 53-59 0-50-56-64-90-64-58 0-92 53-103 75-25-64-79-75-107-75-103 0-159 126-159 151 0 11 11 11 14 11 5 0 8-3 11-11 34-104 98-129 132-129 19 0 53 9 53 65 0 30-17 97-53 234-14 62-51 101-93 101-5 0-28 0-50-11 25-6 47-26 47-54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6" draw:text-style-name="P7" draw:layer="layout" svg:width="0.601cm" svg:height="0.041cm" svg:x="7.557cm" svg:y="3.489cm" svg:viewBox="0 0 602 42" svg:d="M568 42c17 0 34-1 34-22s-17-20-34-20c-177 0-354 0-532 0-16 0-36-1-36 20s20 22 36 22c178 0 355 0 532 0z">
              <text:p/>
            </draw:path>
            <draw:path draw:style-name="gr6" draw:text-style-name="P7" draw:layer="layout" svg:width="0.324cm" svg:height="0.65cm" svg:x="8.548cm" svg:y="3.104cm" svg:viewBox="0 0 325 651" svg:d="M202 25c0-25 0-25-23-25-61 61-148 61-179 61 0 11 0 21 0 31 20 0 76 0 129-25 0 169 0 337 0 505 0 37-3 48-93 48-10 0-20 0-30 0 0 10 0 20 0 31 33-3 120-3 159-3s123 0 160 3c0-11 0-21 0-31-11 0-23 0-34 0-87 0-89-11-89-48 0-182 0-364 0-547z">
              <text:p/>
            </draw:path>
            <draw:path draw:style-name="gr6" draw:text-style-name="P7" draw:layer="layout" svg:width="0.229cm" svg:height="0.979cm" svg:x="9.007cm" svg:y="3.02cm" svg:viewBox="0 0 230 980" svg:d="M230 489c0-76-12-193-68-305-58-120-142-184-151-184-5 0-11 6-11 11 0 3 0 3 20 23 95 94 151 251 151 455 0 167-37 340-157 463-14 14-14 14-14 17 0 6 6 11 11 11 9 0 98-67 157-192 48-107 62-216 62-299z">
              <text:p/>
            </draw:path>
            <draw:path draw:style-name="gr6" draw:text-style-name="P7" draw:layer="layout" svg:width="0.654cm" svg:height="0.231cm" svg:x="9.662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413cm" svg:height="0.672cm" svg:x="10.684cm" svg:y="3.104cm" svg:viewBox="0 0 414 673" svg:d="M414 338c0-78-5-156-39-229-45-95-126-109-168-109-59 0-131 25-171 114-30 70-36 146-36 224 0 73 3 162 45 234 42 81 112 101 162 101 53 0 126-20 171-114 31-68 36-143 36-221zM207 651c-39 0-98-25-115-118-11-58-11-150-11-206 0-64 0-129 9-182 19-114 92-125 117-125 31 0 95 19 115 114 11 56 11 131 11 193 0 72 0 139-11 201-17 95-73 123-115 123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3" draw:text-style-name="P1" draw:layer="layout" svg:width="13.4cm" svg:height="13.787cm" svg:x="13.6cm" svg:y="0.8cm">
          <draw:image xlink:href="Pictures/100000000000022B0000023B8D370038C1E73916.png" xlink:type="simple" xlink:show="embed" xlink:actuate="onLoad" loext:mime-type="image/png">
            <text:p/>
          </draw:image>
        </draw:frame>
        <draw:g>
          <svg:title>TexMaths</svg:title>
          <svg:desc>28§display§y=x^2 -4x+3=0§svg§600§FALSE§</svg:desc>
          <draw:g>
            <draw:path draw:style-name="gr5" draw:text-style-name="P6" draw:layer="layout" svg:width="8.446cm" svg:height="0.962cm" svg:x="1.511cm" svg:y="1.26cm" svg:viewBox="0 0 8447 963" svg:d="M4225 963c-1408 0-2817 0-4225 0 0-321 0-642 0-963 2816 0 5631 0 8447 0 0 321 0 642 0 963-1407 0-2815 0-4222 0z">
              <text:p/>
            </draw:path>
            <draw:path draw:style-name="gr6" draw:text-style-name="P7" draw:layer="layout" svg:width="0.453cm" svg:height="0.635cm" svg:x="1.489cm" svg:y="1.638cm" svg:viewBox="0 0 454 636" svg:d="M451 59c3-14 3-14 3-23 0-16-14-25-28-25-9 0-26 6-34 20-3 5-11 36-14 53-6 25-14 53-20 78-15 59-29 118-44 177-3 17-45 84-112 84-48 0-59-42-59-79 0-44 17-106 50-193 14-39 20-50 20-70 0-45-34-81-81-81-96 0-132 143-132 151 0 9 11 9 14 9 8 0 8 0 14-17 28-93 67-121 101-121 8 0 25 0 25 31 0 25-11 51-17 67-42 107-59 163-59 208 0 86 62 117 121 117 39 0 73-17 101-45-14 51-26 98-65 152-25 33-64 61-109 61-14 0-59-3-76-42 17 0 31 0 42-11 12-8 20-22 20-39 0-31-25-34-36-34-23 0-54 14-54 62 0 50 42 87 104 87 101 0 202-90 230-202 31-125 63-250 95-375z">
              <text:p/>
            </draw:path>
            <draw:path draw:style-name="gr6" draw:text-style-name="P7" draw:layer="layout" svg:width="0.654cm" svg:height="0.229cm" svg:x="2.307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89cm" svg:height="0.444cm" svg:x="3.32cm" svg:y="1.638cm" svg:viewBox="0 0 490 445" svg:d="M300 137c5-25 28-115 98-115 2 0 28 0 47 12-28 5-47 30-47 53 0 17 11 33 39 33 19 0 53-16 53-56 0-50-59-64-92-64-56 0-93 53-104 76-25-68-78-76-106-76-101 0-157 126-157 151 0 9 8 9 11 9 8 0 11 0 11-9 34-106 98-129 132-129 19 0 53 9 53 65 0 31-17 98-53 235-14 59-48 101-93 101-5 0-28 0-50-11 25-6 48-28 48-54 0-28-23-36-37-36-31 0-53 25-53 59 0 45 48 64 92 64 65 0 101-70 104-75 11 36 45 75 106 75 101 0 157-126 157-151 0-11-8-11-11-11-11 0-11 5-14 11-34 106-101 129-132 129-36 0-53-31-53-65 0-22 6-42 17-86 11-45 22-90 34-135z">
              <text:p/>
            </draw:path>
            <draw:path draw:style-name="gr6" draw:text-style-name="P7" draw:layer="layout" svg:width="0.301cm" svg:height="0.455cm" svg:x="3.897cm" svg:y="1.21cm" svg:viewBox="0 0 302 456" svg:d="M302 330c-7 0-15 0-22 0-3 17-8 56-17 65-5 3-59 3-70 3-42 0-84 0-126 0 73-65 98-82 137-115 51-39 98-84 98-149 0-84-72-134-159-134s-143 62-143 123c0 37 28 39 36 39 17 0 37-11 37-36 0-14-6-36-42-36 22-51 70-65 101-65 70 0 106 53 106 109 0 59-45 107-67 132-55 55-110 110-165 165-6 6-6 6-6 25 94 0 189 0 283 0 6-42 13-84 19-126z">
              <text:p/>
            </draw:path>
            <draw:path draw:style-name="gr6" draw:text-style-name="P7" draw:layer="layout" svg:width="0.601cm" svg:height="0.038cm" svg:x="4.594cm" svg:y="1.806cm" svg:viewBox="0 0 602 39" svg:d="M566 39c16 0 36 0 36-19 0-20-20-20-36-20-178 0-355 0-532 0-17 0-34 0-34 20 0 19 17 19 34 19 177 0 354 0 532 0z">
              <text:p/>
            </draw:path>
            <draw:path draw:style-name="gr6" draw:text-style-name="P7" draw:layer="layout" svg:width="0.436cm" svg:height="0.663cm" svg:x="5.524cm" svg:y="1.409cm" svg:viewBox="0 0 437 664" svg:d="M263 501c0 29 0 58 0 87 0 34-3 45-75 45-8 0-15 0-23 0 0 10 0 20 0 31 42-3 93-3 135-3s92 0 134 3c0-11 0-21 0-31-7 0-15 0-22 0-73 0-73-11-73-45 0-29 0-58 0-87 32 0 65 0 98 0 0-10 0-20 0-31-33 0-66 0-98 0 0-148 0-296 0-445 0-19 0-25-17-25-8 0-11 0-20 11-100 153-201 306-302 459 0 11 0 21 0 31 88 0 175 0 263 0zM269 470c-80 0-161 0-241 0 80-122 161-244 241-366 0 122 0 244 0 366z">
              <text:p/>
            </draw:path>
            <draw:path draw:style-name="gr6" draw:text-style-name="P7" draw:layer="layout" svg:width="0.489cm" svg:height="0.444cm" svg:x="6.016cm" svg:y="1.638cm" svg:viewBox="0 0 490 445" svg:d="M300 137c5-25 28-115 98-115 5 0 28 0 50 12-28 5-48 30-48 53 0 17 12 33 37 33 22 0 53-16 53-56 0-50-59-64-92-64-56 0-90 53-101 76-25-68-79-76-107-76-103 0-159 126-159 151 0 9 7 6 11 9 8 0 11 0 14-9 34-106 98-129 132-129 19 0 53 9 53 65 0 31-17 98-53 235-17 59-51 101-96 101-5 0-28 0-47-11 25-6 45-28 45-54 0-28-20-36-37-36-28 0-53 25-53 59 0 45 50 64 92 64 65 0 101-70 104-75 11 36 48 75 106 75 101 0 157-126 157-151 0-11-8-11-11-11-8 0-11 5-14 11-31 106-98 129-129 129-39 0-56-31-56-65 0-22 6-42 17-86 11-45 22-90 34-135z">
              <text:p/>
            </draw:path>
            <draw:path draw:style-name="gr6" draw:text-style-name="P7" draw:layer="layout" svg:width="0.654cm" svg:height="0.651cm" svg:x="6.823cm" svg:y="1.501cm" svg:viewBox="0 0 655 652" svg:d="M347 344c92 0 183 0 275 0 14 0 33 0 33-19 0-20-19-20-33-20-92 0-183 0-275 0 0-91 0-183 0-274 0-14 0-31-19-31-20 0-20 17-20 31 0 91 0 183 0 274-91 0-183 0-274 0-14 0-34 0-34 20 0 19 20 19 34 19 91 0 183 0 274 0 0 92 0 183 0 275 0 14 0 33 20 33 19 0 19-19 19-33 0-92 0-183 0-275z">
              <text:p/>
            </draw:path>
            <draw:path draw:style-name="gr6" draw:text-style-name="P7" draw:layer="layout" svg:width="0.408cm" svg:height="0.677cm" svg:x="7.794cm" svg:y="1.417cm" svg:viewBox="0 0 409 678" svg:d="M244 311c81-28 137-95 137-174 0-81-87-137-179-137-101 0-177 59-177 134 0 34 23 51 51 51 30 0 50-20 50-51 0-47-45-47-62-47 31-48 96-62 132-62 42 0 95 23 95 109 0 14-3 70-28 112-31 48-61 51-87 54-8 0-33 2-39 2-8 0-14 0-14 12 0 11 6 11 23 11 15 0 29 0 44 0 79 0 115 67 115 162 0 135-67 163-109 163s-118-17-151-76c33 6 64-17 64-53 0-37-25-56-53-56-25 0-56 14-56 59 0 89 92 154 199 154 120 0 210-90 210-191 0-81-62-157-165-176z">
              <text:p/>
            </draw:path>
            <draw:path draw:style-name="gr6" draw:text-style-name="P7" draw:layer="layout" svg:width="0.654cm" svg:height="0.229cm" svg:x="8.573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13cm" svg:height="0.677cm" svg:x="9.595cm" svg:y="1.417cm" svg:viewBox="0 0 414 678" svg:d="M414 342c0-79-5-157-39-230-45-95-126-112-168-112-59 0-131 28-171 118-30 67-36 145-36 224 0 72 3 162 45 235 42 81 112 101 162 101 53 0 126-23 171-115 31-67 36-146 36-221zM207 655c-39 0-98-25-115-117-11-62-11-152-11-208 0-64 0-128 9-182 19-117 92-126 117-126 31 0 95 17 115 115 11 56 11 129 11 193 0 73 0 140-11 202-17 92-73 123-115 123z">
              <text:p/>
            </draw:path>
          </draw:g>
        </draw:g>
        <draw:g>
          <svg:title>TexMaths</svg:title>
          <svg:desc>28§display§y=(x-3)(x-1)=0§svg§600§FALSE§</svg:desc>
          <draw:g>
            <draw:path draw:style-name="gr5" draw:text-style-name="P6" draw:layer="layout" svg:width="9.533cm" svg:height="0.879cm" svg:x="1.513cm" svg:y="3.07cm" svg:viewBox="0 0 9534 880" svg:d="M4767 880c-1589 0-3178 0-4767 0 0-294 0-587 0-880 3178 0 6356 0 9534 0 0 293 0 586 0 880-1589 0-3178 0-4767 0z">
              <text:p/>
            </draw:path>
            <draw:path draw:style-name="gr6" draw:text-style-name="P7" draw:layer="layout" svg:width="0.452cm" svg:height="0.633cm" svg:x="1.491cm" svg:y="3.322cm" svg:viewBox="0 0 453 634" svg:d="M451 61c2-14 2-16 2-22 0-19-14-28-28-28-8 0-25 6-33 20-3 5-11 36-14 53-6 25-14 53-20 78-15 59-30 117-44 176-3 17-45 84-112 84-48 0-59-42-59-79 0-44 17-106 50-192 14-39 20-50 20-70 0-45-34-81-81-81-96 0-132 142-132 151 0 11 11 11 14 11 8 0 8-3 14-20 28-92 67-120 101-120 8 0 25 0 25 31 0 25-11 50-17 70-42 103-59 159-59 204 0 86 62 117 121 117 39 0 73-17 101-45-14 51-26 101-65 151-25 34-64 62-109 62-14 0-59-3-76-40 17 0 31 0 42-13 12-9 20-20 20-40 0-30-25-33-36-33-23 0-54 14-54 64 0 48 42 84 104 84 101 0 202-89 230-198 31-125 63-250 95-375z">
              <text:p/>
            </draw:path>
            <draw:path draw:style-name="gr6" draw:text-style-name="P7" draw:layer="layout" svg:width="0.654cm" svg:height="0.231cm" svg:x="2.308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229cm" svg:height="0.979cm" svg:x="3.389cm" svg:y="3.02cm" svg:viewBox="0 0 230 980" svg:d="M230 969c0-3 0-3-17-20-123-125-154-309-154-460 0-171 36-341 157-461 14-14 14-14 14-17 0-8-6-11-12-11-8 0-98 67-156 193-48 106-62 215-62 296 0 78 11 195 64 307 62 120 146 184 154 184 6 0 12-3 12-11z">
              <text:p/>
            </draw:path>
            <draw:path draw:style-name="gr6" draw:text-style-name="P7" draw:layer="layout" svg:width="0.489cm" svg:height="0.443cm" svg:x="3.702cm" svg:y="3.322cm" svg:viewBox="0 0 490 444" svg:d="M300 137c8-25 30-115 97-115 6 0 28 0 51 12-28 5-48 30-48 53 0 16 11 36 37 36 22 0 53-20 53-59 0-50-56-64-90-64-58 0-92 53-103 75-25-64-79-75-107-75-103 0-159 126-159 151 0 11 7 7 11 11 8 0 11-3 14-11 34-104 98-129 132-129 19 0 53 9 53 65 0 30-17 97-53 234-17 62-51 101-93 101-5 0-28 0-50-11 25-6 47-26 47-54 0-27-22-33-36-33-31 0-56 25-56 56 0 44 50 64 92 64 68 0 101-70 104-75 11 36 48 75 106 75 101 0 157-126 157-151 0-8-8-8-11-8-9 0-11 3-11 8-34 106-101 129-132 129-39 0-53-31-53-65 0-22 6-41 17-86 10-45 20-89 31-134z">
              <text:p/>
            </draw:path>
            <draw:path draw:style-name="gr6" draw:text-style-name="P7" draw:layer="layout" svg:width="0.601cm" svg:height="0.041cm" svg:x="4.537cm" svg:y="3.489cm" svg:viewBox="0 0 602 42" svg:d="M568 42c17 0 34-1 34-22s-17-20-34-20c-178 0-356 0-534 0-17 0-34-1-34 20s17 22 34 22c178 0 356 0 534 0z">
              <text:p/>
            </draw:path>
            <draw:path draw:style-name="gr6" draw:text-style-name="P7" draw:layer="layout" svg:width="0.408cm" svg:height="0.672cm" svg:x="5.48cm" svg:y="3.104cm" svg:viewBox="0 0 409 673" svg:d="M244 307c81-28 137-95 137-173 0-81-87-134-179-134-101 0-174 59-174 131 0 34 20 53 48 53 30 0 50-22 50-50 0-50-45-50-59-50 31-48 95-62 129-62 42 0 95 23 95 112 0 11-3 67-28 112-28 44-61 50-87 50-8 0-30 3-39 3-8 0-14 3-14 11 0 11 6 11 23 11 14 0 29 0 44 0 82 0 118 67 118 162 0 134-70 162-112 162s-115-17-151-75c36 5 64-17 64-53 0-37-25-56-53-56-25 0-56 14-56 58 0 90 92 154 199 154 120 0 210-89 210-190 0-81-62-156-165-176z">
              <text:p/>
            </draw:path>
            <draw:path draw:style-name="gr6" draw:text-style-name="P7" draw:layer="layout" svg:width="0.229cm" svg:height="0.979cm" svg:x="5.987cm" svg:y="3.02cm" svg:viewBox="0 0 230 980" svg:d="M230 489c0-76-12-193-68-305-58-120-142-184-151-184-8 0-11 6-11 11 0 3 0 3 20 23 95 94 151 251 151 455 0 167-37 340-157 463-14 14-14 14-14 17 0 6 3 11 11 11 9 0 98-67 154-192 51-107 65-216 65-299z">
              <text:p/>
            </draw:path>
            <draw:path draw:style-name="gr6" draw:text-style-name="P7" draw:layer="layout" svg:width="0.229cm" svg:height="0.979cm" svg:x="6.409cm" svg:y="3.02cm" svg:viewBox="0 0 230 980" svg:d="M230 969c0-3 0-3-17-20-123-125-154-309-154-460 0-171 36-341 157-461 14-14 14-14 14-17 0-8-3-11-12-11-8 0-98 67-154 193-50 106-64 215-64 296 0 78 11 195 67 307 59 120 143 184 151 184 9 0 12-3 12-11z">
              <text:p/>
            </draw:path>
            <draw:path draw:style-name="gr6" draw:text-style-name="P7" draw:layer="layout" svg:width="0.489cm" svg:height="0.443cm" svg:x="6.723cm" svg:y="3.322cm" svg:viewBox="0 0 490 444" svg:d="M302 137c6-25 28-115 95-115 6 0 31 0 51 12-28 5-48 30-48 53 0 16 11 36 37 36 22 0 53-20 53-59 0-50-56-64-90-64-58 0-92 53-103 75-25-64-79-75-107-75-103 0-159 126-159 151 0 11 11 11 14 11 5 0 8-3 11-11 34-104 98-129 132-129 19 0 53 9 53 65 0 30-17 97-53 234-14 62-51 101-93 101-5 0-28 0-50-11 25-6 47-26 47-54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6" draw:text-style-name="P7" draw:layer="layout" svg:width="0.601cm" svg:height="0.041cm" svg:x="7.557cm" svg:y="3.489cm" svg:viewBox="0 0 602 42" svg:d="M568 42c17 0 34-1 34-22s-17-20-34-20c-177 0-354 0-532 0-16 0-36-1-36 20s20 22 36 22c178 0 355 0 532 0z">
              <text:p/>
            </draw:path>
            <draw:path draw:style-name="gr6" draw:text-style-name="P7" draw:layer="layout" svg:width="0.324cm" svg:height="0.65cm" svg:x="8.548cm" svg:y="3.104cm" svg:viewBox="0 0 325 651" svg:d="M202 25c0-25 0-25-23-25-61 61-148 61-179 61 0 11 0 21 0 31 20 0 76 0 129-25 0 169 0 337 0 505 0 37-3 48-93 48-10 0-20 0-30 0 0 10 0 20 0 31 33-3 120-3 159-3s123 0 160 3c0-11 0-21 0-31-11 0-23 0-34 0-87 0-89-11-89-48 0-182 0-364 0-547z">
              <text:p/>
            </draw:path>
            <draw:path draw:style-name="gr6" draw:text-style-name="P7" draw:layer="layout" svg:width="0.229cm" svg:height="0.979cm" svg:x="9.007cm" svg:y="3.02cm" svg:viewBox="0 0 230 980" svg:d="M230 489c0-76-12-193-68-305-58-120-142-184-151-184-5 0-11 6-11 11 0 3 0 3 20 23 95 94 151 251 151 455 0 167-37 340-157 463-14 14-14 14-14 17 0 6 6 11 11 11 9 0 98-67 157-192 48-107 62-216 62-299z">
              <text:p/>
            </draw:path>
            <draw:path draw:style-name="gr6" draw:text-style-name="P7" draw:layer="layout" svg:width="0.654cm" svg:height="0.231cm" svg:x="9.662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413cm" svg:height="0.672cm" svg:x="10.684cm" svg:y="3.104cm" svg:viewBox="0 0 414 673" svg:d="M414 338c0-78-5-156-39-229-45-95-126-109-168-109-59 0-131 25-171 114-30 70-36 146-36 224 0 73 3 162 45 234 42 81 112 101 162 101 53 0 126-20 171-114 31-68 36-143 36-221zM207 651c-39 0-98-25-115-118-11-58-11-150-11-206 0-64 0-129 9-182 19-114 92-125 117-125 31 0 95 19 115 114 11 56 11 131 11 193 0 72 0 139-11 201-17 95-73 123-115 123z">
              <text:p/>
            </draw:path>
          </draw:g>
        </draw:g>
        <draw:g>
          <svg:title>TexMaths</svg:title>
          <svg:desc>28§display§(x-3)=0§svg§600§FALSE§</svg:desc>
          <draw:g>
            <draw:path draw:style-name="gr5" draw:text-style-name="P6" draw:layer="layout" svg:width="4.681cm" svg:height="0.879cm" svg:x="1.49cm" svg:y="6.45cm" svg:viewBox="0 0 4682 880" svg:d="M2339 880c-779 0-1559 0-2339 0 0-294 0-587 0-880 1561 0 3121 0 4682 0 0 293 0 586 0 880-781 0-1562 0-2343 0z">
              <text:p/>
            </draw:path>
            <draw:path draw:style-name="gr6" draw:text-style-name="P7" draw:layer="layout" svg:width="0.226cm" svg:height="0.979cm" svg:x="1.538cm" svg:y="6.4cm" svg:viewBox="0 0 227 980" svg:d="M227 969c0-3 0-3-17-20-120-125-154-309-154-460 0-171 39-341 159-461 12-14 12-14 12-17 0-8-3-11-9-11-11 0-98 67-156 193-51 106-62 215-62 296 0 78 11 195 64 307 59 120 143 184 154 184 6 0 9-3 9-11z">
              <text:p/>
            </draw:path>
            <draw:path draw:style-name="gr6" draw:text-style-name="P7" draw:layer="layout" svg:width="0.489cm" svg:height="0.443cm" svg:x="1.851cm" svg:y="6.702cm" svg:viewBox="0 0 490 444" svg:d="M299 137c6-25 28-115 98-115 6 0 28 0 48 12-25 5-45 30-45 53 0 16 9 36 37 36 22 0 53-20 53-59 0-50-59-64-93-64-56 0-89 53-103 75-23-64-76-75-107-75-100 0-156 126-156 151 0 11 8 11 11 11 8 0 11-3 14-11 34-104 98-129 131-129 17 0 54 9 54 65 0 30-17 97-54 234-16 62-50 101-95 101-5 0-28 0-47-11 25-6 45-26 45-54 0-27-20-33-37-33-28 0-53 25-53 56 0 44 50 64 92 64 65 0 101-70 104-75 11 36 47 75 106 75 101 0 157-126 157-151 0-8-8-8-11-8-9 0-11 3-14 8-31 106-98 129-129 129-39 0-56-31-56-65 0-22 6-41 17-86s22-89 33-134z">
              <text:p/>
            </draw:path>
            <draw:path draw:style-name="gr6" draw:text-style-name="P7" draw:layer="layout" svg:width="0.598cm" svg:height="0.041cm" svg:x="2.685cm" svg:y="6.869cm" svg:viewBox="0 0 599 42" svg:d="M565 42c17 0 34-1 34-22s-17-20-34-20c-177 0-354 0-531 0-17 0-34-1-34 20s17 22 34 22c177 0 354 0 531 0z">
              <text:p/>
            </draw:path>
            <draw:path draw:style-name="gr6" draw:text-style-name="P7" draw:layer="layout" svg:width="0.405cm" svg:height="0.672cm" svg:x="3.628cm" svg:y="6.484cm" svg:viewBox="0 0 406 673" svg:d="M243 307c79-28 138-95 138-173 0-81-87-134-182-134-98 0-174 59-174 131 0 34 23 53 51 53 30 0 50-22 50-50 0-50-48-50-62-50 31-48 96-62 132-62 39 0 92 23 92 112 0 11 0 67-25 112-31 44-64 50-90 50-5 0-30 3-36 3-8 0-17 3-17 11 0 11 9 11 26 11 14 0 28 0 41 0 82 0 118 67 118 162 0 134-67 162-112 162-42 0-115-17-148-75 33 5 64-17 64-53 0-37-28-56-56-56-22 0-53 14-53 58 0 90 90 154 196 154 120 0 210-89 210-190 0-81-62-156-163-176z">
              <text:p/>
            </draw:path>
            <draw:path draw:style-name="gr6" draw:text-style-name="P7" draw:layer="layout" svg:width="0.228cm" svg:height="0.979cm" svg:x="4.132cm" svg:y="6.4cm" svg:viewBox="0 0 229 980" svg:d="M229 489c0-76-11-193-64-305-59-120-145-184-154-184-5 0-11 6-11 11 0 3 0 3 20 23 95 94 154 251 154 455 0 167-37 340-160 463-14 14-14 14-14 17 0 6 6 11 11 11 9 0 98-67 157-192 50-107 61-216 61-299z">
              <text:p/>
            </draw:path>
            <draw:path draw:style-name="gr6" draw:text-style-name="P7" draw:layer="layout" svg:width="0.654cm" svg:height="0.231cm" svg:x="4.786cm" svg:y="6.774cm" svg:viewBox="0 0 655 232" svg:d="M621 42c14 0 34-1 34-22s-20-20-34-20c-196 0-392 0-587 0-14 0-34-1-34 20s20 22 34 22c195 0 391 0 587 0zM621 232c14 0 34 1 34-20s-20-22-34-22c-196 0-392 0-587 0-14 0-34 1-34 22s20 20 34 20c195 0 391 0 587 0z">
              <text:p/>
            </draw:path>
            <draw:path draw:style-name="gr6" draw:text-style-name="P7" draw:layer="layout" svg:width="0.413cm" svg:height="0.672cm" svg:x="5.808cm" svg:y="6.484cm" svg:viewBox="0 0 414 673" svg:d="M414 338c0-78-5-156-39-229-45-95-126-109-168-109-59 0-131 25-171 114-30 70-36 146-36 224 0 73 3 162 45 234 42 81 112 101 162 101 53 0 126-20 171-114 31-68 36-143 36-221zM207 651c-39 0-98-25-115-118-11-58-11-150-11-206 0-64 0-129 9-182 19-114 92-125 117-125 31 0 95 19 115 114 11 56 11 131 11 193 0 72 0 139-11 201-17 95-73 123-115 123z">
              <text:p/>
            </draw:path>
          </draw:g>
        </draw:g>
        <draw:g>
          <svg:title>TexMaths</svg:title>
          <svg:desc>28§display§(x-1)=0§svg§600§FALSE§</svg:desc>
          <draw:g>
            <draw:path draw:style-name="gr5" draw:text-style-name="P6" draw:layer="layout" svg:width="4.681cm" svg:height="0.879cm" svg:x="1.49cm" svg:y="8.25cm" svg:viewBox="0 0 4682 880" svg:d="M2339 880c-779 0-1559 0-2339 0 0-294 0-587 0-880 1561 0 3121 0 4682 0 0 293 0 586 0 880-781 0-1562 0-2343 0z">
              <text:p/>
            </draw:path>
            <draw:path draw:style-name="gr6" draw:text-style-name="P7" draw:layer="layout" svg:width="0.226cm" svg:height="0.979cm" svg:x="1.538cm" svg:y="8.2cm" svg:viewBox="0 0 227 980" svg:d="M227 969c0-3 0-3-17-20-120-125-154-309-154-460 0-171 39-341 159-461 12-14 12-14 12-17 0-8-3-11-9-11-11 0-98 67-156 193-51 106-62 215-62 296 0 78 11 195 64 307 59 120 143 184 154 184 6 0 9-3 9-11z">
              <text:p/>
            </draw:path>
            <draw:path draw:style-name="gr6" draw:text-style-name="P7" draw:layer="layout" svg:width="0.489cm" svg:height="0.443cm" svg:x="1.851cm" svg:y="8.502cm" svg:viewBox="0 0 490 444" svg:d="M299 137c6-25 28-115 98-115 6 0 28 0 48 12-25 5-45 30-45 53 0 16 9 36 37 36 22 0 53-20 53-59 0-50-59-64-93-64-56 0-89 53-103 75-23-64-76-75-107-75-100 0-156 126-156 151 0 11 8 11 11 11 8 0 11-3 14-11 34-104 98-129 131-129 17 0 54 9 54 65 0 30-17 97-54 234-16 62-50 101-95 101-5 0-28 0-47-11 25-6 45-26 45-54 0-27-20-33-37-33-28 0-53 25-53 56 0 44 50 64 92 64 65 0 101-70 104-75 11 36 47 75 106 75 101 0 157-126 157-151 0-8-8-8-11-8-9 0-11 3-14 8-31 106-98 129-129 129-39 0-56-31-56-65 0-22 6-41 17-86s22-89 33-134z">
              <text:p/>
            </draw:path>
            <draw:path draw:style-name="gr6" draw:text-style-name="P7" draw:layer="layout" svg:width="0.598cm" svg:height="0.041cm" svg:x="2.685cm" svg:y="8.669cm" svg:viewBox="0 0 599 42" svg:d="M565 42c17 0 34-1 34-22s-17-20-34-20c-177 0-354 0-531 0-17 0-34-1-34 20s17 22 34 22c177 0 354 0 531 0z">
              <text:p/>
            </draw:path>
            <draw:path draw:style-name="gr6" draw:text-style-name="P7" draw:layer="layout" svg:width="0.324cm" svg:height="0.65cm" svg:x="3.673cm" svg:y="8.284cm" svg:viewBox="0 0 325 651" svg:d="M201 25c0-25 0-25-22-25-61 61-148 61-179 61 0 11 0 21 0 31 20 0 78 0 129-25 0 169 0 337 0 505 0 37-3 48-93 48-10 0-20 0-30 0 0 10 0 20 0 31 33-3 120-3 159-3s126 0 160 3c0-11 0-21 0-31-11 0-21 0-31 0-90 0-93-11-93-48 0-182 0-364 0-547z">
              <text:p/>
            </draw:path>
            <draw:path draw:style-name="gr6" draw:text-style-name="P7" draw:layer="layout" svg:width="0.228cm" svg:height="0.979cm" svg:x="4.132cm" svg:y="8.2cm" svg:viewBox="0 0 229 980" svg:d="M229 489c0-76-11-193-64-305-59-120-145-184-154-184-5 0-11 6-11 11 0 3 0 3 20 23 95 94 153 251 153 455 0 167-36 340-159 463-14 14-14 14-14 17 0 6 6 11 11 11 9 0 98-67 157-192 50-107 61-216 61-299z">
              <text:p/>
            </draw:path>
            <draw:path draw:style-name="gr6" draw:text-style-name="P7" draw:layer="layout" svg:width="0.654cm" svg:height="0.231cm" svg:x="4.786cm" svg:y="8.574cm" svg:viewBox="0 0 655 232" svg:d="M621 42c14 0 34-1 34-22s-20-20-34-20c-196 0-392 0-587 0-14 0-34-1-34 20s20 22 34 22c195 0 391 0 587 0zM621 232c14 0 34 1 34-20s-20-22-34-22c-196 0-392 0-587 0-14 0-34 1-34 22s20 20 34 20c195 0 391 0 587 0z">
              <text:p/>
            </draw:path>
            <draw:path draw:style-name="gr6" draw:text-style-name="P7" draw:layer="layout" svg:width="0.413cm" svg:height="0.672cm" svg:x="5.808cm" svg:y="8.284cm" svg:viewBox="0 0 414 673" svg:d="M414 338c0-78-5-156-39-229-45-95-126-109-168-109-59 0-131 25-171 114-30 70-36 146-36 224 0 73 3 162 45 234 42 81 112 101 162 101 53 0 126-20 171-114 31-68 36-143 36-221zM207 651c-39 0-98-25-115-118-11-58-11-150-11-206 0-64 0-129 9-182 19-114 92-125 117-125 31 0 95 19 115 114 11 56 11 131 11 193 0 72 0 139-11 201-17 95-73 123-115 123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" draw:text-style-name="P1" draw:layer="layout" svg:width="13.4cm" svg:height="13.787cm" svg:x="13.6cm" svg:y="0.8cm">
          <draw:image xlink:href="Pictures/100000000000022B0000023B8D370038C1E73916.png" xlink:type="simple" xlink:show="embed" xlink:actuate="onLoad" loext:mime-type="image/png">
            <text:p/>
          </draw:image>
        </draw:frame>
        <draw:g>
          <svg:title>TexMaths</svg:title>
          <svg:desc>28§display§y=x^2 -4x+3=0§svg§600§FALSE§</svg:desc>
          <draw:g>
            <draw:path draw:style-name="gr5" draw:text-style-name="P6" draw:layer="layout" svg:width="8.446cm" svg:height="0.962cm" svg:x="1.511cm" svg:y="1.26cm" svg:viewBox="0 0 8447 963" svg:d="M4225 963c-1408 0-2817 0-4225 0 0-321 0-642 0-963 2816 0 5631 0 8447 0 0 321 0 642 0 963-1407 0-2815 0-4222 0z">
              <text:p/>
            </draw:path>
            <draw:path draw:style-name="gr6" draw:text-style-name="P7" draw:layer="layout" svg:width="0.453cm" svg:height="0.635cm" svg:x="1.489cm" svg:y="1.638cm" svg:viewBox="0 0 454 636" svg:d="M451 59c3-14 3-14 3-23 0-16-14-25-28-25-9 0-26 6-34 20-3 5-11 36-14 53-6 25-14 53-20 78-15 59-29 118-44 177-3 17-45 84-112 84-48 0-59-42-59-79 0-44 17-106 50-193 14-39 20-50 20-70 0-45-34-81-81-81-96 0-132 143-132 151 0 9 11 9 14 9 8 0 8 0 14-17 28-93 67-121 101-121 8 0 25 0 25 31 0 25-11 51-17 67-42 107-59 163-59 208 0 86 62 117 121 117 39 0 73-17 101-45-14 51-26 98-65 152-25 33-64 61-109 61-14 0-59-3-76-42 17 0 31 0 42-11 12-8 20-22 20-39 0-31-25-34-36-34-23 0-54 14-54 62 0 50 42 87 104 87 101 0 202-90 230-202 31-125 63-250 95-375z">
              <text:p/>
            </draw:path>
            <draw:path draw:style-name="gr6" draw:text-style-name="P7" draw:layer="layout" svg:width="0.654cm" svg:height="0.229cm" svg:x="2.307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89cm" svg:height="0.444cm" svg:x="3.32cm" svg:y="1.638cm" svg:viewBox="0 0 490 445" svg:d="M300 137c5-25 28-115 98-115 2 0 28 0 47 12-28 5-47 30-47 53 0 17 11 33 39 33 19 0 53-16 53-56 0-50-59-64-92-64-56 0-93 53-104 76-25-68-78-76-106-76-101 0-157 126-157 151 0 9 8 9 11 9 8 0 11 0 11-9 34-106 98-129 132-129 19 0 53 9 53 65 0 31-17 98-53 235-14 59-48 101-93 101-5 0-28 0-50-11 25-6 48-28 48-54 0-28-23-36-37-36-31 0-53 25-53 59 0 45 48 64 92 64 65 0 101-70 104-75 11 36 45 75 106 75 101 0 157-126 157-151 0-11-8-11-11-11-11 0-11 5-14 11-34 106-101 129-132 129-36 0-53-31-53-65 0-22 6-42 17-86 11-45 22-90 34-135z">
              <text:p/>
            </draw:path>
            <draw:path draw:style-name="gr6" draw:text-style-name="P7" draw:layer="layout" svg:width="0.301cm" svg:height="0.455cm" svg:x="3.897cm" svg:y="1.21cm" svg:viewBox="0 0 302 456" svg:d="M302 330c-7 0-15 0-22 0-3 17-8 56-17 65-5 3-59 3-70 3-42 0-84 0-126 0 73-65 98-82 137-115 51-39 98-84 98-149 0-84-72-134-159-134s-143 62-143 123c0 37 28 39 36 39 17 0 37-11 37-36 0-14-6-36-42-36 22-51 70-65 101-65 70 0 106 53 106 109 0 59-45 107-67 132-55 55-110 110-165 165-6 6-6 6-6 25 94 0 189 0 283 0 6-42 13-84 19-126z">
              <text:p/>
            </draw:path>
            <draw:path draw:style-name="gr6" draw:text-style-name="P7" draw:layer="layout" svg:width="0.601cm" svg:height="0.038cm" svg:x="4.594cm" svg:y="1.806cm" svg:viewBox="0 0 602 39" svg:d="M566 39c16 0 36 0 36-19 0-20-20-20-36-20-178 0-355 0-532 0-17 0-34 0-34 20 0 19 17 19 34 19 177 0 354 0 532 0z">
              <text:p/>
            </draw:path>
            <draw:path draw:style-name="gr6" draw:text-style-name="P7" draw:layer="layout" svg:width="0.436cm" svg:height="0.663cm" svg:x="5.524cm" svg:y="1.409cm" svg:viewBox="0 0 437 664" svg:d="M263 501c0 29 0 58 0 87 0 34-3 45-75 45-8 0-15 0-23 0 0 10 0 20 0 31 42-3 93-3 135-3s92 0 134 3c0-11 0-21 0-31-7 0-15 0-22 0-73 0-73-11-73-45 0-29 0-58 0-87 32 0 65 0 98 0 0-10 0-20 0-31-33 0-66 0-98 0 0-148 0-296 0-445 0-19 0-25-17-25-8 0-11 0-20 11-100 153-201 306-302 459 0 11 0 21 0 31 88 0 175 0 263 0zM269 470c-80 0-161 0-241 0 80-122 161-244 241-366 0 122 0 244 0 366z">
              <text:p/>
            </draw:path>
            <draw:path draw:style-name="gr6" draw:text-style-name="P7" draw:layer="layout" svg:width="0.489cm" svg:height="0.444cm" svg:x="6.016cm" svg:y="1.638cm" svg:viewBox="0 0 490 445" svg:d="M300 137c5-25 28-115 98-115 5 0 28 0 50 12-28 5-48 30-48 53 0 17 12 33 37 33 22 0 53-16 53-56 0-50-59-64-92-64-56 0-90 53-101 76-25-68-79-76-107-76-103 0-159 126-159 151 0 9 7 6 11 9 8 0 11 0 14-9 34-106 98-129 132-129 19 0 53 9 53 65 0 31-17 98-53 235-17 59-51 101-96 101-5 0-28 0-47-11 25-6 45-28 45-54 0-28-20-36-37-36-28 0-53 25-53 59 0 45 50 64 92 64 65 0 101-70 104-75 11 36 48 75 106 75 101 0 157-126 157-151 0-11-8-11-11-11-8 0-11 5-14 11-31 106-98 129-129 129-39 0-56-31-56-65 0-22 6-42 17-86 11-45 22-90 34-135z">
              <text:p/>
            </draw:path>
            <draw:path draw:style-name="gr6" draw:text-style-name="P7" draw:layer="layout" svg:width="0.654cm" svg:height="0.651cm" svg:x="6.823cm" svg:y="1.501cm" svg:viewBox="0 0 655 652" svg:d="M347 344c92 0 183 0 275 0 14 0 33 0 33-19 0-20-19-20-33-20-92 0-183 0-275 0 0-91 0-183 0-274 0-14 0-31-19-31-20 0-20 17-20 31 0 91 0 183 0 274-91 0-183 0-274 0-14 0-34 0-34 20 0 19 20 19 34 19 91 0 183 0 274 0 0 92 0 183 0 275 0 14 0 33 20 33 19 0 19-19 19-33 0-92 0-183 0-275z">
              <text:p/>
            </draw:path>
            <draw:path draw:style-name="gr6" draw:text-style-name="P7" draw:layer="layout" svg:width="0.408cm" svg:height="0.677cm" svg:x="7.794cm" svg:y="1.417cm" svg:viewBox="0 0 409 678" svg:d="M244 311c81-28 137-95 137-174 0-81-87-137-179-137-101 0-177 59-177 134 0 34 23 51 51 51 30 0 50-20 50-51 0-47-45-47-62-47 31-48 96-62 132-62 42 0 95 23 95 109 0 14-3 70-28 112-31 48-61 51-87 54-8 0-33 2-39 2-8 0-14 0-14 12 0 11 6 11 23 11 15 0 29 0 44 0 79 0 115 67 115 162 0 135-67 163-109 163s-118-17-151-76c33 6 64-17 64-53 0-37-25-56-53-56-25 0-56 14-56 59 0 89 92 154 199 154 120 0 210-90 210-191 0-81-62-157-165-176z">
              <text:p/>
            </draw:path>
            <draw:path draw:style-name="gr6" draw:text-style-name="P7" draw:layer="layout" svg:width="0.654cm" svg:height="0.229cm" svg:x="8.573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13cm" svg:height="0.677cm" svg:x="9.595cm" svg:y="1.417cm" svg:viewBox="0 0 414 678" svg:d="M414 342c0-79-5-157-39-230-45-95-126-112-168-112-59 0-131 28-171 118-30 67-36 145-36 224 0 72 3 162 45 235 42 81 112 101 162 101 53 0 126-23 171-115 31-67 36-146 36-221zM207 655c-39 0-98-25-115-117-11-62-11-152-11-208 0-64 0-128 9-182 19-117 92-126 117-126 31 0 95 17 115 115 11 56 11 129 11 193 0 73 0 140-11 202-17 92-73 123-115 123z">
              <text:p/>
            </draw:path>
          </draw:g>
        </draw:g>
        <draw:g>
          <svg:title>TexMaths</svg:title>
          <svg:desc>28§display§y=(x-3)(x-1)=0§svg§600§FALSE§</svg:desc>
          <draw:g>
            <draw:path draw:style-name="gr5" draw:text-style-name="P6" draw:layer="layout" svg:width="9.533cm" svg:height="0.879cm" svg:x="1.513cm" svg:y="3.07cm" svg:viewBox="0 0 9534 880" svg:d="M4767 880c-1589 0-3178 0-4767 0 0-294 0-587 0-880 3178 0 6356 0 9534 0 0 293 0 586 0 880-1589 0-3178 0-4767 0z">
              <text:p/>
            </draw:path>
            <draw:path draw:style-name="gr6" draw:text-style-name="P7" draw:layer="layout" svg:width="0.452cm" svg:height="0.633cm" svg:x="1.491cm" svg:y="3.322cm" svg:viewBox="0 0 453 634" svg:d="M451 61c2-14 2-16 2-22 0-19-14-28-28-28-8 0-25 6-33 20-3 5-11 36-14 53-6 25-14 53-20 78-15 59-30 117-44 176-3 17-45 84-112 84-48 0-59-42-59-79 0-44 17-106 50-192 14-39 20-50 20-70 0-45-34-81-81-81-96 0-132 142-132 151 0 11 11 11 14 11 8 0 8-3 14-20 28-92 67-120 101-120 8 0 25 0 25 31 0 25-11 50-17 70-42 103-59 159-59 204 0 86 62 117 121 117 39 0 73-17 101-45-14 51-26 101-65 151-25 34-64 62-109 62-14 0-59-3-76-40 17 0 31 0 42-13 12-9 20-20 20-40 0-30-25-33-36-33-23 0-54 14-54 64 0 48 42 84 104 84 101 0 202-89 230-198 31-125 63-250 95-375z">
              <text:p/>
            </draw:path>
            <draw:path draw:style-name="gr6" draw:text-style-name="P7" draw:layer="layout" svg:width="0.654cm" svg:height="0.231cm" svg:x="2.308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229cm" svg:height="0.979cm" svg:x="3.389cm" svg:y="3.02cm" svg:viewBox="0 0 230 980" svg:d="M230 969c0-3 0-3-17-20-123-125-154-309-154-460 0-171 36-341 157-461 14-14 14-14 14-17 0-8-6-11-12-11-8 0-98 67-156 193-48 106-62 215-62 296 0 78 11 195 64 307 62 120 146 184 154 184 6 0 12-3 12-11z">
              <text:p/>
            </draw:path>
            <draw:path draw:style-name="gr6" draw:text-style-name="P7" draw:layer="layout" svg:width="0.489cm" svg:height="0.443cm" svg:x="3.702cm" svg:y="3.322cm" svg:viewBox="0 0 490 444" svg:d="M300 137c8-25 30-115 97-115 6 0 28 0 51 12-28 5-48 30-48 53 0 16 11 36 37 36 22 0 53-20 53-59 0-50-56-64-90-64-58 0-92 53-103 75-25-64-79-75-107-75-103 0-159 126-159 151 0 11 7 7 11 11 8 0 11-3 14-11 34-104 98-129 132-129 19 0 53 9 53 65 0 30-17 97-53 234-17 62-51 101-93 101-5 0-28 0-50-11 25-6 47-26 47-54 0-27-22-33-36-33-31 0-56 25-56 56 0 44 50 64 92 64 68 0 101-70 104-75 11 36 48 75 106 75 101 0 157-126 157-151 0-8-8-8-11-8-9 0-11 3-11 8-34 106-101 129-132 129-39 0-53-31-53-65 0-22 6-41 17-86 10-45 20-89 31-134z">
              <text:p/>
            </draw:path>
            <draw:path draw:style-name="gr6" draw:text-style-name="P7" draw:layer="layout" svg:width="0.601cm" svg:height="0.041cm" svg:x="4.537cm" svg:y="3.489cm" svg:viewBox="0 0 602 42" svg:d="M568 42c17 0 34-1 34-22s-17-20-34-20c-178 0-356 0-534 0-17 0-34-1-34 20s17 22 34 22c178 0 356 0 534 0z">
              <text:p/>
            </draw:path>
            <draw:path draw:style-name="gr6" draw:text-style-name="P7" draw:layer="layout" svg:width="0.408cm" svg:height="0.672cm" svg:x="5.48cm" svg:y="3.104cm" svg:viewBox="0 0 409 673" svg:d="M244 307c81-28 137-95 137-173 0-81-87-134-179-134-101 0-174 59-174 131 0 34 20 53 48 53 30 0 50-22 50-50 0-50-45-50-59-50 31-48 95-62 129-62 42 0 95 23 95 112 0 11-3 67-28 112-28 44-61 50-87 50-8 0-30 3-39 3-8 0-14 3-14 11 0 11 6 11 23 11 14 0 29 0 44 0 82 0 118 67 118 162 0 134-70 162-112 162s-115-17-151-75c36 5 64-17 64-53 0-37-25-56-53-56-25 0-56 14-56 58 0 90 92 154 199 154 120 0 210-89 210-190 0-81-62-156-165-176z">
              <text:p/>
            </draw:path>
            <draw:path draw:style-name="gr6" draw:text-style-name="P7" draw:layer="layout" svg:width="0.229cm" svg:height="0.979cm" svg:x="5.987cm" svg:y="3.02cm" svg:viewBox="0 0 230 980" svg:d="M230 489c0-76-12-193-68-305-58-120-142-184-151-184-8 0-11 6-11 11 0 3 0 3 20 23 95 94 151 251 151 455 0 167-37 340-157 463-14 14-14 14-14 17 0 6 3 11 11 11 9 0 98-67 154-192 51-107 65-216 65-299z">
              <text:p/>
            </draw:path>
            <draw:path draw:style-name="gr6" draw:text-style-name="P7" draw:layer="layout" svg:width="0.229cm" svg:height="0.979cm" svg:x="6.409cm" svg:y="3.02cm" svg:viewBox="0 0 230 980" svg:d="M230 969c0-3 0-3-17-20-123-125-154-309-154-460 0-171 36-341 157-461 14-14 14-14 14-17 0-8-3-11-12-11-8 0-98 67-154 193-50 106-64 215-64 296 0 78 11 195 67 307 59 120 143 184 151 184 9 0 12-3 12-11z">
              <text:p/>
            </draw:path>
            <draw:path draw:style-name="gr6" draw:text-style-name="P7" draw:layer="layout" svg:width="0.489cm" svg:height="0.443cm" svg:x="6.723cm" svg:y="3.322cm" svg:viewBox="0 0 490 444" svg:d="M302 137c6-25 28-115 95-115 6 0 31 0 51 12-28 5-48 30-48 53 0 16 11 36 37 36 22 0 53-20 53-59 0-50-56-64-90-64-58 0-92 53-103 75-25-64-79-75-107-75-103 0-159 126-159 151 0 11 11 11 14 11 5 0 8-3 11-11 34-104 98-129 132-129 19 0 53 9 53 65 0 30-17 97-53 234-14 62-51 101-93 101-5 0-28 0-50-11 25-6 47-26 47-54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6" draw:text-style-name="P7" draw:layer="layout" svg:width="0.601cm" svg:height="0.041cm" svg:x="7.557cm" svg:y="3.489cm" svg:viewBox="0 0 602 42" svg:d="M568 42c17 0 34-1 34-22s-17-20-34-20c-177 0-354 0-532 0-16 0-36-1-36 20s20 22 36 22c178 0 355 0 532 0z">
              <text:p/>
            </draw:path>
            <draw:path draw:style-name="gr6" draw:text-style-name="P7" draw:layer="layout" svg:width="0.324cm" svg:height="0.65cm" svg:x="8.548cm" svg:y="3.104cm" svg:viewBox="0 0 325 651" svg:d="M202 25c0-25 0-25-23-25-61 61-148 61-179 61 0 11 0 21 0 31 20 0 76 0 129-25 0 169 0 337 0 505 0 37-3 48-93 48-10 0-20 0-30 0 0 10 0 20 0 31 33-3 120-3 159-3s123 0 160 3c0-11 0-21 0-31-11 0-23 0-34 0-87 0-89-11-89-48 0-182 0-364 0-547z">
              <text:p/>
            </draw:path>
            <draw:path draw:style-name="gr6" draw:text-style-name="P7" draw:layer="layout" svg:width="0.229cm" svg:height="0.979cm" svg:x="9.007cm" svg:y="3.02cm" svg:viewBox="0 0 230 980" svg:d="M230 489c0-76-12-193-68-305-58-120-142-184-151-184-5 0-11 6-11 11 0 3 0 3 20 23 95 94 151 251 151 455 0 167-37 340-157 463-14 14-14 14-14 17 0 6 6 11 11 11 9 0 98-67 157-192 48-107 62-216 62-299z">
              <text:p/>
            </draw:path>
            <draw:path draw:style-name="gr6" draw:text-style-name="P7" draw:layer="layout" svg:width="0.654cm" svg:height="0.231cm" svg:x="9.662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413cm" svg:height="0.672cm" svg:x="10.684cm" svg:y="3.104cm" svg:viewBox="0 0 414 673" svg:d="M414 338c0-78-5-156-39-229-45-95-126-109-168-109-59 0-131 25-171 114-30 70-36 146-36 224 0 73 3 162 45 234 42 81 112 101 162 101 53 0 126-20 171-114 31-68 36-143 36-221zM207 651c-39 0-98-25-115-118-11-58-11-150-11-206 0-64 0-129 9-182 19-114 92-125 117-125 31 0 95 19 115 114 11 56 11 131 11 193 0 72 0 139-11 201-17 95-73 123-115 123z">
              <text:p/>
            </draw:path>
          </draw:g>
        </draw:g>
        <draw:g>
          <svg:title>TexMaths</svg:title>
          <svg:desc>28§display§x-3=0§svg§600§FALSE§</svg:desc>
          <draw:g>
            <draw:path draw:style-name="gr5" draw:text-style-name="P6" draw:layer="layout" svg:width="3.913cm" svg:height="0.571cm" svg:x="1.513cm" svg:y="6.451cm" svg:viewBox="0 0 3914 572" svg:d="M0 0c1305 0 2610 0 3914 0 0 191 0 381 0 572-1304 0-2609 0-3914 0 0-191 0-381 0-572z">
              <text:p/>
            </draw:path>
            <draw:path draw:style-name="gr6" draw:text-style-name="P7" draw:layer="layout" svg:width="0.489cm" svg:height="0.442cm" svg:x="1.491cm" svg:y="6.618cm" svg:viewBox="0 0 490 443" svg:d="M299 139c6-27 28-117 98-117 6 0 28 0 51 14-28 3-48 28-48 53 0 14 11 34 36 34 23 0 54-17 54-56 0-53-59-67-93-67-56 0-89 53-100 75-26-64-79-75-107-75-103 0-159 128-159 151 0 11 7 7 11 11 8 0 11-3 14-11 34-104 98-129 131-129 20 0 54 9 54 67 0 31-17 95-54 232-16 61-50 100-92 100-8 0-31 0-50-11 25-6 45-25 45-53 0-25-20-34-37-34-28 0-53 26-53 56 0 45 50 64 92 64 65 0 101-67 104-72 11 33 47 72 106 72 101 0 157-125 157-150 0-9-9-9-11-9-9 0-12 3-14 12-31 103-98 125-129 125-39 0-56-31-56-64 0-20 6-42 17-87 11-43 22-87 33-131z">
              <text:p/>
            </draw:path>
            <draw:path draw:style-name="gr6" draw:text-style-name="P7" draw:layer="layout" svg:width="0.598cm" svg:height="0.038cm" svg:x="2.325cm" svg:y="6.789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405cm" svg:height="0.671cm" svg:x="3.268cm" svg:y="6.401cm" svg:viewBox="0 0 406 672" svg:d="M243 307c79-25 138-95 138-173s-87-134-182-134c-98 0-174 59-174 134 0 31 23 50 51 50 30 0 50-22 50-50 0-50-48-50-62-50 31-48 95-59 132-59 39 0 92 20 92 109 0 11 0 70-25 111-31 48-64 51-90 51-5 0-30 2-36 2-8 3-17 3-17 12 0 11 9 11 25 11 14 0 28 0 42 0 82 0 118 67 118 161 0 134-67 162-112 162-42 0-115-17-148-72 33 2 64-17 64-56 0-34-28-53-56-53-22 0-53 14-53 56 0 89 90 153 196 153 120 0 210-89 210-190 0-78-62-156-163-175z">
              <text:p/>
            </draw:path>
            <draw:path draw:style-name="gr6" draw:text-style-name="P7" draw:layer="layout" svg:width="0.651cm" svg:height="0.228cm" svg:x="4.045cm" svg:y="6.694cm" svg:viewBox="0 0 652 229" svg:d="M618 39c14 0 34 0 34-19 0-20-20-20-34-20-196 0-391 0-587 0-14 0-31 0-31 20 0 19 17 19 31 19 196 0 391 0 587 0zM618 229c14 0 34 0 34-20 0-19-20-19-34-19-196 0-391 0-587 0-14 0-31 0-31 19 0 20 17 20 31 20 196 0 391 0 587 0z">
              <text:p/>
            </draw:path>
            <draw:path draw:style-name="gr6" draw:text-style-name="P7" draw:layer="layout" svg:width="0.413cm" svg:height="0.671cm" svg:x="5.064cm" svg:y="6.401cm" svg:viewBox="0 0 414 672" svg:d="M414 337c0-78-6-156-39-228-45-92-126-109-168-109-59 0-129 25-171 117-30 67-36 142-36 220 0 73 6 162 45 237 42 78 114 98 162 98 53 0 129-20 171-114 30-67 36-143 36-221zM207 650c-39 0-95-23-115-117-11-59-11-148-11-207 0-61 0-128 9-178 19-117 92-126 117-126 34 0 98 17 115 115 11 53 11 128 11 189 0 73 0 140-11 204-14 92-70 120-115 120z">
              <text:p/>
            </draw:path>
          </draw:g>
        </draw:g>
        <draw:g>
          <svg:title>TexMaths</svg:title>
          <svg:desc>28§display§x-1=0§svg§600§FALSE§</svg:desc>
          <draw:g>
            <draw:path draw:style-name="gr5" draw:text-style-name="P6" draw:layer="layout" svg:width="3.913cm" svg:height="0.571cm" svg:x="1.513cm" svg:y="8.251cm" svg:viewBox="0 0 3914 572" svg:d="M0 0c1305 0 2610 0 3914 0 0 191 0 381 0 572-1304 0-2609 0-3914 0 0-191 0-381 0-572z">
              <text:p/>
            </draw:path>
            <draw:path draw:style-name="gr6" draw:text-style-name="P7" draw:layer="layout" svg:width="0.489cm" svg:height="0.442cm" svg:x="1.491cm" svg:y="8.418cm" svg:viewBox="0 0 490 443" svg:d="M299 139c6-27 28-117 98-117 6 0 28 0 51 14-28 3-48 28-48 53 0 14 11 34 36 34 23 0 54-17 54-56 0-53-59-67-93-67-56 0-89 53-100 75-26-64-79-75-107-75-103 0-159 128-159 151 0 11 7 7 11 11 8 0 11-3 14-11 34-104 98-129 131-129 20 0 54 9 54 67 0 31-17 95-54 232-16 61-50 100-92 100-8 0-31 0-50-11 25-6 45-25 45-53 0-25-20-34-37-34-28 0-53 26-53 56 0 45 50 64 92 64 65 0 101-67 104-72 11 33 47 72 106 72 101 0 157-125 157-150 0-9-9-9-11-9-9 0-12 3-14 12-31 103-98 125-129 125-39 0-56-31-56-64 0-20 6-42 17-87 11-43 22-87 33-131z">
              <text:p/>
            </draw:path>
            <draw:path draw:style-name="gr6" draw:text-style-name="P7" draw:layer="layout" svg:width="0.598cm" svg:height="0.038cm" svg:x="2.325cm" svg:y="8.589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24cm" svg:height="0.649cm" svg:x="3.312cm" svg:y="8.201cm" svg:viewBox="0 0 325 650" svg:d="M201 25c0-22 0-25-22-25-61 61-148 61-179 61 0 11 0 21 0 31 20 0 78 0 129-25 0 169 0 338 0 507 0 34-3 45-93 45-10 0-20 0-30 0 0 10 0 20 0 31 33-3 120-3 159-3s126 0 160 3c0-11 0-21 0-31-11 0-21 0-31 0-90 0-93-8-93-45 0-183 0-366 0-549z">
              <text:p/>
            </draw:path>
            <draw:path draw:style-name="gr6" draw:text-style-name="P7" draw:layer="layout" svg:width="0.651cm" svg:height="0.228cm" svg:x="4.045cm" svg:y="8.494cm" svg:viewBox="0 0 652 229" svg:d="M618 39c14 0 34 0 34-19 0-20-20-20-34-20-196 0-391 0-587 0-14 0-31 0-31 20 0 19 17 19 31 19 196 0 391 0 587 0zM618 229c14 0 34 0 34-20 0-19-20-19-34-19-196 0-391 0-587 0-14 0-31 0-31 19 0 20 17 20 31 20 196 0 391 0 587 0z">
              <text:p/>
            </draw:path>
            <draw:path draw:style-name="gr6" draw:text-style-name="P7" draw:layer="layout" svg:width="0.413cm" svg:height="0.671cm" svg:x="5.064cm" svg:y="8.201cm" svg:viewBox="0 0 414 672" svg:d="M414 337c0-78-6-156-39-228-45-92-126-109-168-109-59 0-129 25-171 117-30 67-36 142-36 220 0 73 6 162 45 237 42 78 114 98 162 98 53 0 129-20 171-114 30-67 36-143 36-221zM207 650c-39 0-95-23-115-117-11-59-11-148-11-207 0-61 0-128 9-178 19-117 92-126 117-126 34 0 98 17 115 115 11 53 11 128 11 189 0 73 0 140-11 204-14 92-70 120-115 120z">
              <text:p/>
            </draw:path>
          </draw:g>
        </draw:g>
        <draw:g>
          <svg:title>TexMaths</svg:title>
          <svg:desc>28§display§x-1=0§svg§600§FALSE§</svg:desc>
          <draw:g>
            <draw:path draw:style-name="gr5" draw:text-style-name="P6" draw:layer="layout" svg:width="3.913cm" svg:height="0.571cm" svg:x="1.513cm" svg:y="8.251cm" svg:viewBox="0 0 3914 572" svg:d="M0 0c1305 0 2610 0 3914 0 0 191 0 381 0 572-1304 0-2609 0-3914 0 0-191 0-381 0-572z">
              <text:p/>
            </draw:path>
            <draw:path draw:style-name="gr6" draw:text-style-name="P7" draw:layer="layout" svg:width="0.489cm" svg:height="0.442cm" svg:x="1.491cm" svg:y="8.418cm" svg:viewBox="0 0 490 443" svg:d="M299 139c6-27 28-117 98-117 6 0 28 0 51 14-28 3-48 28-48 53 0 14 11 34 36 34 23 0 54-17 54-56 0-53-59-67-93-67-56 0-89 53-100 75-26-64-79-75-107-75-103 0-159 128-159 151 0 11 7 7 11 11 8 0 11-3 14-11 34-104 98-129 131-129 20 0 54 9 54 67 0 31-17 95-54 232-16 61-50 100-92 100-8 0-31 0-50-11 25-6 45-25 45-53 0-25-20-34-37-34-28 0-53 26-53 56 0 45 50 64 92 64 65 0 101-67 104-72 11 33 47 72 106 72 101 0 157-125 157-150 0-9-9-9-11-9-9 0-12 3-14 12-31 103-98 125-129 125-39 0-56-31-56-64 0-20 6-42 17-87 11-43 22-87 33-131z">
              <text:p/>
            </draw:path>
            <draw:path draw:style-name="gr6" draw:text-style-name="P7" draw:layer="layout" svg:width="0.598cm" svg:height="0.038cm" svg:x="2.325cm" svg:y="8.589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24cm" svg:height="0.649cm" svg:x="3.312cm" svg:y="8.201cm" svg:viewBox="0 0 325 650" svg:d="M201 25c0-22 0-25-22-25-61 61-148 61-179 61 0 11 0 21 0 31 20 0 78 0 129-25 0 169 0 338 0 507 0 34-3 45-93 45-10 0-20 0-30 0 0 10 0 20 0 31 33-3 120-3 159-3s126 0 160 3c0-11 0-21 0-31-11 0-21 0-31 0-90 0-93-8-93-45 0-183 0-366 0-549z">
              <text:p/>
            </draw:path>
            <draw:path draw:style-name="gr6" draw:text-style-name="P7" draw:layer="layout" svg:width="0.651cm" svg:height="0.228cm" svg:x="4.045cm" svg:y="8.494cm" svg:viewBox="0 0 652 229" svg:d="M618 39c14 0 34 0 34-19 0-20-20-20-34-20-196 0-391 0-587 0-14 0-31 0-31 20 0 19 17 19 31 19 196 0 391 0 587 0zM618 229c14 0 34 0 34-20 0-19-20-19-34-19-196 0-391 0-587 0-14 0-31 0-31 19 0 20 17 20 31 20 196 0 391 0 587 0z">
              <text:p/>
            </draw:path>
            <draw:path draw:style-name="gr6" draw:text-style-name="P7" draw:layer="layout" svg:width="0.413cm" svg:height="0.671cm" svg:x="5.064cm" svg:y="8.201cm" svg:viewBox="0 0 414 672" svg:d="M414 337c0-78-6-156-39-228-45-92-126-109-168-109-59 0-129 25-171 117-30 67-36 142-36 220 0 73 6 162 45 237 42 78 114 98 162 98 53 0 129-20 171-114 30-67 36-143 36-221zM207 650c-39 0-95-23-115-117-11-59-11-148-11-207 0-61 0-128 9-178 19-117 92-126 117-126 34 0 98 17 115 115 11 53 11 128 11 189 0 73 0 140-11 204-14 92-70 120-115 120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3.4cm" svg:height="13.787cm" svg:x="13.6cm" svg:y="0.8cm">
          <draw:image xlink:href="Pictures/100000000000022B0000023B8D370038C1E73916.png" xlink:type="simple" xlink:show="embed" xlink:actuate="onLoad" loext:mime-type="image/png">
            <text:p/>
          </draw:image>
        </draw:frame>
        <draw:g>
          <svg:title>TexMaths</svg:title>
          <svg:desc>28§display§y=x^2 -4x+3=0§svg§600§FALSE§</svg:desc>
          <draw:g>
            <draw:path draw:style-name="gr5" draw:text-style-name="P6" draw:layer="layout" svg:width="8.446cm" svg:height="0.962cm" svg:x="1.511cm" svg:y="1.26cm" svg:viewBox="0 0 8447 963" svg:d="M4225 963c-1408 0-2817 0-4225 0 0-321 0-642 0-963 2816 0 5631 0 8447 0 0 321 0 642 0 963-1407 0-2815 0-4222 0z">
              <text:p/>
            </draw:path>
            <draw:path draw:style-name="gr6" draw:text-style-name="P7" draw:layer="layout" svg:width="0.453cm" svg:height="0.635cm" svg:x="1.489cm" svg:y="1.638cm" svg:viewBox="0 0 454 636" svg:d="M451 59c3-14 3-14 3-23 0-16-14-25-28-25-9 0-26 6-34 20-3 5-11 36-14 53-6 25-14 53-20 78-15 59-29 118-44 177-3 17-45 84-112 84-48 0-59-42-59-79 0-44 17-106 50-193 14-39 20-50 20-70 0-45-34-81-81-81-96 0-132 143-132 151 0 9 11 9 14 9 8 0 8 0 14-17 28-93 67-121 101-121 8 0 25 0 25 31 0 25-11 51-17 67-42 107-59 163-59 208 0 86 62 117 121 117 39 0 73-17 101-45-14 51-26 98-65 152-25 33-64 61-109 61-14 0-59-3-76-42 17 0 31 0 42-11 12-8 20-22 20-39 0-31-25-34-36-34-23 0-54 14-54 62 0 50 42 87 104 87 101 0 202-90 230-202 31-125 63-250 95-375z">
              <text:p/>
            </draw:path>
            <draw:path draw:style-name="gr6" draw:text-style-name="P7" draw:layer="layout" svg:width="0.654cm" svg:height="0.229cm" svg:x="2.307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89cm" svg:height="0.444cm" svg:x="3.32cm" svg:y="1.638cm" svg:viewBox="0 0 490 445" svg:d="M300 137c5-25 28-115 98-115 2 0 28 0 47 12-28 5-47 30-47 53 0 17 11 33 39 33 19 0 53-16 53-56 0-50-59-64-92-64-56 0-93 53-104 76-25-68-78-76-106-76-101 0-157 126-157 151 0 9 8 9 11 9 8 0 11 0 11-9 34-106 98-129 132-129 19 0 53 9 53 65 0 31-17 98-53 235-14 59-48 101-93 101-5 0-28 0-50-11 25-6 48-28 48-54 0-28-23-36-37-36-31 0-53 25-53 59 0 45 48 64 92 64 65 0 101-70 104-75 11 36 45 75 106 75 101 0 157-126 157-151 0-11-8-11-11-11-11 0-11 5-14 11-34 106-101 129-132 129-36 0-53-31-53-65 0-22 6-42 17-86 11-45 22-90 34-135z">
              <text:p/>
            </draw:path>
            <draw:path draw:style-name="gr6" draw:text-style-name="P7" draw:layer="layout" svg:width="0.301cm" svg:height="0.455cm" svg:x="3.897cm" svg:y="1.21cm" svg:viewBox="0 0 302 456" svg:d="M302 330c-7 0-15 0-22 0-3 17-8 56-17 65-5 3-59 3-70 3-42 0-84 0-126 0 73-65 98-82 137-115 51-39 98-84 98-149 0-84-72-134-159-134s-143 62-143 123c0 37 28 39 36 39 17 0 37-11 37-36 0-14-6-36-42-36 22-51 70-65 101-65 70 0 106 53 106 109 0 59-45 107-67 132-55 55-110 110-165 165-6 6-6 6-6 25 94 0 189 0 283 0 6-42 13-84 19-126z">
              <text:p/>
            </draw:path>
            <draw:path draw:style-name="gr6" draw:text-style-name="P7" draw:layer="layout" svg:width="0.601cm" svg:height="0.038cm" svg:x="4.594cm" svg:y="1.806cm" svg:viewBox="0 0 602 39" svg:d="M566 39c16 0 36 0 36-19 0-20-20-20-36-20-178 0-355 0-532 0-17 0-34 0-34 20 0 19 17 19 34 19 177 0 354 0 532 0z">
              <text:p/>
            </draw:path>
            <draw:path draw:style-name="gr6" draw:text-style-name="P7" draw:layer="layout" svg:width="0.436cm" svg:height="0.663cm" svg:x="5.524cm" svg:y="1.409cm" svg:viewBox="0 0 437 664" svg:d="M263 501c0 29 0 58 0 87 0 34-3 45-75 45-8 0-15 0-23 0 0 10 0 20 0 31 42-3 93-3 135-3s92 0 134 3c0-11 0-21 0-31-7 0-15 0-22 0-73 0-73-11-73-45 0-29 0-58 0-87 32 0 65 0 98 0 0-10 0-20 0-31-33 0-66 0-98 0 0-148 0-296 0-445 0-19 0-25-17-25-8 0-11 0-20 11-100 153-201 306-302 459 0 11 0 21 0 31 88 0 175 0 263 0zM269 470c-80 0-161 0-241 0 80-122 161-244 241-366 0 122 0 244 0 366z">
              <text:p/>
            </draw:path>
            <draw:path draw:style-name="gr6" draw:text-style-name="P7" draw:layer="layout" svg:width="0.489cm" svg:height="0.444cm" svg:x="6.016cm" svg:y="1.638cm" svg:viewBox="0 0 490 445" svg:d="M300 137c5-25 28-115 98-115 5 0 28 0 50 12-28 5-48 30-48 53 0 17 12 33 37 33 22 0 53-16 53-56 0-50-59-64-92-64-56 0-90 53-101 76-25-68-79-76-107-76-103 0-159 126-159 151 0 9 7 6 11 9 8 0 11 0 14-9 34-106 98-129 132-129 19 0 53 9 53 65 0 31-17 98-53 235-17 59-51 101-96 101-5 0-28 0-47-11 25-6 45-28 45-54 0-28-20-36-37-36-28 0-53 25-53 59 0 45 50 64 92 64 65 0 101-70 104-75 11 36 48 75 106 75 101 0 157-126 157-151 0-11-8-11-11-11-8 0-11 5-14 11-31 106-98 129-129 129-39 0-56-31-56-65 0-22 6-42 17-86 11-45 22-90 34-135z">
              <text:p/>
            </draw:path>
            <draw:path draw:style-name="gr6" draw:text-style-name="P7" draw:layer="layout" svg:width="0.654cm" svg:height="0.651cm" svg:x="6.823cm" svg:y="1.501cm" svg:viewBox="0 0 655 652" svg:d="M347 344c92 0 183 0 275 0 14 0 33 0 33-19 0-20-19-20-33-20-92 0-183 0-275 0 0-91 0-183 0-274 0-14 0-31-19-31-20 0-20 17-20 31 0 91 0 183 0 274-91 0-183 0-274 0-14 0-34 0-34 20 0 19 20 19 34 19 91 0 183 0 274 0 0 92 0 183 0 275 0 14 0 33 20 33 19 0 19-19 19-33 0-92 0-183 0-275z">
              <text:p/>
            </draw:path>
            <draw:path draw:style-name="gr6" draw:text-style-name="P7" draw:layer="layout" svg:width="0.408cm" svg:height="0.677cm" svg:x="7.794cm" svg:y="1.417cm" svg:viewBox="0 0 409 678" svg:d="M244 311c81-28 137-95 137-174 0-81-87-137-179-137-101 0-177 59-177 134 0 34 23 51 51 51 30 0 50-20 50-51 0-47-45-47-62-47 31-48 96-62 132-62 42 0 95 23 95 109 0 14-3 70-28 112-31 48-61 51-87 54-8 0-33 2-39 2-8 0-14 0-14 12 0 11 6 11 23 11 15 0 29 0 44 0 79 0 115 67 115 162 0 135-67 163-109 163s-118-17-151-76c33 6 64-17 64-53 0-37-25-56-53-56-25 0-56 14-56 59 0 89 92 154 199 154 120 0 210-90 210-191 0-81-62-157-165-176z">
              <text:p/>
            </draw:path>
            <draw:path draw:style-name="gr6" draw:text-style-name="P7" draw:layer="layout" svg:width="0.654cm" svg:height="0.229cm" svg:x="8.573cm" svg:y="1.711cm" svg:viewBox="0 0 655 230" svg:d="M622 39c14 0 33 0 33-19 0-20-19-20-33-20-196 0-392 0-588 0-14 0-34 0-34 20 0 19 20 19 34 19 196 0 392 0 588 0zM622 230c14 0 33 0 33-20s-19-20-33-20c-196 0-392 0-588 0-14 0-34 0-34 20s20 20 34 20c196 0 392 0 588 0z">
              <text:p/>
            </draw:path>
            <draw:path draw:style-name="gr6" draw:text-style-name="P7" draw:layer="layout" svg:width="0.413cm" svg:height="0.677cm" svg:x="9.595cm" svg:y="1.417cm" svg:viewBox="0 0 414 678" svg:d="M414 342c0-79-5-157-39-230-45-95-126-112-168-112-59 0-131 28-171 118-30 67-36 145-36 224 0 72 3 162 45 235 42 81 112 101 162 101 53 0 126-23 171-115 31-67 36-146 36-221zM207 655c-39 0-98-25-115-117-11-62-11-152-11-208 0-64 0-128 9-182 19-117 92-126 117-126 31 0 95 17 115 115 11 56 11 129 11 193 0 73 0 140-11 202-17 92-73 123-115 123z">
              <text:p/>
            </draw:path>
          </draw:g>
        </draw:g>
        <draw:g>
          <svg:title>TexMaths</svg:title>
          <svg:desc>28§display§y=(x-3)(x-1)=0§svg§600§FALSE§</svg:desc>
          <draw:g>
            <draw:path draw:style-name="gr5" draw:text-style-name="P6" draw:layer="layout" svg:width="9.533cm" svg:height="0.879cm" svg:x="1.513cm" svg:y="3.07cm" svg:viewBox="0 0 9534 880" svg:d="M4767 880c-1589 0-3178 0-4767 0 0-294 0-587 0-880 3178 0 6356 0 9534 0 0 293 0 586 0 880-1589 0-3178 0-4767 0z">
              <text:p/>
            </draw:path>
            <draw:path draw:style-name="gr6" draw:text-style-name="P7" draw:layer="layout" svg:width="0.452cm" svg:height="0.633cm" svg:x="1.491cm" svg:y="3.322cm" svg:viewBox="0 0 453 634" svg:d="M451 61c2-14 2-16 2-22 0-19-14-28-28-28-8 0-25 6-33 20-3 5-11 36-14 53-6 25-14 53-20 78-15 59-30 117-44 176-3 17-45 84-112 84-48 0-59-42-59-79 0-44 17-106 50-192 14-39 20-50 20-70 0-45-34-81-81-81-96 0-132 142-132 151 0 11 11 11 14 11 8 0 8-3 14-20 28-92 67-120 101-120 8 0 25 0 25 31 0 25-11 50-17 70-42 103-59 159-59 204 0 86 62 117 121 117 39 0 73-17 101-45-14 51-26 101-65 151-25 34-64 62-109 62-14 0-59-3-76-40 17 0 31 0 42-13 12-9 20-20 20-40 0-30-25-33-36-33-23 0-54 14-54 64 0 48 42 84 104 84 101 0 202-89 230-198 31-125 63-250 95-375z">
              <text:p/>
            </draw:path>
            <draw:path draw:style-name="gr6" draw:text-style-name="P7" draw:layer="layout" svg:width="0.654cm" svg:height="0.231cm" svg:x="2.308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229cm" svg:height="0.979cm" svg:x="3.389cm" svg:y="3.02cm" svg:viewBox="0 0 230 980" svg:d="M230 969c0-3 0-3-17-20-123-125-154-309-154-460 0-171 36-341 157-461 14-14 14-14 14-17 0-8-6-11-12-11-8 0-98 67-156 193-48 106-62 215-62 296 0 78 11 195 64 307 62 120 146 184 154 184 6 0 12-3 12-11z">
              <text:p/>
            </draw:path>
            <draw:path draw:style-name="gr6" draw:text-style-name="P7" draw:layer="layout" svg:width="0.489cm" svg:height="0.443cm" svg:x="3.702cm" svg:y="3.322cm" svg:viewBox="0 0 490 444" svg:d="M300 137c8-25 30-115 97-115 6 0 28 0 51 12-28 5-48 30-48 53 0 16 11 36 37 36 22 0 53-20 53-59 0-50-56-64-90-64-58 0-92 53-103 75-25-64-79-75-107-75-103 0-159 126-159 151 0 11 7 7 11 11 8 0 11-3 14-11 34-104 98-129 132-129 19 0 53 9 53 65 0 30-17 97-53 234-17 62-51 101-93 101-5 0-28 0-50-11 25-6 47-26 47-54 0-27-22-33-36-33-31 0-56 25-56 56 0 44 50 64 92 64 68 0 101-70 104-75 11 36 48 75 106 75 101 0 157-126 157-151 0-8-8-8-11-8-9 0-11 3-11 8-34 106-101 129-132 129-39 0-53-31-53-65 0-22 6-41 17-86 10-45 20-89 31-134z">
              <text:p/>
            </draw:path>
            <draw:path draw:style-name="gr6" draw:text-style-name="P7" draw:layer="layout" svg:width="0.601cm" svg:height="0.041cm" svg:x="4.537cm" svg:y="3.489cm" svg:viewBox="0 0 602 42" svg:d="M568 42c17 0 34-1 34-22s-17-20-34-20c-178 0-356 0-534 0-17 0-34-1-34 20s17 22 34 22c178 0 356 0 534 0z">
              <text:p/>
            </draw:path>
            <draw:path draw:style-name="gr6" draw:text-style-name="P7" draw:layer="layout" svg:width="0.408cm" svg:height="0.672cm" svg:x="5.48cm" svg:y="3.104cm" svg:viewBox="0 0 409 673" svg:d="M244 307c81-28 137-95 137-173 0-81-87-134-179-134-101 0-174 59-174 131 0 34 20 53 48 53 30 0 50-22 50-50 0-50-45-50-59-50 31-48 95-62 129-62 42 0 95 23 95 112 0 11-3 67-28 112-28 44-61 50-87 50-8 0-30 3-39 3-8 0-14 3-14 11 0 11 6 11 23 11 14 0 29 0 44 0 82 0 118 67 118 162 0 134-70 162-112 162s-115-17-151-75c36 5 64-17 64-53 0-37-25-56-53-56-25 0-56 14-56 58 0 90 92 154 199 154 120 0 210-89 210-190 0-81-62-156-165-176z">
              <text:p/>
            </draw:path>
            <draw:path draw:style-name="gr6" draw:text-style-name="P7" draw:layer="layout" svg:width="0.229cm" svg:height="0.979cm" svg:x="5.987cm" svg:y="3.02cm" svg:viewBox="0 0 230 980" svg:d="M230 489c0-76-12-193-68-305-58-120-142-184-151-184-8 0-11 6-11 11 0 3 0 3 20 23 95 94 151 251 151 455 0 167-37 340-157 463-14 14-14 14-14 17 0 6 3 11 11 11 9 0 98-67 154-192 51-107 65-216 65-299z">
              <text:p/>
            </draw:path>
            <draw:path draw:style-name="gr6" draw:text-style-name="P7" draw:layer="layout" svg:width="0.229cm" svg:height="0.979cm" svg:x="6.409cm" svg:y="3.02cm" svg:viewBox="0 0 230 980" svg:d="M230 969c0-3 0-3-17-20-123-125-154-309-154-460 0-171 36-341 157-461 14-14 14-14 14-17 0-8-3-11-12-11-8 0-98 67-154 193-50 106-64 215-64 296 0 78 11 195 67 307 59 120 143 184 151 184 9 0 12-3 12-11z">
              <text:p/>
            </draw:path>
            <draw:path draw:style-name="gr6" draw:text-style-name="P7" draw:layer="layout" svg:width="0.489cm" svg:height="0.443cm" svg:x="6.723cm" svg:y="3.322cm" svg:viewBox="0 0 490 444" svg:d="M302 137c6-25 28-115 95-115 6 0 31 0 51 12-28 5-48 30-48 53 0 16 11 36 37 36 22 0 53-20 53-59 0-50-56-64-90-64-58 0-92 53-103 75-25-64-79-75-107-75-103 0-159 126-159 151 0 11 11 11 14 11 5 0 8-3 11-11 34-104 98-129 132-129 19 0 53 9 53 65 0 30-17 97-53 234-14 62-51 101-93 101-5 0-28 0-50-11 25-6 47-26 47-54 0-27-22-33-36-33-31 0-56 25-56 56 0 44 50 64 92 64 68 0 101-70 104-75 14 36 48 75 106 75 101 0 160-126 160-151 0-8-11-8-14-8-9 0-11 3-11 8-34 106-101 129-132 129-39 0-53-31-53-65 0-22 6-41 17-86s22-89 33-134z">
              <text:p/>
            </draw:path>
            <draw:path draw:style-name="gr6" draw:text-style-name="P7" draw:layer="layout" svg:width="0.601cm" svg:height="0.041cm" svg:x="7.557cm" svg:y="3.489cm" svg:viewBox="0 0 602 42" svg:d="M568 42c17 0 34-1 34-22s-17-20-34-20c-177 0-354 0-532 0-16 0-36-1-36 20s20 22 36 22c178 0 355 0 532 0z">
              <text:p/>
            </draw:path>
            <draw:path draw:style-name="gr6" draw:text-style-name="P7" draw:layer="layout" svg:width="0.324cm" svg:height="0.65cm" svg:x="8.548cm" svg:y="3.104cm" svg:viewBox="0 0 325 651" svg:d="M202 25c0-25 0-25-23-25-61 61-148 61-179 61 0 11 0 21 0 31 20 0 76 0 129-25 0 169 0 337 0 505 0 37-3 48-93 48-10 0-20 0-30 0 0 10 0 20 0 31 33-3 120-3 159-3s123 0 160 3c0-11 0-21 0-31-11 0-23 0-34 0-87 0-89-11-89-48 0-182 0-364 0-547z">
              <text:p/>
            </draw:path>
            <draw:path draw:style-name="gr6" draw:text-style-name="P7" draw:layer="layout" svg:width="0.229cm" svg:height="0.979cm" svg:x="9.007cm" svg:y="3.02cm" svg:viewBox="0 0 230 980" svg:d="M230 489c0-76-12-193-68-305-58-120-142-184-151-184-5 0-11 6-11 11 0 3 0 3 20 23 95 94 151 251 151 455 0 167-37 340-157 463-14 14-14 14-14 17 0 6 6 11 11 11 9 0 98-67 157-192 48-107 62-216 62-299z">
              <text:p/>
            </draw:path>
            <draw:path draw:style-name="gr6" draw:text-style-name="P7" draw:layer="layout" svg:width="0.654cm" svg:height="0.231cm" svg:x="9.662cm" svg:y="3.394cm" svg:viewBox="0 0 655 232" svg:d="M621 42c14 0 34-1 34-22s-20-20-34-20c-196 0-391 0-587 0-14 0-34-1-34 20s20 22 34 22c196 0 391 0 587 0zM621 232c14 0 34 1 34-20s-20-22-34-22c-196 0-391 0-587 0-14 0-34 1-34 22s20 20 34 20c196 0 391 0 587 0z">
              <text:p/>
            </draw:path>
            <draw:path draw:style-name="gr6" draw:text-style-name="P7" draw:layer="layout" svg:width="0.413cm" svg:height="0.672cm" svg:x="10.684cm" svg:y="3.104cm" svg:viewBox="0 0 414 673" svg:d="M414 338c0-78-5-156-39-229-45-95-126-109-168-109-59 0-131 25-171 114-30 70-36 146-36 224 0 73 3 162 45 234 42 81 112 101 162 101 53 0 126-20 171-114 31-68 36-143 36-221zM207 651c-39 0-98-25-115-118-11-58-11-150-11-206 0-64 0-129 9-182 19-114 92-125 117-125 31 0 95 19 115 114 11 56 11 131 11 193 0 72 0 139-11 201-17 95-73 123-115 123z">
              <text:p/>
            </draw:path>
          </draw:g>
        </draw:g>
        <draw:g>
          <svg:title>TexMaths</svg:title>
          <svg:desc>28§display§x=3§svg§600§FALSE§</svg:desc>
          <draw:g>
            <draw:path draw:style-name="gr5" draw:text-style-name="P6" draw:layer="layout" svg:width="2.216cm" svg:height="0.571cm" svg:x="1.513cm" svg:y="6.452cm" svg:viewBox="0 0 2217 572" svg:d="M0 0c739 0 1478 0 2217 0 0 191 0 381 0 572-739 0-1478 0-2217 0 0-191 0-381 0-572z">
              <text:p/>
            </draw:path>
            <draw:path draw:style-name="gr6" draw:text-style-name="P7" draw:layer="layout" svg:width="0.488cm" svg:height="0.442cm" svg:x="1.491cm" svg:y="6.619cm" svg:viewBox="0 0 489 443" svg:d="M299 139c6-27 28-117 98-117 6 0 28 0 50 14-28 3-47 28-47 53 0 14 11 34 36 34 23 0 53-17 53-56 0-53-58-67-92-67-56 0-89 53-103 75-23-64-76-75-104-75-103 0-159 128-159 151 0 11 7 7 11 11 8 0 11-3 14-11 33-104 98-129 131-129 20 0 53 9 53 67 0 31-16 95-53 232-16 61-50 100-92 100-8 0-31 0-50-11 25-6 44-25 44-53 0-25-19-34-36-34-28 0-53 26-53 56 0 45 50 64 92 64 65 0 101-67 104-72 11 33 47 72 106 72 101 0 157-125 157-150 0-9-9-9-12-9-8 0-11 3-14 12-30 103-97 125-128 125-39 0-56-31-56-64 0-20 5-42 17-87 11-43 22-87 33-131z">
              <text:p/>
            </draw:path>
            <draw:path draw:style-name="gr6" draw:text-style-name="P7" draw:layer="layout" svg:width="0.651cm" svg:height="0.228cm" svg:x="2.352cm" svg:y="6.695cm" svg:viewBox="0 0 652 229" svg:d="M618 39c14 0 34 0 34-19 0-20-20-20-31-20-197 0-394 0-590 0-14 0-31 0-31 20 0 19 17 19 34 19 194 0 389 0 584 0zM621 229c11 0 31 0 31-20 0-19-20-19-34-19-195 0-390 0-584 0-17 0-34 0-34 19 0 20 17 20 31 20 196 0 393 0 590 0z">
              <text:p/>
            </draw:path>
            <draw:path draw:style-name="gr6" draw:text-style-name="P7" draw:layer="layout" svg:width="0.407cm" svg:height="0.671cm" svg:x="3.373cm" svg:y="6.402cm" svg:viewBox="0 0 408 672" svg:d="M243 307c81-25 140-95 140-173s-87-134-182-134c-100 0-173 59-173 134 0 31 22 50 50 50 31 0 51-22 51-50 0-50-48-50-62-50 31-48 95-59 132-59 39 0 92 20 92 109 0 11 0 70-28 111-28 48-62 51-87 51-8 0-31 2-39 2-6 3-14 3-14 12 0 11 8 11 25 11 14 0 28 0 42 0 81 0 118 67 118 161 0 134-68 162-112 162-42 0-115-17-151-72 36 2 67-17 67-56 0-34-28-53-56-53-22 0-56 14-56 56 0 89 92 153 199 153 120 0 209-89 209-190 0-78-61-156-165-175z">
              <text:p/>
            </draw:path>
          </draw:g>
        </draw:g>
        <draw:g>
          <svg:title>TexMaths</svg:title>
          <svg:desc>28§display§x=1§svg§600§FALSE§</svg:desc>
          <draw:g>
            <draw:path draw:style-name="gr5" draw:text-style-name="P6" draw:layer="layout" svg:width="2.18cm" svg:height="0.56cm" svg:x="1.513cm" svg:y="8.252cm" svg:viewBox="0 0 2181 561" svg:d="M0 0c727 0 1454 0 2181 0 0 187 0 374 0 561-727 0-1454 0-2181 0 0-187 0-374 0-561z">
              <text:p/>
            </draw:path>
            <draw:path draw:style-name="gr6" draw:text-style-name="P7" draw:layer="layout" svg:width="0.488cm" svg:height="0.442cm" svg:x="1.491cm" svg:y="8.42cm" svg:viewBox="0 0 489 443" svg:d="M299 137c6-25 28-115 98-115 6 0 28 0 50 14-28 3-47 28-47 53 0 14 11 34 36 34 23 0 53-17 53-56 0-53-58-67-92-67-56 0-89 53-101 75-25-64-78-75-106-75-103 0-159 128-159 151 0 11 7 7 11 11 8 0 11-3 14-11 33-104 98-129 131-129 20 0 54 9 54 67 0 28-17 95-54 232-16 61-50 100-92 100-8 0-31 0-50-11 25-6 44-25 44-53s-19-33-36-33c-28 0-53 25-53 55 0 45 50 64 92 64 65 0 101-69 104-75 11 36 47 75 106 75 101 0 157-125 157-150 0-9-9-9-12-9-8 0-11 3-14 9-30 106-97 128-128 128-39 0-56-31-56-64 0-22 5-42 17-86 11-45 22-90 33-134z">
              <text:p/>
            </draw:path>
            <draw:path draw:style-name="gr6" draw:text-style-name="P7" draw:layer="layout" svg:width="0.651cm" svg:height="0.228cm" svg:x="2.352cm" svg:y="8.495cm" svg:viewBox="0 0 652 229" svg:d="M618 39c17 0 34 0 34-19 0-20-17-20-31-20-197 0-394 0-590 0-11 0-31 0-31 20 0 19 20 19 34 19 194 0 389 0 584 0zM621 229c14 0 31 0 31-20 0-19-17-19-34-19-195 0-390 0-584 0-14 0-34 0-34 19 0 20 20 20 31 20 196 0 393 0 590 0z">
              <text:p/>
            </draw:path>
            <draw:path draw:style-name="gr6" draw:text-style-name="P7" draw:layer="layout" svg:width="0.323cm" svg:height="0.649cm" svg:x="3.421cm" svg:y="8.202cm" svg:viewBox="0 0 324 650" svg:d="M201 25c0-22 0-25-22-25-62 61-148 61-179 61 0 11 0 21 0 31 20 0 78 0 129-25 0 168 0 336 0 505 0 36-3 47-93 47-10 0-20 0-30 0 0 10 0 21 0 31 36-3 120-3 159-3s126 0 159 3c0-10 0-21 0-31-10 0-20 0-30 0-90 0-93-11-93-47 0-182 0-365 0-547z">
              <text:p/>
            </draw:path>
          </draw:g>
        </draw:g>
        <draw:line draw:style-name="gr7" draw:text-style-name="P8" draw:layer="layout" svg:x1="18.4cm" svg:y1="12.2cm" svg:x2="19cm" svg:y2="10.4cm">
          <text:p/>
        </draw:line>
        <draw:line draw:style-name="gr7" draw:text-style-name="P8" draw:layer="layout" svg:x1="22.2cm" svg:y1="12.4cm" svg:x2="21.6cm" svg:y2="10.4cm">
          <text:p/>
        </draw:lin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2.458cm" svg:height="14.164cm" svg:x="14.6cm" svg:y="0.8cm">
          <draw:image xlink:href="Pictures/10000000000001FF0000024537DC6A4A06D1ACB5.png" xlink:type="simple" xlink:show="embed" xlink:actuate="onLoad" loext:mime-type="image/png">
            <text:p/>
          </draw:image>
        </draw:frame>
        <draw:g>
          <svg:title>TexMaths</svg:title>
          <svg:desc>28§display§x^2+4x-19=0§svg§600§FALSE§</svg:desc>
          <draw:g>
            <draw:path draw:style-name="gr5" draw:text-style-name="P6" draw:layer="layout" svg:width="7.105cm" svg:height="0.839cm" svg:x="1.515cm" svg:y="1.262cm" svg:viewBox="0 0 7106 840" svg:d="M0 0c2369 0 4737 0 7106 0 0 280 0 560 0 840-2369 0-4737 0-7106 0 0-280 0-560 0-840z">
              <text:p/>
            </draw:path>
            <draw:path draw:style-name="gr6" draw:text-style-name="P7" draw:layer="layout" svg:width="0.489cm" svg:height="0.443cm" svg:x="1.493cm" svg:y="1.639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2.07cm" svg:y="1.212cm" svg:viewBox="0 0 305 455" svg:d="M305 329c-7 0-15 0-22 0-3 17-12 56-20 65-6 3-59 3-67 3-42 0-84 0-126 0 70-65 95-84 137-115 50-42 98-84 98-148 0-84-73-134-162-134-84 0-143 59-143 123 0 33 31 39 36 39 17 0 37-11 37-36 0-14-3-37-39-37 19-50 67-64 100-64 68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2.741cm" svg:y="1.5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433cm" svg:height="0.664cm" svg:x="3.698cm" svg:y="1.407cm" svg:viewBox="0 0 434 665" svg:d="M260 503c0 28 0 57 0 86 0 34-3 45-75 45-7 0-13 0-20 0 0 10 0 20 0 31 39-3 91-3 132-3 40 0 95 0 134 3 0-11 0-21 0-31-7 0-13 0-20 0-72 0-75-11-75-45 0-29 0-58 0-86 33 0 65 0 98 0 0-11 0-21 0-31-33 0-65 0-98 0 0-148 0-296 0-444 0-20 0-28-14-28-11 0-14 0-23 14-99 153-199 305-299 458 0 10 0 20 0 31 87 0 174 0 260 0zM266 472c-80 0-161 0-241 0 80-122 161-244 241-366 0 122 0 244 0 366z">
              <text:p/>
            </draw:path>
            <draw:path draw:style-name="gr6" draw:text-style-name="P7" draw:layer="layout" svg:width="0.489cm" svg:height="0.443cm" svg:x="4.191cm" svg:y="1.639cm" svg:viewBox="0 0 490 444" svg:d="M299 137c6-25 28-115 98-115 3 0 28 0 48 12-28 5-48 30-48 53 0 16 12 33 40 33 19 0 53-17 53-56 0-50-59-64-93-64-56 0-92 50-103 73-25-65-78-73-106-73-101 0-157 126-157 151 0 8 8 8 11 8 8 0 11 0 11-8 34-106 98-129 132-129 19 0 53 9 53 65 0 30-17 95-53 234-14 59-51 101-93 101-5 0-28 0-50-14 25-3 48-25 48-51 0-28-23-36-37-36-31 0-53 25-53 59 0 44 48 64 92 64 65 0 101-70 104-75 11 36 45 75 103 75 104 0 160-128 160-151 0-11-8-11-14-11-8 0-8 6-11 11-34 106-101 129-132 129-36 0-53-31-53-65 0-22 6-44 17-86 11-45 22-89 33-134z">
              <text:p/>
            </draw:path>
            <draw:path draw:style-name="gr6" draw:text-style-name="P7" draw:layer="layout" svg:width="0.601cm" svg:height="0.038cm" svg:x="5.022cm" svg:y="1.807cm" svg:viewBox="0 0 602 39" svg:d="M568 39c17 0 34 0 34-19 0-20-17-20-34-20-177 0-354 0-532 0-16 0-36 0-36 20 0 19 20 19 36 19 178 0 355 0 532 0z">
              <text:p/>
            </draw:path>
            <draw:path draw:style-name="gr6" draw:text-style-name="P7" draw:layer="layout" svg:width="0.324cm" svg:height="0.652cm" svg:x="6.013cm" svg:y="1.419cm" svg:viewBox="0 0 325 653" svg:d="M202 25c0-22 0-25-23-25-61 64-148 64-179 64 0 10 0 21 0 31 20 0 78 0 129-28 0 169 0 339 0 508 0 37-3 48-93 48-10 0-20 0-30 0 0 10 0 20 0 30 33-2 120-2 159-2s126 0 160 2c0-10 0-20 0-30-11 0-21 0-31 0-90 0-92-11-92-48 0-183 0-367 0-550z">
              <text:p/>
            </draw:path>
            <draw:path draw:style-name="gr6" draw:text-style-name="P7" draw:layer="layout" svg:width="0.408cm" svg:height="0.675cm" svg:x="6.458cm" svg:y="1.419cm" svg:viewBox="0 0 409 676" svg:d="M319 341c0 11 0 22 0 33 0 229-101 274-159 274-17 0-70-3-96-36 42 0 51-28 51-45 0-31-23-45-45-45-17 0-45 9-45 48 0 64 53 106 137 106 126 0 247-134 247-347 0-262-115-329-202-329-53 0-101 20-143 61-42 45-64 87-64 160 0 122 87 217 196 217 61 0 101-39 123-97zM199 416c-17 0-62 0-93-61-16-37-16-84-16-132 0-53 0-100 19-136 28-48 65-62 98-62 45 0 78 34 95 78 11 31 17 92 17 137 0 81-34 176-120 176z">
              <text:p/>
            </draw:path>
            <draw:path draw:style-name="gr6" draw:text-style-name="P7" draw:layer="layout" svg:width="0.654cm" svg:height="0.228cm" svg:x="7.236cm" svg:y="1.712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7" draw:layer="layout" svg:width="0.413cm" svg:height="0.675cm" svg:x="8.258cm" svg:y="1.419cm" svg:viewBox="0 0 414 676" svg:d="M414 341c0-79-5-157-39-229-45-95-126-112-168-112-59 0-131 25-171 117-30 67-36 145-36 224 0 72 3 162 45 234 42 81 115 101 162 101 53 0 129-23 171-115 31-67 36-145 36-220zM207 653c-39 0-98-25-115-120-11-58-11-148-11-206 0-62 0-126 9-179 19-117 92-126 117-126 31 0 98 17 115 115 11 56 11 128 11 190 0 75 0 142-11 204-14 92-70 122-115 122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2.458cm" svg:height="14.164cm" svg:x="14.6cm" svg:y="0.8cm">
          <draw:image xlink:href="Pictures/10000000000001FF0000024537DC6A4A06D1ACB5.png" xlink:type="simple" xlink:show="embed" xlink:actuate="onLoad" loext:mime-type="image/png">
            <text:p/>
          </draw:image>
        </draw:frame>
        <draw:g>
          <svg:title>TexMaths</svg:title>
          <draw:g>
            <draw:path draw:style-name="gr5" draw:text-style-name="P6" draw:layer="layout" svg:width="5.408cm" svg:height="0.839cm" svg:x="1.513cm" svg:y="1.261cm" svg:viewBox="0 0 5409 840" svg:d="M0 0c1803 0 3606 0 5409 0 0 280 0 560 0 840-1803 0-3606 0-5409 0 0-280 0-560 0-840z">
              <text:p/>
            </draw:path>
            <draw:path draw:style-name="gr6" draw:text-style-name="P7" draw:layer="layout" svg:width="0.489cm" svg:height="0.443cm" svg:x="1.491cm" svg:y="1.638cm" svg:viewBox="0 0 490 444" svg:d="M299 137c6-25 31-115 98-115 6 0 28 0 51 12-28 5-48 30-48 53 0 16 11 33 37 33 22 0 53-17 53-56 0-50-59-64-93-64-56 0-89 50-100 73-26-65-79-73-107-73-103 0-159 126-159 151 0 8 7 5 11 8 8 0 11 0 14-8 34-106 98-129 131-129 20 0 54 9 54 65 0 30-17 95-54 234-16 59-50 101-92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2.067cm" svg:y="1.211cm" svg:viewBox="0 0 305 455" svg:d="M305 329c-7 0-15 0-22 0-3 17-12 56-20 65-6 3-59 3-67 3-42 0-84 0-126 0 70-65 95-84 137-115 50-42 98-84 98-148 0-84-73-134-162-134-84 0-143 59-143 123 0 33 31 39 36 39 17 0 37-11 37-36 0-14-3-37-39-37 19-50 67-64 100-64 67 0 104 53 104 109 0 59-42 106-65 131-55 54-110 108-165 162-8 9-8 9-8 28 95 0 190 0 285 0 7-42 13-84 20-126z">
              <text:p/>
            </draw:path>
            <draw:path draw:style-name="gr6" draw:text-style-name="P7" draw:layer="layout" svg:width="0.654cm" svg:height="0.652cm" svg:x="2.739cm" svg:y="1.499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433cm" svg:height="0.664cm" svg:x="3.696cm" svg:y="1.406cm" svg:viewBox="0 0 434 665" svg:d="M260 503c0 28 0 57 0 86 0 34-3 45-75 45-7 0-13 0-20 0 0 10 0 20 0 31 39-3 91-3 132-3 40 0 95 0 134 3 0-11 0-21 0-31-7 0-13 0-20 0-72 0-75-11-75-45 0-29 0-58 0-86 32 0 65 0 98 0 0-11 0-21 0-31-33 0-66 0-98 0 0-148 0-296 0-444 0-20 0-28-14-28-11 0-14 0-20 14-101 153-201 305-302 458 0 10 0 20 0 31 87 0 173 0 260 0zM266 472c-79 0-159 0-238 0 79-122 159-244 238-366 0 122 0 244 0 366z">
              <text:p/>
            </draw:path>
            <draw:path draw:style-name="gr6" draw:text-style-name="P7" draw:layer="layout" svg:width="0.489cm" svg:height="0.443cm" svg:x="4.189cm" svg:y="1.638cm" svg:viewBox="0 0 490 444" svg:d="M299 137c6-25 28-115 98-115 3 0 28 0 48 12-28 5-48 30-48 53 0 16 12 33 40 33 19 0 53-17 53-56 0-50-59-64-93-64-56 0-92 50-103 73-25-65-79-73-107-73-100 0-156 126-156 151 0 8 8 8 11 8 8 0 11 0 11-8 34-106 101-129 132-129 19 0 53 9 53 65 0 30-17 95-53 234-14 59-48 101-93 101-5 0-28 0-47-14 22-3 45-25 45-51 0-28-23-36-37-36-31 0-53 25-53 59 0 44 48 64 92 64 65 0 101-70 104-75 11 36 45 75 106 75 101 0 157-128 157-151 0-11-8-11-11-11-11 0-11 6-14 11-34 106-98 129-132 129-36 0-53-31-53-65 0-22 6-44 17-86 11-45 22-89 33-134z">
              <text:p/>
            </draw:path>
            <draw:path draw:style-name="gr6" draw:text-style-name="P7" draw:layer="layout" svg:width="0.651cm" svg:height="0.228cm" svg:x="5.051cm" svg:y="1.711cm" svg:viewBox="0 0 652 229" svg:d="M618 39c17 0 34 0 34-19 0-20-17-20-31-20-197 0-393 0-590 0-14 0-31 0-31 20 0 19 17 19 34 19 195 0 389 0 584 0zM621 229c14 0 31 0 31-20 0-19-17-19-34-19-195 0-389 0-584 0-17 0-34 0-34 19 0 20 17 20 31 20 197 0 393 0 590 0z">
              <text:p/>
            </draw:path>
            <draw:path draw:style-name="gr6" draw:text-style-name="P7" draw:layer="layout" svg:width="0.324cm" svg:height="0.652cm" svg:x="6.119cm" svg:y="1.418cm" svg:viewBox="0 0 325 653" svg:d="M201 25c0-22 0-25-22-25-61 64-148 64-179 64 0 10 0 21 0 31 20 0 78 0 129-28 0 169 0 339 0 508 0 37-3 48-93 48-10 0-20 0-30 0 0 10 0 20 0 30 33-2 120-2 159-2s126 0 160 2c0-10 0-20 0-30-11 0-21 0-31 0-90 0-93-11-93-48 0-183 0-367 0-550z">
              <text:p/>
            </draw:path>
            <draw:path draw:style-name="gr6" draw:text-style-name="P7" draw:layer="layout" svg:width="0.408cm" svg:height="0.675cm" svg:x="6.564cm" svg:y="1.418cm" svg:viewBox="0 0 409 676" svg:d="M319 341c0 11 0 22 0 33 0 229-101 274-159 274-17 0-68-3-96-36 42 0 51-28 51-45 0-31-23-45-45-45-14 0-45 9-45 48 0 64 53 106 137 106 126 0 247-134 247-347 0-262-112-329-202-329-53 0-101 20-143 61-42 45-64 87-64 160 0 122 87 217 196 217 61 0 101-39 123-97zM199 416c-17 0-62 0-93-61-16-37-16-84-16-132 0-53 0-100 19-136 28-48 64-62 98-62 45 0 78 34 95 78 11 31 17 92 17 137 0 81-34 176-120 176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2.458cm" svg:height="14.164cm" svg:x="14.6cm" svg:y="0.8cm">
          <draw:image xlink:href="Pictures/10000000000001FF0000024537DC6A4A06D1ACB5.png" xlink:type="simple" xlink:show="embed" xlink:actuate="onLoad" loext:mime-type="image/png">
            <text:p/>
          </draw:image>
        </draw:frame>
        <draw:g>
          <svg:title>TexMaths</svg:title>
          <svg:desc>28§display§x^2+4x§svg§600§FALSE§</svg:desc>
          <draw:g>
            <draw:path draw:style-name="gr5" draw:text-style-name="P6" draw:layer="layout" svg:width="3.11cm" svg:height="0.839cm" svg:x="1.512cm" svg:y="1.262cm" svg:viewBox="0 0 3111 840" svg:d="M0 0c1037 0 2074 0 3111 0 0 280 0 560 0 840-1037 0-2074 0-3111 0 0-280 0-560 0-840z">
              <text:p/>
            </draw:path>
            <draw:path draw:style-name="gr6" draw:text-style-name="P7" draw:layer="layout" svg:width="0.489cm" svg:height="0.443cm" svg:x="1.49cm" svg:y="1.639cm" svg:viewBox="0 0 490 444" svg:d="M299 137c6-25 28-115 98-115 6 0 28 0 51 12-28 5-48 30-48 53 0 16 11 33 36 33 23 0 54-17 54-56 0-50-59-64-93-64-56 0-89 50-100 73-26-65-79-73-107-73-103 0-159 126-159 151 0 8 7 5 11 8 8 0 11 0 14-8 34-106 98-129 131-129 20 0 54 9 54 65 0 30-17 95-54 234-16 59-50 101-92 101-8 0-31 0-50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  <draw:path draw:style-name="gr6" draw:text-style-name="P7" draw:layer="layout" svg:width="0.304cm" svg:height="0.454cm" svg:x="2.066cm" svg:y="1.212cm" svg:viewBox="0 0 305 455" svg:d="M305 329c-8 0-17 0-25 0 0 17-9 56-17 65-6 3-59 3-67 3-42 0-84 0-126 0 70-65 95-84 137-115 50-42 98-84 98-148 0-84-73-134-162-134-84 0-143 59-143 123 0 33 31 39 36 39 17 0 37-11 37-36 0-14-3-37-39-37 19-50 67-64 100-64 67 0 104 53 104 109 0 59-42 106-65 131-55 54-110 108-165 162-8 9-8 9-8 28 94 0 188 0 283 0 7-42 15-84 22-126z">
              <text:p/>
            </draw:path>
            <draw:path draw:style-name="gr6" draw:text-style-name="P7" draw:layer="layout" svg:width="0.651cm" svg:height="0.652cm" svg:x="2.738cm" svg:y="1.5cm" svg:viewBox="0 0 652 653" svg:d="M347 346c91 0 183 0 274 0 14 0 31 0 31-19 0-20-17-20-31-20-91 0-183 0-274 0 0-91 0-182 0-273 0-14 0-34-20-34-19 0-19 20-19 34 0 91 0 182 0 273-93 0-185 0-277 0-11 0-31 0-31 20 0 19 20 19 31 19 92 0 184 0 277 0 0 91 0 183 0 274 0 14 0 33 19 33 20 0 20-19 20-33 0-91 0-183 0-274z">
              <text:p/>
            </draw:path>
            <draw:path draw:style-name="gr6" draw:text-style-name="P7" draw:layer="layout" svg:width="0.435cm" svg:height="0.664cm" svg:x="3.692cm" svg:y="1.407cm" svg:viewBox="0 0 436 665" svg:d="M263 503c0 28 0 57 0 86 0 34-3 45-76 45-6 0-13 0-19 0 0 10 0 20 0 31 39-3 89-3 131-3s93 0 135 3c0-11 0-21 0-31-8 0-15 0-23 0-72 0-72-11-72-45 0-29 0-58 0-86 32 0 65 0 97 0 0-11 0-21 0-31-32 0-65 0-97 0 0-148 0-296 0-444 0-20 0-28-17-28-9 0-11 0-20 14-101 153-201 305-302 458 0 10 0 20 0 31 88 0 175 0 263 0zM269 472c-81 0-161 0-241 0 80-122 160-244 241-366 0 122 0 244 0 366z">
              <text:p/>
            </draw:path>
            <draw:path draw:style-name="gr6" draw:text-style-name="P7" draw:layer="layout" svg:width="0.489cm" svg:height="0.443cm" svg:x="4.184cm" svg:y="1.639cm" svg:viewBox="0 0 490 444" svg:d="M299 137c6-25 28-115 98-115 6 0 28 0 51 12-28 5-48 30-48 53 0 16 11 33 36 33 23 0 54-17 54-56 0-50-59-64-93-64-56 0-89 50-103 73-23-65-76-73-104-73-103 0-159 126-159 151 0 8 7 5 11 8 8 0 11 0 14-8 34-106 98-129 131-129 20 0 54 9 54 65 0 30-17 95-54 234-16 59-50 101-95 101-5 0-28 0-47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</draw:g>
        </draw:g>
        <draw:g>
          <svg:title>TexMaths</svg:title>
          <svg:desc>28§display§=19§svg§600§FALSE§</svg:desc>
          <draw:g>
            <draw:path draw:style-name="gr5" draw:text-style-name="P6" draw:layer="layout" svg:width="1.873cm" svg:height="0.571cm" svg:x="5.037cm" svg:y="1.476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043cm" svg:y="1.719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21cm" svg:height="0.649cm" svg:x="6.111cm" svg:y="1.426cm" svg:viewBox="0 0 322 650" svg:d="M199 25c0-22 0-25-23-25-59 61-145 61-176 61 0 11 0 21 0 31 20 0 76 0 126-25 0 169 0 338 0 507 0 34-3 45-90 45-10 0-20 0-30 0 0 10 0 20 0 31 33-3 117-3 156-3s126 0 160 3c0-11 0-21 0-31-11 0-21 0-31 0-90 0-92-8-92-45 0-183 0-366 0-549z">
              <text:p/>
            </draw:path>
            <draw:path draw:style-name="gr6" draw:text-style-name="P7" draw:layer="layout" svg:width="0.407cm" svg:height="0.671cm" svg:x="6.553cm" svg:y="1.426cm" svg:viewBox="0 0 408 672" svg:d="M319 340c0 10 0 21 0 31 0 229-101 273-157 273-17 0-70-3-98-33 45 0 51-31 51-48 0-28-23-44-45-44-14 0-45 11-45 47 0 67 53 106 137 106 126 0 246-134 246-343 0-262-112-329-201-329-53 0-101 17-143 61-42 45-64 87-64 159 0 123 87 218 199 218 58 0 97-42 120-98zM199 415c-17 0-62 0-93-61-17-36-17-86-17-134 0-53 0-97 20-134 28-50 64-61 98-61 47 0 78 34 95 75 11 34 17 95 17 140 0 81-34 175-120 175z">
              <text:p/>
            </draw:path>
          </draw:g>
        </draw:g>
        <draw:custom-shape draw:style-name="gr10" draw:text-style-name="P3" draw:layer="layout" svg:width="2.8cm" svg:height="1.4cm" svg:x="4.8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x^2+4x§svg§600§FALSE§</svg:desc>
          <draw:g>
            <draw:path draw:style-name="gr5" draw:text-style-name="P6" draw:layer="layout" svg:width="3.11cm" svg:height="0.839cm" svg:x="1.512cm" svg:y="1.262cm" svg:viewBox="0 0 3111 840" svg:d="M0 0c1037 0 2074 0 3111 0 0 280 0 560 0 840-1037 0-2074 0-3111 0 0-280 0-560 0-840z">
              <text:p/>
            </draw:path>
            <draw:path draw:style-name="gr6" draw:text-style-name="P7" draw:layer="layout" svg:width="0.489cm" svg:height="0.443cm" svg:x="1.49cm" svg:y="1.639cm" svg:viewBox="0 0 490 444" svg:d="M299 137c6-25 28-115 98-115 6 0 28 0 51 12-28 5-48 30-48 53 0 16 11 33 36 33 23 0 54-17 54-56 0-50-59-64-93-64-56 0-89 50-100 73-26-65-79-73-107-73-103 0-159 126-159 151 0 8 7 5 11 8 8 0 11 0 14-8 34-106 98-129 131-129 20 0 54 9 54 65 0 30-17 95-54 234-16 59-50 101-92 101-8 0-31 0-50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  <draw:path draw:style-name="gr6" draw:text-style-name="P7" draw:layer="layout" svg:width="0.304cm" svg:height="0.454cm" svg:x="2.066cm" svg:y="1.212cm" svg:viewBox="0 0 305 455" svg:d="M305 329c-8 0-17 0-25 0 0 17-9 56-17 65-6 3-59 3-67 3-42 0-84 0-126 0 70-65 95-84 137-115 50-42 98-84 98-148 0-84-73-134-162-134-84 0-143 59-143 123 0 33 31 39 36 39 17 0 37-11 37-36 0-14-3-37-39-37 19-50 67-64 100-64 67 0 104 53 104 109 0 59-42 106-65 131-55 54-110 108-165 162-8 9-8 9-8 28 94 0 188 0 283 0 7-42 15-84 22-126z">
              <text:p/>
            </draw:path>
            <draw:path draw:style-name="gr6" draw:text-style-name="P7" draw:layer="layout" svg:width="0.651cm" svg:height="0.652cm" svg:x="2.738cm" svg:y="1.5cm" svg:viewBox="0 0 652 653" svg:d="M347 346c91 0 183 0 274 0 14 0 31 0 31-19 0-20-17-20-31-20-91 0-183 0-274 0 0-91 0-182 0-273 0-14 0-34-20-34-19 0-19 20-19 34 0 91 0 182 0 273-93 0-185 0-277 0-11 0-31 0-31 20 0 19 20 19 31 19 92 0 184 0 277 0 0 91 0 183 0 274 0 14 0 33 19 33 20 0 20-19 20-33 0-91 0-183 0-274z">
              <text:p/>
            </draw:path>
            <draw:path draw:style-name="gr6" draw:text-style-name="P7" draw:layer="layout" svg:width="0.435cm" svg:height="0.664cm" svg:x="3.692cm" svg:y="1.407cm" svg:viewBox="0 0 436 665" svg:d="M263 503c0 28 0 57 0 86 0 34-3 45-76 45-6 0-13 0-19 0 0 10 0 20 0 31 39-3 89-3 131-3s93 0 135 3c0-11 0-21 0-31-8 0-15 0-23 0-72 0-72-11-72-45 0-29 0-58 0-86 32 0 65 0 97 0 0-11 0-21 0-31-32 0-65 0-97 0 0-148 0-296 0-444 0-20 0-28-17-28-9 0-11 0-20 14-101 153-201 305-302 458 0 10 0 20 0 31 88 0 175 0 263 0zM269 472c-81 0-161 0-241 0 80-122 160-244 241-366 0 122 0 244 0 366z">
              <text:p/>
            </draw:path>
            <draw:path draw:style-name="gr6" draw:text-style-name="P7" draw:layer="layout" svg:width="0.489cm" svg:height="0.443cm" svg:x="4.184cm" svg:y="1.639cm" svg:viewBox="0 0 490 444" svg:d="M299 137c6-25 28-115 98-115 6 0 28 0 51 12-28 5-48 30-48 53 0 16 11 33 36 33 23 0 54-17 54-56 0-50-59-64-93-64-56 0-89 50-103 73-23-65-76-73-104-73-103 0-159 126-159 151 0 8 7 5 11 8 8 0 11 0 14-8 34-106 98-129 131-129 20 0 54 9 54 65 0 30-17 95-54 234-16 59-50 101-95 101-5 0-28 0-47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</draw:g>
        </draw:g>
        <draw:g>
          <svg:title>TexMaths</svg:title>
          <svg:desc>28§display§=19§svg§600§FALSE§</svg:desc>
          <draw:g>
            <draw:path draw:style-name="gr5" draw:text-style-name="P6" draw:layer="layout" svg:width="1.873cm" svg:height="0.571cm" svg:x="5.037cm" svg:y="1.476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043cm" svg:y="1.719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21cm" svg:height="0.649cm" svg:x="6.111cm" svg:y="1.426cm" svg:viewBox="0 0 322 650" svg:d="M199 25c0-22 0-25-23-25-59 61-145 61-176 61 0 11 0 21 0 31 20 0 76 0 126-25 0 169 0 338 0 507 0 34-3 45-90 45-10 0-20 0-30 0 0 10 0 20 0 31 33-3 117-3 156-3s126 0 160 3c0-11 0-21 0-31-11 0-21 0-31 0-90 0-92-8-92-45 0-183 0-366 0-549z">
              <text:p/>
            </draw:path>
            <draw:path draw:style-name="gr6" draw:text-style-name="P7" draw:layer="layout" svg:width="0.407cm" svg:height="0.671cm" svg:x="6.553cm" svg:y="1.426cm" svg:viewBox="0 0 408 672" svg:d="M319 340c0 10 0 21 0 31 0 229-101 273-157 273-17 0-70-3-98-33 45 0 51-31 51-48 0-28-23-44-45-44-14 0-45 11-45 47 0 67 53 106 137 106 126 0 246-134 246-343 0-262-112-329-201-329-53 0-101 17-143 61-42 45-64 87-64 159 0 123 87 218 199 218 58 0 97-42 120-98zM199 415c-17 0-62 0-93-61-17-36-17-86-17-134 0-53 0-97 20-134 28-50 64-61 98-61 47 0 78 34 95 75 11 34 17 95 17 140 0 81-34 175-120 175z">
              <text:p/>
            </draw:path>
          </draw:g>
        </draw:g>
        <draw:custom-shape draw:style-name="gr10" draw:text-style-name="P3" draw:layer="layout" svg:width="2.8cm" svg:height="1.4cm" svg:x="4.8cm" svg:y="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^2+bx=-c§svg§600§FALSE§</svg:desc>
          <draw:g>
            <draw:path draw:style-name="gr5" draw:text-style-name="P6" draw:layer="layout" svg:width="5.585cm" svg:height="0.839cm" svg:x="14.482cm" svg:y="1.26cm" svg:viewBox="0 0 5586 840" svg:d="M0 0c1862 0 3724 0 5586 0 0 280 0 560 0 840-1862 0-3724 0-5586 0 0-280 0-560 0-840z">
              <text:p/>
            </draw:path>
            <draw:path draw:style-name="gr6" draw:text-style-name="P7" draw:layer="layout" svg:width="0.489cm" svg:height="0.443cm" svg:x="14.46cm" svg:y="1.637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15.037cm" svg:y="1.21cm" svg:viewBox="0 0 305 455" svg:d="M305 329c-7 0-15 0-22 0-3 17-12 56-20 65-6 3-59 3-67 3-42 0-84 0-126 0 70-65 95-84 137-115 50-42 98-84 98-148 0-84-73-134-162-134-84 0-143 59-143 123 0 33 31 39 36 39 17 0 37-11 37-36 0-14-3-37-39-37 19-50 67-64 100-64 68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15.708cm" svg:y="1.498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363cm" svg:height="0.691cm" svg:x="16.682cm" svg:y="1.389cm" svg:viewBox="0 0 364 692" svg:d="M190 11c-4-4 0-11-14-11-22 0-95 8-120 11-8 0-17 3-17 20 0 11 9 11 23 11 47 0 50 8 50 17 0 8-11 42-14 61-27 106-54 212-81 318-11 51-17 65-17 101 0 92 53 153 126 153 115 0 238-147 238-287 0-89-53-156-132-156-44 0-86 27-114 58 24-99 48-197 72-296zM98 383c6-23 6-26 14-34 48-64 92-78 117-78 37 0 62 28 62 92 0 56-31 170-50 207-31 64-76 100-115 100-34 0-67-25-67-98 0-19 0-39 17-100 7-30 14-60 22-89z">
              <text:p/>
            </draw:path>
            <draw:path draw:style-name="gr6" draw:text-style-name="P7" draw:layer="layout" svg:width="0.489cm" svg:height="0.443cm" svg:x="17.088cm" svg:y="1.637cm" svg:viewBox="0 0 490 444" svg:d="M299 137c6-25 28-115 98-115 3 0 28 0 48 12-28 5-48 30-48 53 0 16 12 33 40 33 19 0 53-17 53-56 0-50-59-64-93-64-56 0-92 50-103 73-25-65-78-73-106-73-101 0-157 126-157 151 0 8 8 8 11 8 8 0 11 0 11-8 34-106 101-129 132-129 19 0 53 9 53 65 0 30-17 95-53 234-14 59-48 101-93 101-5 0-28 0-47-14 22-3 45-25 45-51 0-28-23-36-37-36-31 0-53 25-53 59 0 44 48 64 92 64 65 0 101-70 104-75 11 36 45 75 106 75 101 0 157-128 157-151 0-11-8-11-11-11-11 0-11 6-14 11-34 106-98 129-132 129-36 0-53-31-53-65 0-22 6-44 17-86 11-45 22-89 33-134z">
              <text:p/>
            </draw:path>
            <draw:path draw:style-name="gr6" draw:text-style-name="P7" draw:layer="layout" svg:width="0.651cm" svg:height="0.228cm" svg:x="17.95cm" svg:y="1.71cm" svg:viewBox="0 0 652 229" svg:d="M619 39c14 0 33 0 33-19 0-20-19-20-31-20-197 0-393 0-590 0-14 0-31 0-31 20 0 19 17 19 31 19 196 0 392 0 588 0zM621 229c12 0 31 0 31-20 0-19-19-19-33-19-196 0-392 0-588 0-14 0-31 0-31 19 0 20 17 20 31 20 197 0 393 0 590 0z">
              <text:p/>
            </draw:path>
            <draw:path draw:style-name="gr6" draw:text-style-name="P7" draw:layer="layout" svg:width="0.601cm" svg:height="0.038cm" svg:x="19.014cm" svg:y="1.805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82cm" svg:height="0.443cm" svg:x="19.736cm" svg:y="1.637cm" svg:viewBox="0 0 383 444" svg:d="M350 61c-17 0-28 0-42 12-17 16-20 33-20 39 0 25 20 33 37 33 28 0 56-22 56-61 0-48-48-84-118-84-131 0-263 140-263 276 0 90 59 168 160 168 139 0 223-103 223-117 0-6-5-11-11-11-5 0-8 0-14 8-78 98-184 98-196 98-61 0-89-48-89-106 0-42 19-137 53-196 31-56 87-98 140-98 33 0 70 12 84 39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x^2+4x§svg§600§FALSE§</svg:desc>
          <draw:g>
            <draw:path draw:style-name="gr5" draw:text-style-name="P6" draw:layer="layout" svg:width="3.11cm" svg:height="0.839cm" svg:x="1.512cm" svg:y="1.262cm" svg:viewBox="0 0 3111 840" svg:d="M0 0c1037 0 2074 0 3111 0 0 280 0 560 0 840-1037 0-2074 0-3111 0 0-280 0-560 0-840z">
              <text:p/>
            </draw:path>
            <draw:path draw:style-name="gr6" draw:text-style-name="P7" draw:layer="layout" svg:width="0.489cm" svg:height="0.443cm" svg:x="1.49cm" svg:y="1.639cm" svg:viewBox="0 0 490 444" svg:d="M299 137c6-25 28-115 98-115 6 0 28 0 51 12-28 5-48 30-48 53 0 16 11 33 36 33 23 0 54-17 54-56 0-50-59-64-93-64-56 0-89 50-100 73-26-65-79-73-107-73-103 0-159 126-159 151 0 8 7 5 11 8 8 0 11 0 14-8 34-106 98-129 131-129 20 0 54 9 54 65 0 30-17 95-54 234-16 59-50 101-92 101-8 0-31 0-50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  <draw:path draw:style-name="gr6" draw:text-style-name="P7" draw:layer="layout" svg:width="0.304cm" svg:height="0.454cm" svg:x="2.066cm" svg:y="1.212cm" svg:viewBox="0 0 305 455" svg:d="M305 329c-8 0-17 0-25 0 0 17-9 56-17 65-6 3-59 3-67 3-42 0-84 0-126 0 70-65 95-84 137-115 50-42 98-84 98-148 0-84-73-134-162-134-84 0-143 59-143 123 0 33 31 39 36 39 17 0 37-11 37-36 0-14-3-37-39-37 19-50 67-64 100-64 67 0 104 53 104 109 0 59-42 106-65 131-55 54-110 108-165 162-8 9-8 9-8 28 94 0 188 0 283 0 7-42 15-84 22-126z">
              <text:p/>
            </draw:path>
            <draw:path draw:style-name="gr6" draw:text-style-name="P7" draw:layer="layout" svg:width="0.651cm" svg:height="0.652cm" svg:x="2.738cm" svg:y="1.5cm" svg:viewBox="0 0 652 653" svg:d="M347 346c91 0 183 0 274 0 14 0 31 0 31-19 0-20-17-20-31-20-91 0-183 0-274 0 0-91 0-182 0-273 0-14 0-34-20-34-19 0-19 20-19 34 0 91 0 182 0 273-93 0-185 0-277 0-11 0-31 0-31 20 0 19 20 19 31 19 92 0 184 0 277 0 0 91 0 183 0 274 0 14 0 33 19 33 20 0 20-19 20-33 0-91 0-183 0-274z">
              <text:p/>
            </draw:path>
            <draw:path draw:style-name="gr6" draw:text-style-name="P7" draw:layer="layout" svg:width="0.435cm" svg:height="0.664cm" svg:x="3.692cm" svg:y="1.407cm" svg:viewBox="0 0 436 665" svg:d="M263 503c0 28 0 57 0 86 0 34-3 45-76 45-6 0-13 0-19 0 0 10 0 20 0 31 39-3 89-3 131-3s93 0 135 3c0-11 0-21 0-31-8 0-15 0-23 0-72 0-72-11-72-45 0-29 0-58 0-86 32 0 65 0 97 0 0-11 0-21 0-31-32 0-65 0-97 0 0-148 0-296 0-444 0-20 0-28-17-28-9 0-11 0-20 14-101 153-201 305-302 458 0 10 0 20 0 31 88 0 175 0 263 0zM269 472c-81 0-161 0-241 0 80-122 160-244 241-366 0 122 0 244 0 366z">
              <text:p/>
            </draw:path>
            <draw:path draw:style-name="gr6" draw:text-style-name="P7" draw:layer="layout" svg:width="0.489cm" svg:height="0.443cm" svg:x="4.184cm" svg:y="1.639cm" svg:viewBox="0 0 490 444" svg:d="M299 137c6-25 28-115 98-115 6 0 28 0 51 12-28 5-48 30-48 53 0 16 11 33 36 33 23 0 54-17 54-56 0-50-59-64-93-64-56 0-89 50-103 73-23-65-76-73-104-73-103 0-159 126-159 151 0 8 7 5 11 8 8 0 11 0 14-8 34-106 98-129 131-129 20 0 54 9 54 65 0 30-17 95-54 234-16 59-50 101-95 101-5 0-28 0-47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</draw:g>
        </draw:g>
        <draw:g>
          <svg:title>TexMaths</svg:title>
          <svg:desc>28§display§=19§svg§600§FALSE§</svg:desc>
          <draw:g>
            <draw:path draw:style-name="gr5" draw:text-style-name="P6" draw:layer="layout" svg:width="1.873cm" svg:height="0.571cm" svg:x="5.037cm" svg:y="1.476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043cm" svg:y="1.719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21cm" svg:height="0.649cm" svg:x="6.111cm" svg:y="1.426cm" svg:viewBox="0 0 322 650" svg:d="M199 25c0-22 0-25-23-25-59 61-145 61-176 61 0 11 0 21 0 31 20 0 76 0 126-25 0 169 0 338 0 507 0 34-3 45-90 45-10 0-20 0-30 0 0 10 0 20 0 31 33-3 117-3 156-3s126 0 160 3c0-11 0-21 0-31-11 0-21 0-31 0-90 0-92-8-92-45 0-183 0-366 0-549z">
              <text:p/>
            </draw:path>
            <draw:path draw:style-name="gr6" draw:text-style-name="P7" draw:layer="layout" svg:width="0.407cm" svg:height="0.671cm" svg:x="6.553cm" svg:y="1.426cm" svg:viewBox="0 0 408 672" svg:d="M319 340c0 10 0 21 0 31 0 229-101 273-157 273-17 0-70-3-98-33 45 0 51-31 51-48 0-28-23-44-45-44-14 0-45 11-45 47 0 67 53 106 137 106 126 0 246-134 246-343 0-262-112-329-201-329-53 0-101 17-143 61-42 45-64 87-64 159 0 123 87 218 199 218 58 0 97-42 120-98zM199 415c-17 0-62 0-93-61-17-36-17-86-17-134 0-53 0-97 20-134 28-50 64-61 98-61 47 0 78 34 95 75 11 34 17 95 17 140 0 81-34 175-120 175z">
              <text:p/>
            </draw:path>
          </draw:g>
        </draw:g>
        <draw:custom-shape draw:style-name="gr10" draw:text-style-name="P3" draw:layer="layout" svg:width="2.8cm" svg:height="1.4cm" svg:x="4.8cm" svg:y="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^2+bx=-c§svg§600§FALSE§</svg:desc>
          <draw:g>
            <draw:path draw:style-name="gr5" draw:text-style-name="P6" draw:layer="layout" svg:width="5.585cm" svg:height="0.839cm" svg:x="14.482cm" svg:y="1.26cm" svg:viewBox="0 0 5586 840" svg:d="M0 0c1862 0 3724 0 5586 0 0 280 0 560 0 840-1862 0-3724 0-5586 0 0-280 0-560 0-840z">
              <text:p/>
            </draw:path>
            <draw:path draw:style-name="gr6" draw:text-style-name="P7" draw:layer="layout" svg:width="0.489cm" svg:height="0.443cm" svg:x="14.46cm" svg:y="1.637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15.037cm" svg:y="1.21cm" svg:viewBox="0 0 305 455" svg:d="M305 329c-7 0-15 0-22 0-3 17-12 56-20 65-6 3-59 3-67 3-42 0-84 0-126 0 70-65 95-84 137-115 50-42 98-84 98-148 0-84-73-134-162-134-84 0-143 59-143 123 0 33 31 39 36 39 17 0 37-11 37-36 0-14-3-37-39-37 19-50 67-64 100-64 68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15.708cm" svg:y="1.498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363cm" svg:height="0.691cm" svg:x="16.682cm" svg:y="1.389cm" svg:viewBox="0 0 364 692" svg:d="M190 11c-4-4 0-11-14-11-22 0-95 8-120 11-8 0-17 3-17 20 0 11 9 11 23 11 47 0 50 8 50 17 0 8-11 42-14 61-27 106-54 212-81 318-11 51-17 65-17 101 0 92 53 153 126 153 115 0 238-147 238-287 0-89-53-156-132-156-44 0-86 27-114 58 24-99 48-197 72-296zM98 383c6-23 6-26 14-34 48-64 92-78 117-78 37 0 62 28 62 92 0 56-31 170-50 207-31 64-76 100-115 100-34 0-67-25-67-98 0-19 0-39 17-100 7-30 14-60 22-89z">
              <text:p/>
            </draw:path>
            <draw:path draw:style-name="gr6" draw:text-style-name="P7" draw:layer="layout" svg:width="0.489cm" svg:height="0.443cm" svg:x="17.088cm" svg:y="1.637cm" svg:viewBox="0 0 490 444" svg:d="M299 137c6-25 28-115 98-115 3 0 28 0 48 12-28 5-48 30-48 53 0 16 12 33 40 33 19 0 53-17 53-56 0-50-59-64-93-64-56 0-92 50-103 73-25-65-78-73-106-73-101 0-157 126-157 151 0 8 8 8 11 8 8 0 11 0 11-8 34-106 101-129 132-129 19 0 53 9 53 65 0 30-17 95-53 234-14 59-48 101-93 101-5 0-28 0-47-14 22-3 45-25 45-51 0-28-23-36-37-36-31 0-53 25-53 59 0 44 48 64 92 64 65 0 101-70 104-75 11 36 45 75 106 75 101 0 157-128 157-151 0-11-8-11-11-11-11 0-11 6-14 11-34 106-98 129-132 129-36 0-53-31-53-65 0-22 6-44 17-86 11-45 22-89 33-134z">
              <text:p/>
            </draw:path>
            <draw:path draw:style-name="gr6" draw:text-style-name="P7" draw:layer="layout" svg:width="0.651cm" svg:height="0.228cm" svg:x="17.95cm" svg:y="1.71cm" svg:viewBox="0 0 652 229" svg:d="M619 39c14 0 33 0 33-19 0-20-19-20-31-20-197 0-393 0-590 0-14 0-31 0-31 20 0 19 17 19 31 19 196 0 392 0 588 0zM621 229c12 0 31 0 31-20 0-19-19-19-33-19-196 0-392 0-588 0-14 0-31 0-31 19 0 20 17 20 31 20 197 0 393 0 590 0z">
              <text:p/>
            </draw:path>
            <draw:path draw:style-name="gr6" draw:text-style-name="P7" draw:layer="layout" svg:width="0.601cm" svg:height="0.038cm" svg:x="19.014cm" svg:y="1.805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82cm" svg:height="0.443cm" svg:x="19.736cm" svg:y="1.637cm" svg:viewBox="0 0 383 444" svg:d="M350 61c-17 0-28 0-42 12-17 16-20 33-20 39 0 25 20 33 37 33 28 0 56-22 56-61 0-48-48-84-118-84-131 0-263 140-263 276 0 90 59 168 160 168 139 0 223-103 223-117 0-6-5-11-11-11-5 0-8 0-14 8-78 98-184 98-196 98-61 0-89-48-89-106 0-42 19-137 53-196 31-56 87-98 140-98 33 0 70 12 84 39z">
              <text:p/>
            </draw:path>
          </draw:g>
        </draw:g>
        <draw:frame draw:style-name="gr3" draw:text-style-name="P1" draw:layer="layout" svg:width="11.346cm" svg:height="11.4cm" svg:x="13.796cm" svg:y="3.4cm">
          <draw:image xlink:href="Pictures/100002010000034C000003507BB45849E3884BE9.png" xlink:type="simple" xlink:show="embed" xlink:actuate="onLoad" loext:mime-type="image/png">
            <text:p/>
          </draw:image>
        </draw:frame>
        <draw:frame draw:style-name="gr3" draw:text-style-name="P1" draw:layer="layout" svg:width="11.346cm" svg:height="11.4cm" svg:x="1.054cm" svg:y="3.4cm">
          <draw:image xlink:href="Pictures/100002010000034C000003507BB45849E3884B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x^2+4x§svg§600§FALSE§</svg:desc>
          <draw:g>
            <draw:path draw:style-name="gr5" draw:text-style-name="P6" draw:layer="layout" svg:width="3.11cm" svg:height="0.839cm" svg:x="1.512cm" svg:y="1.26cm" svg:viewBox="0 0 3111 840" svg:d="M0 0c1037 0 2074 0 3111 0 0 280 0 560 0 840-1037 0-2074 0-3111 0 0-280 0-560 0-840z">
              <text:p/>
            </draw:path>
            <draw:path draw:style-name="gr6" draw:text-style-name="P7" draw:layer="layout" svg:width="0.489cm" svg:height="0.443cm" svg:x="1.49cm" svg:y="1.637cm" svg:viewBox="0 0 490 444" svg:d="M299 137c6-25 28-115 98-115 6 0 28 0 51 12-28 5-48 30-48 53 0 16 11 33 36 33 23 0 54-17 54-56 0-50-59-64-93-64-56 0-89 50-100 73-26-65-79-73-107-73-103 0-159 126-159 151 0 8 7 5 11 8 8 0 11 0 14-8 34-106 98-129 131-129 20 0 54 9 54 65 0 30-17 95-54 234-16 59-50 101-92 101-8 0-31 0-50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  <draw:path draw:style-name="gr6" draw:text-style-name="P7" draw:layer="layout" svg:width="0.304cm" svg:height="0.454cm" svg:x="2.066cm" svg:y="1.21cm" svg:viewBox="0 0 305 455" svg:d="M305 329c-8 0-17 0-25 0 0 17-9 56-17 65-6 3-59 3-67 3-42 0-84 0-126 0 70-65 95-84 137-115 50-42 98-84 98-148 0-84-73-134-162-134-84 0-143 59-143 123 0 33 31 39 36 39 17 0 37-11 37-36 0-14-3-37-39-37 19-50 67-64 100-64 67 0 104 53 104 109 0 59-42 106-65 131-55 54-110 108-165 162-8 9-8 9-8 28 94 0 188 0 283 0 7-42 15-84 22-126z">
              <text:p/>
            </draw:path>
            <draw:path draw:style-name="gr6" draw:text-style-name="P7" draw:layer="layout" svg:width="0.651cm" svg:height="0.652cm" svg:x="2.738cm" svg:y="1.498cm" svg:viewBox="0 0 652 653" svg:d="M347 346c91 0 183 0 274 0 14 0 31 0 31-19 0-20-17-20-31-20-91 0-183 0-274 0 0-91 0-182 0-273 0-14 0-34-20-34-19 0-19 20-19 34 0 91 0 182 0 273-93 0-185 0-277 0-11 0-31 0-31 20 0 19 20 19 31 19 92 0 184 0 277 0 0 91 0 183 0 274 0 14 0 33 19 33 20 0 20-19 20-33 0-91 0-183 0-274z">
              <text:p/>
            </draw:path>
            <draw:path draw:style-name="gr6" draw:text-style-name="P7" draw:layer="layout" svg:width="0.435cm" svg:height="0.664cm" svg:x="3.692cm" svg:y="1.405cm" svg:viewBox="0 0 436 665" svg:d="M263 503c0 28 0 57 0 86 0 34-3 45-76 45-6 0-13 0-19 0 0 10 0 20 0 31 39-3 89-3 131-3s93 0 135 3c0-11 0-21 0-31-8 0-15 0-23 0-72 0-72-11-72-45 0-29 0-58 0-86 32 0 65 0 97 0 0-11 0-21 0-31-32 0-65 0-97 0 0-148 0-296 0-444 0-20 0-28-17-28-9 0-11 0-20 14-101 153-201 305-302 458 0 10 0 20 0 31 88 0 175 0 263 0zM269 472c-81 0-161 0-241 0 80-122 160-244 241-366 0 122 0 244 0 366z">
              <text:p/>
            </draw:path>
            <draw:path draw:style-name="gr6" draw:text-style-name="P7" draw:layer="layout" svg:width="0.489cm" svg:height="0.443cm" svg:x="4.184cm" svg:y="1.637cm" svg:viewBox="0 0 490 444" svg:d="M299 137c6-25 28-115 98-115 6 0 28 0 51 12-28 5-48 30-48 53 0 16 11 33 36 33 23 0 54-17 54-56 0-50-59-64-93-64-56 0-89 50-103 73-23-65-76-73-104-73-103 0-159 126-159 151 0 8 7 5 11 8 8 0 11 0 14-8 34-106 98-129 131-129 20 0 54 9 54 65 0 30-17 95-54 234-16 59-50 101-95 101-5 0-28 0-47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</draw:g>
        </draw:g>
        <draw:g>
          <svg:title>TexMaths</svg:title>
          <svg:desc>28§display§=19§svg§600§FALSE§</svg:desc>
          <draw:g>
            <draw:path draw:style-name="gr5" draw:text-style-name="P6" draw:layer="layout" svg:width="1.873cm" svg:height="0.571cm" svg:x="5.037cm" svg:y="1.476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043cm" svg:y="1.719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21cm" svg:height="0.649cm" svg:x="6.111cm" svg:y="1.426cm" svg:viewBox="0 0 322 650" svg:d="M199 25c0-22 0-25-23-25-59 61-145 61-176 61 0 11 0 21 0 31 20 0 76 0 126-25 0 169 0 338 0 507 0 34-3 45-90 45-10 0-20 0-30 0 0 10 0 20 0 31 33-3 117-3 156-3s126 0 160 3c0-11 0-21 0-31-11 0-21 0-31 0-90 0-92-8-92-45 0-183 0-366 0-549z">
              <text:p/>
            </draw:path>
            <draw:path draw:style-name="gr6" draw:text-style-name="P7" draw:layer="layout" svg:width="0.407cm" svg:height="0.671cm" svg:x="6.553cm" svg:y="1.426cm" svg:viewBox="0 0 408 672" svg:d="M319 340c0 10 0 21 0 31 0 229-101 273-157 273-17 0-70-3-98-33 45 0 51-31 51-48 0-28-23-44-45-44-14 0-45 11-45 47 0 67 53 106 137 106 126 0 246-134 246-343 0-262-112-329-201-329-53 0-101 17-143 61-42 45-64 87-64 159 0 123 87 218 199 218 58 0 97-42 120-98zM199 415c-17 0-62 0-93-61-17-36-17-86-17-134 0-53 0-97 20-134 28-50 64-61 98-61 47 0 78 34 95 75 11 34 17 95 17 140 0 81-34 175-120 175z">
              <text:p/>
            </draw:path>
          </draw:g>
        </draw:g>
        <draw:custom-shape draw:style-name="gr10" draw:text-style-name="P3" draw:layer="layout" svg:width="2.8cm" svg:height="1.4cm" svg:x="4.8cm" svg:y="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^2+bx=-c§svg§600§FALSE§</svg:desc>
          <draw:g>
            <draw:path draw:style-name="gr5" draw:text-style-name="P6" draw:layer="layout" svg:width="5.585cm" svg:height="0.839cm" svg:x="14.482cm" svg:y="1.26cm" svg:viewBox="0 0 5586 840" svg:d="M0 0c1862 0 3724 0 5586 0 0 280 0 560 0 840-1862 0-3724 0-5586 0 0-280 0-560 0-840z">
              <text:p/>
            </draw:path>
            <draw:path draw:style-name="gr6" draw:text-style-name="P7" draw:layer="layout" svg:width="0.489cm" svg:height="0.443cm" svg:x="14.46cm" svg:y="1.637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15.037cm" svg:y="1.21cm" svg:viewBox="0 0 305 455" svg:d="M305 329c-7 0-15 0-22 0-3 17-12 56-20 65-6 3-59 3-67 3-42 0-84 0-126 0 70-65 95-84 137-115 50-42 98-84 98-148 0-84-73-134-162-134-84 0-143 59-143 123 0 33 31 39 36 39 17 0 37-11 37-36 0-14-3-37-39-37 19-50 67-64 100-64 68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15.708cm" svg:y="1.498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363cm" svg:height="0.691cm" svg:x="16.682cm" svg:y="1.389cm" svg:viewBox="0 0 364 692" svg:d="M190 11c-4-4 0-11-14-11-22 0-95 8-120 11-8 0-17 3-17 20 0 11 9 11 23 11 47 0 50 8 50 17 0 8-11 42-14 61-27 106-54 212-81 318-11 51-17 65-17 101 0 92 53 153 126 153 115 0 238-147 238-287 0-89-53-156-132-156-44 0-86 27-114 58 24-99 48-197 72-296zM98 383c6-23 6-26 14-34 48-64 92-78 117-78 37 0 62 28 62 92 0 56-31 170-50 207-31 64-76 100-115 100-34 0-67-25-67-98 0-19 0-39 17-100 7-30 14-60 22-89z">
              <text:p/>
            </draw:path>
            <draw:path draw:style-name="gr6" draw:text-style-name="P7" draw:layer="layout" svg:width="0.489cm" svg:height="0.443cm" svg:x="17.088cm" svg:y="1.637cm" svg:viewBox="0 0 490 444" svg:d="M299 137c6-25 28-115 98-115 3 0 28 0 48 12-28 5-48 30-48 53 0 16 12 33 40 33 19 0 53-17 53-56 0-50-59-64-93-64-56 0-92 50-103 73-25-65-78-73-106-73-101 0-157 126-157 151 0 8 8 8 11 8 8 0 11 0 11-8 34-106 101-129 132-129 19 0 53 9 53 65 0 30-17 95-53 234-14 59-48 101-93 101-5 0-28 0-47-14 22-3 45-25 45-51 0-28-23-36-37-36-31 0-53 25-53 59 0 44 48 64 92 64 65 0 101-70 104-75 11 36 45 75 106 75 101 0 157-128 157-151 0-11-8-11-11-11-11 0-11 6-14 11-34 106-98 129-132 129-36 0-53-31-53-65 0-22 6-44 17-86 11-45 22-89 33-134z">
              <text:p/>
            </draw:path>
            <draw:path draw:style-name="gr6" draw:text-style-name="P7" draw:layer="layout" svg:width="0.651cm" svg:height="0.228cm" svg:x="17.95cm" svg:y="1.71cm" svg:viewBox="0 0 652 229" svg:d="M619 39c14 0 33 0 33-19 0-20-19-20-31-20-197 0-393 0-590 0-14 0-31 0-31 20 0 19 17 19 31 19 196 0 392 0 588 0zM621 229c12 0 31 0 31-20 0-19-19-19-33-19-196 0-392 0-588 0-14 0-31 0-31 19 0 20 17 20 31 20 197 0 393 0 590 0z">
              <text:p/>
            </draw:path>
            <draw:path draw:style-name="gr6" draw:text-style-name="P7" draw:layer="layout" svg:width="0.601cm" svg:height="0.038cm" svg:x="19.014cm" svg:y="1.805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82cm" svg:height="0.443cm" svg:x="19.736cm" svg:y="1.637cm" svg:viewBox="0 0 383 444" svg:d="M350 61c-17 0-28 0-42 12-17 16-20 33-20 39 0 25 20 33 37 33 28 0 56-22 56-61 0-48-48-84-118-84-131 0-263 140-263 276 0 90 59 168 160 168 139 0 223-103 223-117 0-6-5-11-11-11-5 0-8 0-14 8-78 98-184 98-196 98-61 0-89-48-89-106 0-42 19-137 53-196 31-56 87-98 140-98 33 0 70 12 84 39z">
              <text:p/>
            </draw:path>
          </draw:g>
        </draw:g>
        <draw:frame draw:style-name="gr3" draw:text-style-name="P1" draw:layer="layout" svg:width="11.346cm" svg:height="11.4cm" svg:x="13.796cm" svg:y="3.4cm">
          <draw:image xlink:href="Pictures/100002010000034C0000034C856E1E55264D0B93.png" xlink:type="simple" xlink:show="embed" xlink:actuate="onLoad" loext:mime-type="image/png">
            <text:p/>
          </draw:image>
        </draw:frame>
        <draw:frame draw:style-name="gr3" draw:text-style-name="P1" draw:layer="layout" svg:width="11.346cm" svg:height="11.4cm" svg:x="1.054cm" svg:y="3.4cm">
          <draw:image xlink:href="Pictures/100002010000034C0000034C60976BBE36DD66E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x^2+4x§svg§600§FALSE§</svg:desc>
          <draw:g>
            <draw:path draw:style-name="gr5" draw:text-style-name="P6" draw:layer="layout" svg:width="3.11cm" svg:height="0.839cm" svg:x="1.512cm" svg:y="1.26cm" svg:viewBox="0 0 3111 840" svg:d="M0 0c1037 0 2074 0 3111 0 0 280 0 560 0 840-1037 0-2074 0-3111 0 0-280 0-560 0-840z">
              <text:p/>
            </draw:path>
            <draw:path draw:style-name="gr6" draw:text-style-name="P7" draw:layer="layout" svg:width="0.489cm" svg:height="0.443cm" svg:x="1.49cm" svg:y="1.637cm" svg:viewBox="0 0 490 444" svg:d="M299 137c6-25 28-115 98-115 6 0 28 0 51 12-28 5-48 30-48 53 0 16 11 33 36 33 23 0 54-17 54-56 0-50-59-64-93-64-56 0-89 50-100 73-26-65-79-73-107-73-103 0-159 126-159 151 0 8 7 5 11 8 8 0 11 0 14-8 34-106 98-129 131-129 20 0 54 9 54 65 0 30-17 95-54 234-16 59-50 101-92 101-8 0-31 0-50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  <draw:path draw:style-name="gr6" draw:text-style-name="P7" draw:layer="layout" svg:width="0.304cm" svg:height="0.454cm" svg:x="2.066cm" svg:y="1.21cm" svg:viewBox="0 0 305 455" svg:d="M305 329c-8 0-17 0-25 0 0 17-9 56-17 65-6 3-59 3-67 3-42 0-84 0-126 0 70-65 95-84 137-115 50-42 98-84 98-148 0-84-73-134-162-134-84 0-143 59-143 123 0 33 31 39 36 39 17 0 37-11 37-36 0-14-3-37-39-37 19-50 67-64 100-64 67 0 104 53 104 109 0 59-42 106-65 131-55 54-110 108-165 162-8 9-8 9-8 28 94 0 188 0 283 0 7-42 15-84 22-126z">
              <text:p/>
            </draw:path>
            <draw:path draw:style-name="gr6" draw:text-style-name="P7" draw:layer="layout" svg:width="0.651cm" svg:height="0.652cm" svg:x="2.738cm" svg:y="1.498cm" svg:viewBox="0 0 652 653" svg:d="M347 346c91 0 183 0 274 0 14 0 31 0 31-19 0-20-17-20-31-20-91 0-183 0-274 0 0-91 0-182 0-273 0-14 0-34-20-34-19 0-19 20-19 34 0 91 0 182 0 273-93 0-185 0-277 0-11 0-31 0-31 20 0 19 20 19 31 19 92 0 184 0 277 0 0 91 0 183 0 274 0 14 0 33 19 33 20 0 20-19 20-33 0-91 0-183 0-274z">
              <text:p/>
            </draw:path>
            <draw:path draw:style-name="gr6" draw:text-style-name="P7" draw:layer="layout" svg:width="0.435cm" svg:height="0.664cm" svg:x="3.692cm" svg:y="1.405cm" svg:viewBox="0 0 436 665" svg:d="M263 503c0 28 0 57 0 86 0 34-3 45-76 45-6 0-13 0-19 0 0 10 0 20 0 31 39-3 89-3 131-3s93 0 135 3c0-11 0-21 0-31-8 0-15 0-23 0-72 0-72-11-72-45 0-29 0-58 0-86 32 0 65 0 97 0 0-11 0-21 0-31-32 0-65 0-97 0 0-148 0-296 0-444 0-20 0-28-17-28-9 0-11 0-20 14-101 153-201 305-302 458 0 10 0 20 0 31 88 0 175 0 263 0zM269 472c-81 0-161 0-241 0 80-122 160-244 241-366 0 122 0 244 0 366z">
              <text:p/>
            </draw:path>
            <draw:path draw:style-name="gr6" draw:text-style-name="P7" draw:layer="layout" svg:width="0.489cm" svg:height="0.443cm" svg:x="4.184cm" svg:y="1.637cm" svg:viewBox="0 0 490 444" svg:d="M299 137c6-25 28-115 98-115 6 0 28 0 51 12-28 5-48 30-48 53 0 16 11 33 36 33 23 0 54-17 54-56 0-50-59-64-93-64-56 0-89 50-103 73-23-65-76-73-104-73-103 0-159 126-159 151 0 8 7 5 11 8 8 0 11 0 14-8 34-106 98-129 131-129 20 0 54 9 54 65 0 30-17 95-54 234-16 59-50 101-95 101-5 0-28 0-47-14 25-3 45-25 45-51 0-28-20-36-37-36-28 0-53 25-53 59 0 44 50 64 92 64 65 0 101-70 104-75 11 36 47 75 106 75 101 0 157-128 157-151 0-11-9-11-11-11-9 0-12 6-14 11-31 106-98 129-129 129-39 0-56-31-56-65 0-22 6-44 17-86 11-45 22-89 33-134z">
              <text:p/>
            </draw:path>
          </draw:g>
        </draw:g>
        <draw:g>
          <svg:title>TexMaths</svg:title>
          <svg:desc>28§display§=19§svg§600§FALSE§</svg:desc>
          <draw:g>
            <draw:path draw:style-name="gr5" draw:text-style-name="P6" draw:layer="layout" svg:width="1.873cm" svg:height="0.571cm" svg:x="5.037cm" svg:y="1.476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043cm" svg:y="1.719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21cm" svg:height="0.649cm" svg:x="6.111cm" svg:y="1.426cm" svg:viewBox="0 0 322 650" svg:d="M199 25c0-22 0-25-23-25-59 61-145 61-176 61 0 11 0 21 0 31 20 0 76 0 126-25 0 169 0 338 0 507 0 34-3 45-90 45-10 0-20 0-30 0 0 10 0 20 0 31 33-3 117-3 156-3s126 0 160 3c0-11 0-21 0-31-11 0-21 0-31 0-90 0-92-8-92-45 0-183 0-366 0-549z">
              <text:p/>
            </draw:path>
            <draw:path draw:style-name="gr6" draw:text-style-name="P7" draw:layer="layout" svg:width="0.407cm" svg:height="0.671cm" svg:x="6.553cm" svg:y="1.426cm" svg:viewBox="0 0 408 672" svg:d="M319 340c0 10 0 21 0 31 0 229-101 273-157 273-17 0-70-3-98-33 45 0 51-31 51-48 0-28-23-44-45-44-14 0-45 11-45 47 0 67 53 106 137 106 126 0 246-134 246-343 0-262-112-329-201-329-53 0-101 17-143 61-42 45-64 87-64 159 0 123 87 218 199 218 58 0 97-42 120-98zM199 415c-17 0-62 0-93-61-17-36-17-86-17-134 0-53 0-97 20-134 28-50 64-61 98-61 47 0 78 34 95 75 11 34 17 95 17 140 0 81-34 175-120 175z">
              <text:p/>
            </draw:path>
          </draw:g>
        </draw:g>
        <draw:custom-shape draw:style-name="gr10" draw:text-style-name="P3" draw:layer="layout" svg:width="2.8cm" svg:height="1.4cm" svg:x="4.8cm" svg:y="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^2+bx=-c§svg§600§FALSE§</svg:desc>
          <draw:g>
            <draw:path draw:style-name="gr5" draw:text-style-name="P6" draw:layer="layout" svg:width="5.585cm" svg:height="0.839cm" svg:x="14.482cm" svg:y="1.26cm" svg:viewBox="0 0 5586 840" svg:d="M0 0c1862 0 3724 0 5586 0 0 280 0 560 0 840-1862 0-3724 0-5586 0 0-280 0-560 0-840z">
              <text:p/>
            </draw:path>
            <draw:path draw:style-name="gr6" draw:text-style-name="P7" draw:layer="layout" svg:width="0.489cm" svg:height="0.443cm" svg:x="14.46cm" svg:y="1.637cm" svg:viewBox="0 0 490 444" svg:d="M299 137c6-25 31-115 98-115 6 0 28 0 51 12-28 5-48 30-48 53 0 16 11 33 37 33 22 0 53-17 53-56 0-50-59-64-93-64-56 0-89 50-100 73-26-65-79-73-107-73-103 0-159 126-159 151 0 8 7 5 11 8 8 0 11 0 14-8 34-106 98-129 132-129 19 0 53 9 53 65 0 30-17 95-53 234-17 59-51 101-93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15.037cm" svg:y="1.21cm" svg:viewBox="0 0 305 455" svg:d="M305 329c-7 0-15 0-22 0-3 17-12 56-20 65-6 3-59 3-67 3-42 0-84 0-126 0 70-65 95-84 137-115 50-42 98-84 98-148 0-84-73-134-162-134-84 0-143 59-143 123 0 33 31 39 36 39 17 0 37-11 37-36 0-14-3-37-39-37 19-50 67-64 100-64 68 0 104 53 104 109 0 59-42 106-64 131-56 54-111 108-166 162-8 9-8 9-8 28 95 0 190 0 285 0 7-42 14-84 20-126z">
              <text:p/>
            </draw:path>
            <draw:path draw:style-name="gr6" draw:text-style-name="P7" draw:layer="layout" svg:width="0.654cm" svg:height="0.652cm" svg:x="15.708cm" svg:y="1.498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363cm" svg:height="0.691cm" svg:x="16.682cm" svg:y="1.389cm" svg:viewBox="0 0 364 692" svg:d="M190 11c-4-4 0-11-14-11-22 0-95 8-120 11-8 0-17 3-17 20 0 11 9 11 23 11 47 0 50 8 50 17 0 8-11 42-14 61-27 106-54 212-81 318-11 51-17 65-17 101 0 92 53 153 126 153 115 0 238-147 238-287 0-89-53-156-132-156-44 0-86 27-114 58 24-99 48-197 72-296zM98 383c6-23 6-26 14-34 48-64 92-78 117-78 37 0 62 28 62 92 0 56-31 170-50 207-31 64-76 100-115 100-34 0-67-25-67-98 0-19 0-39 17-100 7-30 14-60 22-89z">
              <text:p/>
            </draw:path>
            <draw:path draw:style-name="gr6" draw:text-style-name="P7" draw:layer="layout" svg:width="0.489cm" svg:height="0.443cm" svg:x="17.088cm" svg:y="1.637cm" svg:viewBox="0 0 490 444" svg:d="M299 137c6-25 28-115 98-115 3 0 28 0 48 12-28 5-48 30-48 53 0 16 12 33 40 33 19 0 53-17 53-56 0-50-59-64-93-64-56 0-92 50-103 73-25-65-78-73-106-73-101 0-157 126-157 151 0 8 8 8 11 8 8 0 11 0 11-8 34-106 101-129 132-129 19 0 53 9 53 65 0 30-17 95-53 234-14 59-48 101-93 101-5 0-28 0-47-14 22-3 45-25 45-51 0-28-23-36-37-36-31 0-53 25-53 59 0 44 48 64 92 64 65 0 101-70 104-75 11 36 45 75 106 75 101 0 157-128 157-151 0-11-8-11-11-11-11 0-11 6-14 11-34 106-98 129-132 129-36 0-53-31-53-65 0-22 6-44 17-86 11-45 22-89 33-134z">
              <text:p/>
            </draw:path>
            <draw:path draw:style-name="gr6" draw:text-style-name="P7" draw:layer="layout" svg:width="0.651cm" svg:height="0.228cm" svg:x="17.95cm" svg:y="1.71cm" svg:viewBox="0 0 652 229" svg:d="M619 39c14 0 33 0 33-19 0-20-19-20-31-20-197 0-393 0-590 0-14 0-31 0-31 20 0 19 17 19 31 19 196 0 392 0 588 0zM621 229c12 0 31 0 31-20 0-19-19-19-33-19-196 0-392 0-588 0-14 0-31 0-31 19 0 20 17 20 31 20 197 0 393 0 590 0z">
              <text:p/>
            </draw:path>
            <draw:path draw:style-name="gr6" draw:text-style-name="P7" draw:layer="layout" svg:width="0.601cm" svg:height="0.038cm" svg:x="19.014cm" svg:y="1.805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82cm" svg:height="0.443cm" svg:x="19.736cm" svg:y="1.637cm" svg:viewBox="0 0 383 444" svg:d="M350 61c-17 0-28 0-42 12-17 16-20 33-20 39 0 25 20 33 37 33 28 0 56-22 56-61 0-48-48-84-118-84-131 0-263 140-263 276 0 90 59 168 160 168 139 0 223-103 223-117 0-6-5-11-11-11-5 0-8 0-14 8-78 98-184 98-196 98-61 0-89-48-89-106 0-42 19-137 53-196 31-56 87-98 140-98 33 0 70 12 84 39z">
              <text:p/>
            </draw:path>
          </draw:g>
        </draw:g>
        <draw:frame draw:style-name="gr3" draw:text-style-name="P1" draw:layer="layout" svg:width="11.346cm" svg:height="11.4cm" svg:x="13.8cm" svg:y="3.121cm">
          <draw:image xlink:href="Pictures/100002010000034C00000364222225B971A1F91D.png" xlink:type="simple" xlink:show="embed" xlink:actuate="onLoad" loext:mime-type="image/png">
            <text:p/>
          </draw:image>
        </draw:frame>
        <draw:frame draw:style-name="gr3" draw:text-style-name="P1" draw:layer="layout" svg:width="11.346cm" svg:height="11.4cm" svg:x="1.054cm" svg:y="3.4cm">
          <draw:image xlink:href="Pictures/100002010000034C0000034C90BC3BDD5C1ADF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346cm" svg:height="11.4cm" svg:x="1.054cm" svg:y="3.4cm">
          <draw:image xlink:href="Pictures/100002010000034C0000034CF6C06523C2A08025.png" xlink:type="simple" xlink:show="embed" xlink:actuate="onLoad" loext:mime-type="image/png">
            <text:p/>
          </draw:image>
        </draw:frame>
        <draw:g>
          <svg:title>TexMaths</svg:title>
          <svg:desc>28§display§x^2+4x+4§svg§600§FALSE§</svg:desc>
          <draw:g>
            <draw:path draw:style-name="gr5" draw:text-style-name="P6" draw:layer="layout" svg:width="4.82cm" svg:height="0.839cm" svg:x="1.512cm" svg:y="1.261cm" svg:viewBox="0 0 4821 840" svg:d="M0 0c1607 0 3214 0 4821 0 0 280 0 560 0 840-1607 0-3214 0-4821 0 0-280 0-560 0-840z">
              <text:p/>
            </draw:path>
            <draw:path draw:style-name="gr6" draw:text-style-name="P7" draw:layer="layout" svg:width="0.489cm" svg:height="0.443cm" svg:x="1.49cm" svg:y="1.638cm" svg:viewBox="0 0 490 444" svg:d="M299 137c6-25 31-115 98-115 6 0 28 0 51 12-28 5-48 30-48 53 0 16 11 33 37 33 22 0 53-17 53-56 0-50-59-64-93-64-56 0-89 50-100 73-26-65-79-73-107-73-103 0-159 126-159 151 0 8 7 5 11 8 8 0 11 0 14-8 34-106 98-129 131-129 20 0 54 9 54 65 0 30-17 95-54 234-16 59-50 101-92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2.066cm" svg:y="1.211cm" svg:viewBox="0 0 305 455" svg:d="M305 329c-7 0-15 0-22 0-3 17-12 56-20 65-6 3-59 3-67 3-42 0-84 0-126 0 70-65 95-84 137-115 50-42 98-84 98-148 0-84-73-134-162-134-84 0-143 59-143 123 0 33 31 39 36 39 17 0 37-11 37-36 0-14-3-37-39-37 19-50 67-64 100-64 67 0 104 53 104 109 0 59-42 106-65 131-55 54-110 108-165 162-8 9-8 9-8 28 95 0 190 0 285 0 7-42 13-84 20-126z">
              <text:p/>
            </draw:path>
            <draw:path draw:style-name="gr6" draw:text-style-name="P7" draw:layer="layout" svg:width="0.654cm" svg:height="0.652cm" svg:x="2.738cm" svg:y="1.499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433cm" svg:height="0.664cm" svg:x="3.695cm" svg:y="1.406cm" svg:viewBox="0 0 434 665" svg:d="M260 503c0 28 0 57 0 86 0 34-3 45-75 45-7 0-13 0-20 0 0 10 0 20 0 31 39-3 91-3 132-3 40 0 95 0 134 3 0-11 0-21 0-31-7 0-13 0-20 0-72 0-75-11-75-45 0-29 0-58 0-86 32 0 65 0 98 0 0-11 0-21 0-31-33 0-66 0-98 0 0-148 0-296 0-444 0-20 0-28-17-28-8 0-11 0-20 14-99 153-199 305-299 458 0 10 0 20 0 31 87 0 173 0 260 0zM266 472c-80 0-161 0-241 0 80-122 161-244 241-366 0 122 0 244 0 366z">
              <text:p/>
            </draw:path>
            <draw:path draw:style-name="gr6" draw:text-style-name="P7" draw:layer="layout" svg:width="0.489cm" svg:height="0.443cm" svg:x="4.187cm" svg:y="1.638cm" svg:viewBox="0 0 490 444" svg:d="M299 137c6-25 28-115 98-115 3 0 28 0 48 12-28 5-48 30-48 53 0 16 12 33 40 33 19 0 53-17 53-56 0-50-59-64-93-64-58 0-92 50-103 73-25-65-79-73-107-73-103 0-159 126-159 151 0 8 11 8 14 8 6 0 11 0 11-8 34-106 98-129 132-129 19 0 53 9 53 65 0 30-17 95-53 234-14 59-51 101-93 101-5 0-28 0-50-14 25-3 48-25 48-51 0-28-23-36-37-36-31 0-53 25-53 59 0 44 48 64 92 64 65 0 98-70 101-75 14 36 48 75 106 75 104 0 160-128 160-151 0-11-11-11-14-11-8 0-8 6-11 11-34 106-101 129-132 129-39 0-53-31-53-65 0-22 6-44 17-86 11-45 22-89 33-134z">
              <text:p/>
            </draw:path>
            <draw:path draw:style-name="gr6" draw:text-style-name="P7" draw:layer="layout" svg:width="0.654cm" svg:height="0.652cm" svg:x="4.993cm" svg:y="1.499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436cm" svg:height="0.664cm" svg:x="5.947cm" svg:y="1.406cm" svg:viewBox="0 0 437 665" svg:d="M263 503c0 28 0 57 0 86 0 34-3 45-76 45-6 0-13 0-19 0 0 10 0 20 0 31 39-3 89-3 131-3s96 0 135 3c0-11 0-21 0-31-7 0-13 0-20 0-73 0-75-11-75-45 0-29 0-58 0-86 32 0 65 0 98 0 0-11 0-21 0-31-33 0-66 0-98 0 0-148 0-296 0-444 0-20 0-28-17-28-9 0-11 0-20 14-101 153-201 305-302 458 0 10 0 20 0 31 88 0 175 0 263 0zM269 472c-81 0-161 0-241 0 80-122 160-244 241-366 0 122 0 244 0 366z">
              <text:p/>
            </draw:path>
          </draw:g>
        </draw:g>
        <draw:g>
          <svg:title>TexMaths</svg:title>
          <svg:desc>28§display§=19+4§svg§600§FALSE§</svg:desc>
          <draw:g>
            <draw:path draw:style-name="gr5" draw:text-style-name="P6" draw:layer="layout" svg:width="3.583cm" svg:height="0.641cm" svg:x="6.84cm" svg:y="1.481cm" svg:viewBox="0 0 3584 642" svg:d="M0 0c1195 0 2389 0 3584 0 0 214 0 428 0 642-1195 0-2389 0-3584 0 0-214 0-428 0-642z">
              <text:p/>
            </draw:path>
            <draw:path draw:style-name="gr6" draw:text-style-name="P7" draw:layer="layout" svg:width="0.651cm" svg:height="0.225cm" svg:x="6.846cm" svg:y="1.735cm" svg:viewBox="0 0 652 226" svg:d="M618 39c17 0 34 0 34-19 0-20-17-20-31-20-197 0-393 0-590 0-14 0-31 0-31 20 0 19 17 19 34 19 194 0 389 0 584 0zM621 226c14 0 31 0 31-20 0-19-17-19-34-19-195 0-390 0-584 0-17 0-34 0-34 19 0 20 17 20 31 20 197 0 393 0 590 0z">
              <text:p/>
            </draw:path>
            <draw:path draw:style-name="gr6" draw:text-style-name="P7" draw:layer="layout" svg:width="0.324cm" svg:height="0.649cm" svg:x="7.914cm" svg:y="1.442cm" svg:viewBox="0 0 325 650" svg:d="M201 25c0-22 0-25-22-25-62 61-148 61-179 61 0 11 0 21 0 31 20 0 78 0 129-25 0 168 0 337 0 505 0 36-3 47-93 47-10 0-20 0-30 0 0 11 0 21 0 31 36-3 120-3 159-3s126 0 160 3c0-10 0-20 0-31-11 0-21 0-31 0-90 0-93-11-93-47 0-182 0-365 0-547z">
              <text:p/>
            </draw:path>
            <draw:path draw:style-name="gr6" draw:text-style-name="P7" draw:layer="layout" svg:width="0.407cm" svg:height="0.671cm" svg:x="8.359cm" svg:y="1.442cm" svg:viewBox="0 0 408 672" svg:d="M319 340c0 11 0 21 0 31 0 229-101 273-157 273-17 0-70-2-98-36 45 0 51-28 51-45 0-30-23-44-45-44-14 0-45 8-45 47 0 64 53 106 137 106 126 0 246-134 246-343 0-262-111-329-201-329-53 0-101 17-143 61-42 45-64 84-64 159 0 120 87 218 199 218 58 0 98-42 120-98zM199 416c-17 0-62 0-93-62-16-36-16-86-16-134 0-53 0-97 19-134 28-50 64-61 98-61 48 0 78 34 95 75 11 31 17 95 17 140 0 81-34 176-120 176z">
              <text:p/>
            </draw:path>
            <draw:path draw:style-name="gr6" draw:text-style-name="P7" draw:layer="layout" svg:width="0.654cm" svg:height="0.649cm" svg:x="9.084cm" svg:y="1.523cm" svg:viewBox="0 0 655 650" svg:d="M347 343c91 0 183 0 274 0 14 0 34 0 34-19 0-20-20-20-34-20-91 0-183 0-274 0 0-91 0-182 0-273 0-11 0-31-20-31-19 0-19 20-19 31 0 91 0 182 0 273-93 0-185 0-277 0-11 0-31 0-31 20 0 19 20 19 31 19 92 0 184 0 277 0 0 91 0 182 0 273 0 14 0 34 19 34 20 0 20-20 20-34 0-91 0-182 0-273z">
              <text:p/>
            </draw:path>
            <draw:path draw:style-name="gr6" draw:text-style-name="P7" draw:layer="layout" svg:width="0.435cm" svg:height="0.66cm" svg:x="10.038cm" svg:y="1.431cm" svg:viewBox="0 0 436 661" svg:d="M263 499c0 29 0 58 0 87 0 33-3 44-76 44-6 0-13 0-19 0 0 11 0 21 0 31 39-3 89-3 131-3s95 0 135 3c0-10 0-20 0-31-7 0-13 0-20 0-73 0-75-11-75-44 0-29 0-58 0-87 32 0 65 0 97 0 0-10 0-20 0-30-32 0-65 0-97 0 0-148 0-296 0-444 0-19 0-25-17-25-9 0-11 0-20 11-101 153-201 305-302 458 0 10 0 20 0 30 88 0 175 0 263 0zM269 469c-81 0-161 0-241 0 80-121 160-242 241-363 0 121 0 242 0 363z">
              <text:p/>
            </draw:path>
          </draw:g>
        </draw:g>
        <draw:custom-shape draw:style-name="gr11" draw:text-style-name="P3" draw:layer="layout" svg:width="4cm" svg:height="1.4cm" svg:x="6.6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346cm" svg:height="11.4cm" svg:x="13.8cm" svg:y="3.121cm">
          <draw:image xlink:href="Pictures/100002010000034C00000368D78220224C537EDC.png" xlink:type="simple" xlink:show="embed" xlink:actuate="onLoad" loext:mime-type="image/png">
            <text:p/>
          </draw:image>
        </draw:frame>
        <draw:g>
          <svg:title>TexMaths</svg:title>
          <svg:desc>28§display§x^2+bx+\left(\frac{b}{2}\right)^2=-c+\left(\frac{b}{2}\right)^2§svg§600§FALSE§</svg:desc>
          <draw:g>
            <draw:path draw:style-name="gr5" draw:text-style-name="P6" draw:layer="layout" svg:width="13.136cm" svg:height="2.468cm" svg:x="14.382cm" svg:y="0.55cm" svg:viewBox="0 0 13137 2469" svg:d="M0 0c4379 0 8758 0 13137 0 0 823 0 1646 0 2469-4379 0-8758 0-13137 0 0-823 0-1646 0-2469z">
              <text:p/>
            </draw:path>
            <draw:path draw:style-name="gr6" draw:text-style-name="P7" draw:layer="layout" svg:width="0.489cm" svg:height="0.446cm" svg:x="14.36cm" svg:y="1.703cm" svg:viewBox="0 0 490 447" svg:d="M300 140c5-28 30-118 98-118 5 0 27 0 50 14-28 6-48 28-48 53 0 14 12 34 37 34 22 0 53-17 53-56 0-53-59-67-90-67-58 0-92 53-103 76-25-65-79-76-107-76-103 0-159 129-159 154 0 8 7 5 11 8 8 0 11-3 14-11 34-103 98-129 132-129 19 0 53 9 53 67 0 31-17 96-53 233-17 61-51 103-93 103-8 0-31 0-50-14 25-3 47-25 47-53 0-25-22-34-36-34-31 0-56 26-56 56 0 48 50 67 92 67 65 0 101-69 104-75 11 36 48 75 106 75 101 0 157-128 157-153 0-9-8-9-11-9-9 0-11 3-11 11-34 104-101 129-132 129-39 0-56-31-56-64 0-23 9-45 17-87 11-45 22-89 34-134z">
              <text:p/>
            </draw:path>
            <draw:path draw:style-name="gr6" draw:text-style-name="P7" draw:layer="layout" svg:width="0.304cm" svg:height="0.458cm" svg:x="14.937cm" svg:y="1.275cm" svg:viewBox="0 0 305 459" svg:d="M305 333c-7 0-15 0-22 0-3 14-11 56-20 61-5 6-59 6-67 6-42 0-84 0-126 0 73-64 95-84 137-118 51-39 98-81 98-148 0-81-73-134-162-134-84 0-143 62-143 123 0 36 31 39 36 39 17 0 37-11 37-36 0-11-3-37-39-37 22-47 67-64 100-64 68 0 104 53 104 109 0 62-42 109-64 134-55 55-111 109-166 163-8 5-8 8-8 28 95 0 190 0 286 0 6-42 13-84 19-126z">
              <text:p/>
            </draw:path>
            <draw:path draw:style-name="gr6" draw:text-style-name="P7" draw:layer="layout" svg:width="0.654cm" svg:height="0.653cm" svg:x="15.608cm" svg:y="1.565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6" draw:text-style-name="P7" draw:layer="layout" svg:width="0.363cm" svg:height="0.693cm" svg:x="16.583cm" svg:y="1.456cm" svg:viewBox="0 0 364 694" svg:d="M190 11c0-3 0-11-14-11-22 0-92 8-120 8-6 3-17 3-17 20 0 14 9 14 23 14 47 0 50 6 50 17 0 5-8 39-14 58-27 108-54 215-81 322-11 50-17 64-17 98 0 95 53 157 126 157 118 0 238-149 238-289 0-89-53-159-132-159-44 0-86 31-114 62 24-99 48-198 72-297zM98 383c6-22 6-25 14-36 48-65 92-79 118-79 36 0 61 31 61 93 0 58-31 170-47 209-34 65-79 101-118 101-34 0-64-28-64-101 0-16 0-36 14-97 7-30 15-60 22-90z">
              <text:p/>
            </draw:path>
            <draw:path draw:style-name="gr6" draw:text-style-name="P7" draw:layer="layout" svg:width="0.489cm" svg:height="0.446cm" svg:x="16.989cm" svg:y="1.703cm" svg:viewBox="0 0 490 447" svg:d="M300 140c5-28 28-118 98-118 5 0 27 0 47 14-25 6-45 28-45 53 0 14 9 34 37 34 22 0 53-17 53-56 0-53-59-67-92-67-56 0-90 53-104 76-22-65-76-76-106-76-101 0-157 129-157 154 0 8 8 8 11 8 8 0 11-3 14-11 34-103 98-129 132-129 16 0 53 9 53 67 0 31-17 96-53 233-17 61-51 103-96 103-5 0-28 0-47-14 25-3 45-25 45-53 0-25-20-34-37-34-28 0-53 26-53 56 0 48 50 67 92 67 65 0 101-69 104-75 11 36 48 75 106 75 101 0 157-128 157-153 0-9-8-9-11-9-9 0-11 3-14 11-31 104-98 129-129 129-39 0-56-31-56-64 0-23 6-45 17-87 11-45 22-89 34-134z">
              <text:p/>
            </draw:path>
            <draw:path draw:style-name="gr6" draw:text-style-name="P7" draw:layer="layout" svg:width="0.654cm" svg:height="0.653cm" svg:x="17.795cm" svg:y="1.565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6" draw:text-style-name="P7" draw:layer="layout" svg:width="0.483cm" svg:height="2.356cm" svg:x="18.928cm" svg:y="0.713cm" svg:viewBox="0 0 484 2357" svg:d="M484 2346c0-3-3-5-3-8-36-36-103-101-167-207-160-255-233-573-233-951 0-266 37-604 199-898 78-139 159-220 201-262 3-3 3-6 3-9 0-11-5-11-19-11s-17 0-31 17c-330 299-434 749-434 1163 0 386 90 775 339 1068 19 23 56 62 98 98 11 11 14 11 28 11s19 0 19-11z">
              <text:p/>
            </draw:path>
            <draw:path draw:style-name="gr6" draw:text-style-name="P7" draw:layer="layout" svg:width="0.36cm" svg:height="0.693cm" svg:x="19.648cm" svg:y="0.791cm" svg:viewBox="0 0 361 694" svg:d="M188 11c-4-4 0-11-12-11-22 0-95 8-120 11-8 0-20 3-20 20 0 11 9 11 26 11 47 0 47 8 47 17 0 8-8 39-14 61-27 107-54 213-81 319-11 50-14 67-14 101 0 92 50 154 123 154 118 0 238-146 238-289 0-89-50-156-131-156-45 0-84 28-115 59 24-99 48-198 73-297zM95 383c6-22 6-22 17-33 48-65 92-79 118-79 33 0 61 28 61 93 0 55-33 170-50 206-34 68-79 101-118 101-31 0-64-25-64-98 0-19 0-39 17-100 6-30 13-60 19-90z">
              <text:p/>
            </draw:path>
            <draw:path draw:style-name="gr6" draw:text-style-name="P7" draw:layer="layout" svg:width="0.492cm" svg:height="0.038cm" svg:x="19.567cm" svg:y="1.873cm" svg:viewBox="0 0 493 39" svg:d="M0 0c164 0 328 0 493 0 0 13 0 26 0 39-165 0-329 0-493 0 0-13 0-26 0-39z">
              <text:p/>
            </draw:path>
            <draw:path draw:style-name="gr6" draw:text-style-name="P7" draw:layer="layout" svg:width="0.394cm" svg:height="0.653cm" svg:x="19.614cm" svg:y="2.158cm" svg:viewBox="0 0 395 654" svg:d="M78 579c35-35 69-69 104-104 154-134 213-187 213-285 0-112-90-190-210-190-112 0-185 89-185 176 0 56 50 56 53 56 17 0 51-11 51-53 0-25-17-50-51-50-8 0-11 0-14 0 23-62 76-98 135-98 89 0 131 78 131 159 0 78-50 157-103 215-64 71-127 142-191 213-11 8-11 11-11 36 122 0 244 0 367 0 9-56 18-113 28-170-9 0-17 0-25 0-6 28-12 70-23 86-5 9-73 9-92 9-59 0-118 0-177 0z">
              <text:p/>
            </draw:path>
            <draw:path draw:style-name="gr6" draw:text-style-name="P7" draw:layer="layout" svg:width="0.483cm" svg:height="2.356cm" svg:x="20.211cm" svg:y="0.713cm" svg:viewBox="0 0 484 2357" svg:d="M484 1180c0-386-89-775-338-1068-20-23-56-64-98-98-12-14-14-14-28-14-12 0-20 0-20 11 0 3 3 9 6 9 33 36 100 103 168 209 156 252 229 571 229 951 0 263-36 604-199 898-78 137-159 221-201 260 0 3-3 5-3 8 0 11 8 11 20 11 14 0 16 0 30-14 331-299 434-749 434-1163z">
              <text:p/>
            </draw:path>
            <draw:path draw:style-name="gr6" draw:text-style-name="P7" draw:layer="layout" svg:width="0.304cm" svg:height="0.455cm" svg:x="20.944cm" svg:y="0.5cm" svg:viewBox="0 0 305 456" svg:d="M305 333c-8 0-17 0-25 0 0 14-8 53-17 61-5 3-59 3-67 3-43 0-86 0-129 0 73-64 98-81 137-115 54-39 101-83 101-148 0-84-73-134-162-134-84 0-143 59-143 123 0 36 28 39 36 39 17 0 37-11 37-36 0-14-6-37-42-37 22-50 70-64 101-64 70 0 106 53 106 109 0 59-42 107-64 132-56 55-112 110-168 165-6 5-6 5-6 25 94 0 188 0 283 0 7-41 15-82 22-123z">
              <text:p/>
            </draw:path>
            <draw:path draw:style-name="gr6" draw:text-style-name="P7" draw:layer="layout" svg:width="0.654cm" svg:height="0.228cm" svg:x="21.669cm" svg:y="1.778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7" draw:layer="layout" svg:width="0.598cm" svg:height="0.038cm" svg:x="22.736cm" svg:y="1.873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83cm" svg:height="0.446cm" svg:x="23.458cm" svg:y="1.703cm" svg:viewBox="0 0 384 447" svg:d="M350 62c-17 0-31 0-42 14-17 13-20 30-20 39 0 22 20 33 37 33 28 0 56-22 56-61 0-51-48-87-118-87-131 0-263 143-263 280 0 89 59 167 160 167 140 0 224-106 224-117 0-6-6-11-12-11-5 0-8 0-14 8-78 98-184 98-196 98-61 0-89-47-89-106 0-42 19-137 53-199 31-56 84-98 140-98 34 0 70 14 84 40z">
              <text:p/>
            </draw:path>
            <draw:path draw:style-name="gr6" draw:text-style-name="P7" draw:layer="layout" svg:width="0.651cm" svg:height="0.653cm" svg:x="24.118cm" svg:y="1.565cm" svg:viewBox="0 0 652 654" svg:d="M347 347c92 0 183 0 274 0 14 0 31 0 31-20 0-19-17-19-31-19-91 0-182 0-274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7" draw:layer="layout" svg:width="0.48cm" svg:height="2.356cm" svg:x="25.252cm" svg:y="0.713cm" svg:viewBox="0 0 481 2357" svg:d="M481 2346c0-3 0-5-2-8-37-36-104-101-168-207-160-255-230-573-230-951 0-266 34-604 196-898 79-139 160-220 202-262 2-3 2-6 2-9 0-11-5-11-19-11s-17 0-31 17c-330 299-431 749-431 1163 0 386 87 775 336 1068 20 23 59 62 98 98 11 11 14 11 28 11s19 0 19-11z">
              <text:p/>
            </draw:path>
            <draw:path draw:style-name="gr6" draw:text-style-name="P7" draw:layer="layout" svg:width="0.363cm" svg:height="0.693cm" svg:x="25.969cm" svg:y="0.791cm" svg:viewBox="0 0 364 694" svg:d="M190 11c-4-4 0-11-14-11-22 0-95 8-120 11-8 0-17 3-17 20 0 11 9 11 23 11 47 0 50 8 50 17 0 8-11 39-14 61-27 107-54 213-81 319-11 50-17 67-17 101 0 92 53 154 126 154 115 0 238-146 238-289 0-89-53-156-132-156-44 0-86 28-114 59 24-99 48-198 72-297zM98 383c6-22 6-22 14-33 48-65 92-79 118-79 36 0 61 28 61 93 0 55-31 170-50 206-31 68-76 101-115 101-34 0-67-25-67-98 0-19 0-39 17-100 7-30 15-60 22-90z">
              <text:p/>
            </draw:path>
            <draw:path draw:style-name="gr6" draw:text-style-name="P7" draw:layer="layout" svg:width="0.492cm" svg:height="0.038cm" svg:x="25.888cm" svg:y="1.873cm" svg:viewBox="0 0 493 39" svg:d="M0 0c164 0 328 0 493 0 0 13 0 26 0 39-165 0-329 0-493 0 0-13 0-26 0-39z">
              <text:p/>
            </draw:path>
            <draw:path draw:style-name="gr6" draw:text-style-name="P7" draw:layer="layout" svg:width="0.391cm" svg:height="0.653cm" svg:x="25.938cm" svg:y="2.158cm" svg:viewBox="0 0 392 654" svg:d="M76 579c34-35 69-69 103-104 154-134 213-187 213-285 0-112-90-190-207-190-112 0-185 89-185 176 0 56 48 56 50 56 17 0 54-11 54-53 0-25-20-50-54-50-8 0-8 0-11 0 23-62 76-98 132-98 89 0 131 78 131 159 0 78-50 157-103 215-63 71-125 142-188 213-11 8-11 11-11 36 121 0 243 0 364 0 9-56 19-113 28-170-8 0-17 0-25 0-6 28-11 70-20 86-8 9-73 9-95 9-59 0-118 0-176 0z">
              <text:p/>
            </draw:path>
            <draw:path draw:style-name="gr6" draw:text-style-name="P7" draw:layer="layout" svg:width="0.483cm" svg:height="2.356cm" svg:x="26.531cm" svg:y="0.713cm" svg:viewBox="0 0 484 2357" svg:d="M484 1180c0-386-86-775-338-1068-20-23-56-64-96-98-14-14-14-14-28-14-11 0-22 0-22 11 0 3 6 9 8 9 34 36 98 103 166 209 156 252 229 571 229 951 0 263-36 604-196 898-78 137-159 221-201 260-3 3-6 5-6 8 0 11 11 11 22 11 14 0 14 0 31-14 328-299 431-749 431-1163z">
              <text:p/>
            </draw:path>
            <draw:path draw:style-name="gr6" draw:text-style-name="P7" draw:layer="layout" svg:width="0.304cm" svg:height="0.455cm" svg:x="27.265cm" svg:y="0.5cm" svg:viewBox="0 0 305 456" svg:d="M305 333c-7 0-15 0-22 0-3 14-11 53-20 61-5 3-59 3-67 3-42 0-84 0-126 0 70-64 95-81 137-115 51-39 98-83 98-148 0-84-73-134-162-134-84 0-143 59-143 123 0 36 31 39 36 39 17 0 37-11 37-36 0-14-3-37-39-37 19-50 67-64 100-64 68 0 104 53 104 109 0 59-42 107-64 132-55 55-111 110-166 165-8 5-8 5-8 25 95 0 190 0 286 0 6-41 13-82 19-123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346cm" svg:height="11.4cm" svg:x="1.054cm" svg:y="3.4cm">
          <draw:image xlink:href="Pictures/100002010000034C0000034CF6C06523C2A08025.png" xlink:type="simple" xlink:show="embed" xlink:actuate="onLoad" loext:mime-type="image/png">
            <text:p/>
          </draw:image>
        </draw:frame>
        <draw:g>
          <svg:title>TexMaths</svg:title>
          <svg:desc>28§display§x^2+4x+4§svg§600§FALSE§</svg:desc>
          <draw:g>
            <draw:path draw:style-name="gr5" draw:text-style-name="P6" draw:layer="layout" svg:width="4.82cm" svg:height="0.839cm" svg:x="1.512cm" svg:y="1.261cm" svg:viewBox="0 0 4821 840" svg:d="M0 0c1607 0 3214 0 4821 0 0 280 0 560 0 840-1607 0-3214 0-4821 0 0-280 0-560 0-840z">
              <text:p/>
            </draw:path>
            <draw:path draw:style-name="gr6" draw:text-style-name="P7" draw:layer="layout" svg:width="0.489cm" svg:height="0.443cm" svg:x="1.49cm" svg:y="1.638cm" svg:viewBox="0 0 490 444" svg:d="M299 137c6-25 31-115 98-115 6 0 28 0 51 12-28 5-48 30-48 53 0 16 11 33 37 33 22 0 53-17 53-56 0-50-59-64-93-64-56 0-89 50-100 73-26-65-79-73-107-73-103 0-159 126-159 151 0 8 7 5 11 8 8 0 11 0 14-8 34-106 98-129 131-129 20 0 54 9 54 65 0 30-17 95-54 234-16 59-50 101-92 101-8 0-31 0-50-14 25-3 47-25 47-51 0-28-22-36-36-36-31 0-56 25-56 59 0 44 50 64 92 64 65 0 101-70 104-75 11 36 47 75 106 75 101 0 157-128 157-151 0-11-8-11-11-11-9 0-11 6-14 11-31 106-98 129-129 129-39 0-56-31-56-65 0-22 8-44 17-86 11-45 22-89 33-134z">
              <text:p/>
            </draw:path>
            <draw:path draw:style-name="gr6" draw:text-style-name="P7" draw:layer="layout" svg:width="0.304cm" svg:height="0.454cm" svg:x="2.066cm" svg:y="1.211cm" svg:viewBox="0 0 305 455" svg:d="M305 329c-7 0-15 0-22 0-3 17-12 56-20 65-6 3-59 3-67 3-42 0-84 0-126 0 70-65 95-84 137-115 50-42 98-84 98-148 0-84-73-134-162-134-84 0-143 59-143 123 0 33 31 39 36 39 17 0 37-11 37-36 0-14-3-37-39-37 19-50 67-64 100-64 67 0 104 53 104 109 0 59-42 106-65 131-55 54-110 108-165 162-8 9-8 9-8 28 95 0 190 0 285 0 7-42 13-84 20-126z">
              <text:p/>
            </draw:path>
            <draw:path draw:style-name="gr6" draw:text-style-name="P7" draw:layer="layout" svg:width="0.654cm" svg:height="0.652cm" svg:x="2.738cm" svg:y="1.499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433cm" svg:height="0.664cm" svg:x="3.695cm" svg:y="1.406cm" svg:viewBox="0 0 434 665" svg:d="M260 503c0 28 0 57 0 86 0 34-3 45-75 45-7 0-13 0-20 0 0 10 0 20 0 31 39-3 91-3 132-3 40 0 95 0 134 3 0-11 0-21 0-31-7 0-13 0-20 0-72 0-75-11-75-45 0-29 0-58 0-86 32 0 65 0 98 0 0-11 0-21 0-31-33 0-66 0-98 0 0-148 0-296 0-444 0-20 0-28-17-28-8 0-11 0-20 14-99 153-199 305-299 458 0 10 0 20 0 31 87 0 173 0 260 0zM266 472c-80 0-161 0-241 0 80-122 161-244 241-366 0 122 0 244 0 366z">
              <text:p/>
            </draw:path>
            <draw:path draw:style-name="gr6" draw:text-style-name="P7" draw:layer="layout" svg:width="0.489cm" svg:height="0.443cm" svg:x="4.187cm" svg:y="1.638cm" svg:viewBox="0 0 490 444" svg:d="M299 137c6-25 28-115 98-115 3 0 28 0 48 12-28 5-48 30-48 53 0 16 12 33 40 33 19 0 53-17 53-56 0-50-59-64-93-64-58 0-92 50-103 73-25-65-79-73-107-73-103 0-159 126-159 151 0 8 11 8 14 8 6 0 11 0 11-8 34-106 98-129 132-129 19 0 53 9 53 65 0 30-17 95-53 234-14 59-51 101-93 101-5 0-28 0-50-14 25-3 48-25 48-51 0-28-23-36-37-36-31 0-53 25-53 59 0 44 48 64 92 64 65 0 98-70 101-75 14 36 48 75 106 75 104 0 160-128 160-151 0-11-11-11-14-11-8 0-8 6-11 11-34 106-101 129-132 129-39 0-53-31-53-65 0-22 6-44 17-86 11-45 22-89 33-134z">
              <text:p/>
            </draw:path>
            <draw:path draw:style-name="gr6" draw:text-style-name="P7" draw:layer="layout" svg:width="0.654cm" svg:height="0.652cm" svg:x="4.993cm" svg:y="1.499cm" svg:viewBox="0 0 655 653" svg:d="M347 346c91 0 183 0 274 0 14 0 34 0 34-19 0-20-20-20-34-20-91 0-183 0-274 0 0-91 0-182 0-273 0-14 0-34-20-34-19 0-19 20-19 34 0 91 0 182 0 273-92 0-183 0-274 0-14 0-34 0-34 20 0 19 20 19 34 19 91 0 182 0 274 0 0 91 0 183 0 274 0 14 0 33 19 33 20 0 20-19 20-33 0-91 0-183 0-274z">
              <text:p/>
            </draw:path>
            <draw:path draw:style-name="gr6" draw:text-style-name="P7" draw:layer="layout" svg:width="0.436cm" svg:height="0.664cm" svg:x="5.947cm" svg:y="1.406cm" svg:viewBox="0 0 437 665" svg:d="M263 503c0 28 0 57 0 86 0 34-3 45-76 45-6 0-13 0-19 0 0 10 0 20 0 31 39-3 89-3 131-3s96 0 135 3c0-11 0-21 0-31-7 0-13 0-20 0-73 0-75-11-75-45 0-29 0-58 0-86 32 0 65 0 98 0 0-11 0-21 0-31-33 0-66 0-98 0 0-148 0-296 0-444 0-20 0-28-17-28-9 0-11 0-20 14-101 153-201 305-302 458 0 10 0 20 0 31 88 0 175 0 263 0zM269 472c-81 0-161 0-241 0 80-122 160-244 241-366 0 122 0 244 0 366z">
              <text:p/>
            </draw:path>
          </draw:g>
        </draw:g>
        <draw:g>
          <svg:title>TexMaths</svg:title>
          <svg:desc>28§display§=19+4§svg§600§FALSE§</svg:desc>
          <draw:g>
            <draw:path draw:style-name="gr5" draw:text-style-name="P6" draw:layer="layout" svg:width="3.583cm" svg:height="0.641cm" svg:x="6.84cm" svg:y="1.481cm" svg:viewBox="0 0 3584 642" svg:d="M0 0c1195 0 2389 0 3584 0 0 214 0 428 0 642-1195 0-2389 0-3584 0 0-214 0-428 0-642z">
              <text:p/>
            </draw:path>
            <draw:path draw:style-name="gr6" draw:text-style-name="P7" draw:layer="layout" svg:width="0.651cm" svg:height="0.225cm" svg:x="6.846cm" svg:y="1.735cm" svg:viewBox="0 0 652 226" svg:d="M618 39c17 0 34 0 34-19 0-20-17-20-31-20-197 0-393 0-590 0-14 0-31 0-31 20 0 19 17 19 34 19 194 0 389 0 584 0zM621 226c14 0 31 0 31-20 0-19-17-19-34-19-195 0-390 0-584 0-17 0-34 0-34 19 0 20 17 20 31 20 197 0 393 0 590 0z">
              <text:p/>
            </draw:path>
            <draw:path draw:style-name="gr6" draw:text-style-name="P7" draw:layer="layout" svg:width="0.324cm" svg:height="0.649cm" svg:x="7.914cm" svg:y="1.442cm" svg:viewBox="0 0 325 650" svg:d="M201 25c0-22 0-25-22-25-62 61-148 61-179 61 0 11 0 21 0 31 20 0 78 0 129-25 0 168 0 337 0 505 0 36-3 47-93 47-10 0-20 0-30 0 0 11 0 21 0 31 36-3 120-3 159-3s126 0 160 3c0-10 0-20 0-31-11 0-21 0-31 0-90 0-93-11-93-47 0-182 0-365 0-547z">
              <text:p/>
            </draw:path>
            <draw:path draw:style-name="gr6" draw:text-style-name="P7" draw:layer="layout" svg:width="0.407cm" svg:height="0.671cm" svg:x="8.359cm" svg:y="1.442cm" svg:viewBox="0 0 408 672" svg:d="M319 340c0 11 0 21 0 31 0 229-101 273-157 273-17 0-70-2-98-36 45 0 51-28 51-45 0-30-23-44-45-44-14 0-45 8-45 47 0 64 53 106 137 106 126 0 246-134 246-343 0-262-111-329-201-329-53 0-101 17-143 61-42 45-64 84-64 159 0 120 87 218 199 218 58 0 98-42 120-98zM199 416c-17 0-62 0-93-62-16-36-16-86-16-134 0-53 0-97 19-134 28-50 64-61 98-61 48 0 78 34 95 75 11 31 17 95 17 140 0 81-34 176-120 176z">
              <text:p/>
            </draw:path>
            <draw:path draw:style-name="gr6" draw:text-style-name="P7" draw:layer="layout" svg:width="0.654cm" svg:height="0.649cm" svg:x="9.084cm" svg:y="1.523cm" svg:viewBox="0 0 655 650" svg:d="M347 343c91 0 183 0 274 0 14 0 34 0 34-19 0-20-20-20-34-20-91 0-183 0-274 0 0-91 0-182 0-273 0-11 0-31-20-31-19 0-19 20-19 31 0 91 0 182 0 273-93 0-185 0-277 0-11 0-31 0-31 20 0 19 20 19 31 19 92 0 184 0 277 0 0 91 0 182 0 273 0 14 0 34 19 34 20 0 20-20 20-34 0-91 0-182 0-273z">
              <text:p/>
            </draw:path>
            <draw:path draw:style-name="gr6" draw:text-style-name="P7" draw:layer="layout" svg:width="0.435cm" svg:height="0.66cm" svg:x="10.038cm" svg:y="1.431cm" svg:viewBox="0 0 436 661" svg:d="M263 499c0 29 0 58 0 87 0 33-3 44-76 44-6 0-13 0-19 0 0 11 0 21 0 31 39-3 89-3 131-3s95 0 135 3c0-10 0-20 0-31-7 0-13 0-20 0-73 0-75-11-75-44 0-29 0-58 0-87 32 0 65 0 97 0 0-10 0-20 0-30-32 0-65 0-97 0 0-148 0-296 0-444 0-19 0-25-17-25-9 0-11 0-20 11-101 153-201 305-302 458 0 10 0 20 0 30 88 0 175 0 263 0zM269 469c-81 0-161 0-241 0 80-121 160-242 241-363 0 121 0 242 0 363z">
              <text:p/>
            </draw:path>
          </draw:g>
        </draw:g>
        <draw:frame draw:style-name="gr3" draw:text-style-name="P1" draw:layer="layout" svg:width="11.346cm" svg:height="11.4cm" svg:x="13.8cm" svg:y="3.121cm">
          <draw:image xlink:href="Pictures/100002010000034C00000368D78220224C537EDC.png" xlink:type="simple" xlink:show="embed" xlink:actuate="onLoad" loext:mime-type="image/png">
            <text:p/>
          </draw:image>
        </draw:frame>
        <draw:g>
          <svg:title>TexMaths</svg:title>
          <svg:desc>28§display§x^2+bx+\left(\frac{b}{2}\right)^2=-c+\left(\frac{b}{2}\right)^2§svg§600§FALSE§</svg:desc>
          <draw:g>
            <draw:path draw:style-name="gr5" draw:text-style-name="P6" draw:layer="layout" svg:width="13.136cm" svg:height="2.468cm" svg:x="14.382cm" svg:y="0.55cm" svg:viewBox="0 0 13137 2469" svg:d="M0 0c4379 0 8758 0 13137 0 0 823 0 1646 0 2469-4379 0-8758 0-13137 0 0-823 0-1646 0-2469z">
              <text:p/>
            </draw:path>
            <draw:path draw:style-name="gr6" draw:text-style-name="P7" draw:layer="layout" svg:width="0.489cm" svg:height="0.446cm" svg:x="14.36cm" svg:y="1.703cm" svg:viewBox="0 0 490 447" svg:d="M300 140c5-28 30-118 98-118 5 0 27 0 50 14-28 6-48 28-48 53 0 14 12 34 37 34 22 0 53-17 53-56 0-53-59-67-90-67-58 0-92 53-103 76-25-65-79-76-107-76-103 0-159 129-159 154 0 8 7 5 11 8 8 0 11-3 14-11 34-103 98-129 132-129 19 0 53 9 53 67 0 31-17 96-53 233-17 61-51 103-93 103-8 0-31 0-50-14 25-3 47-25 47-53 0-25-22-34-36-34-31 0-56 26-56 56 0 48 50 67 92 67 65 0 101-69 104-75 11 36 48 75 106 75 101 0 157-128 157-153 0-9-8-9-11-9-9 0-11 3-11 11-34 104-101 129-132 129-39 0-56-31-56-64 0-23 9-45 17-87 11-45 22-89 34-134z">
              <text:p/>
            </draw:path>
            <draw:path draw:style-name="gr6" draw:text-style-name="P7" draw:layer="layout" svg:width="0.304cm" svg:height="0.458cm" svg:x="14.937cm" svg:y="1.275cm" svg:viewBox="0 0 305 459" svg:d="M305 333c-7 0-15 0-22 0-3 14-11 56-20 61-5 6-59 6-67 6-42 0-84 0-126 0 73-64 95-84 137-118 51-39 98-81 98-148 0-81-73-134-162-134-84 0-143 62-143 123 0 36 31 39 36 39 17 0 37-11 37-36 0-11-3-37-39-37 22-47 67-64 100-64 68 0 104 53 104 109 0 62-42 109-64 134-55 55-111 109-166 163-8 5-8 8-8 28 95 0 190 0 286 0 6-42 13-84 19-126z">
              <text:p/>
            </draw:path>
            <draw:path draw:style-name="gr6" draw:text-style-name="P7" draw:layer="layout" svg:width="0.654cm" svg:height="0.653cm" svg:x="15.608cm" svg:y="1.565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6" draw:text-style-name="P7" draw:layer="layout" svg:width="0.363cm" svg:height="0.693cm" svg:x="16.583cm" svg:y="1.456cm" svg:viewBox="0 0 364 694" svg:d="M190 11c0-3 0-11-14-11-22 0-92 8-120 8-6 3-17 3-17 20 0 14 9 14 23 14 47 0 50 6 50 17 0 5-8 39-14 58-27 108-54 215-81 322-11 50-17 64-17 98 0 95 53 157 126 157 118 0 238-149 238-289 0-89-53-159-132-159-44 0-86 31-114 62 24-99 48-198 72-297zM98 383c6-22 6-25 14-36 48-65 92-79 118-79 36 0 61 31 61 93 0 58-31 170-47 209-34 65-79 101-118 101-34 0-64-28-64-101 0-16 0-36 14-97 7-30 15-60 22-90z">
              <text:p/>
            </draw:path>
            <draw:path draw:style-name="gr6" draw:text-style-name="P7" draw:layer="layout" svg:width="0.489cm" svg:height="0.446cm" svg:x="16.989cm" svg:y="1.703cm" svg:viewBox="0 0 490 447" svg:d="M300 140c5-28 28-118 98-118 5 0 27 0 47 14-25 6-45 28-45 53 0 14 9 34 37 34 22 0 53-17 53-56 0-53-59-67-92-67-56 0-90 53-104 76-22-65-76-76-106-76-101 0-157 129-157 154 0 8 8 8 11 8 8 0 11-3 14-11 34-103 98-129 132-129 16 0 53 9 53 67 0 31-17 96-53 233-17 61-51 103-96 103-5 0-28 0-47-14 25-3 45-25 45-53 0-25-20-34-37-34-28 0-53 26-53 56 0 48 50 67 92 67 65 0 101-69 104-75 11 36 48 75 106 75 101 0 157-128 157-153 0-9-8-9-11-9-9 0-11 3-14 11-31 104-98 129-129 129-39 0-56-31-56-64 0-23 6-45 17-87 11-45 22-89 34-134z">
              <text:p/>
            </draw:path>
            <draw:path draw:style-name="gr6" draw:text-style-name="P7" draw:layer="layout" svg:width="0.654cm" svg:height="0.653cm" svg:x="17.795cm" svg:y="1.565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6" draw:text-style-name="P7" draw:layer="layout" svg:width="0.483cm" svg:height="2.356cm" svg:x="18.928cm" svg:y="0.713cm" svg:viewBox="0 0 484 2357" svg:d="M484 2346c0-3-3-5-3-8-36-36-103-101-167-207-160-255-233-573-233-951 0-266 37-604 199-898 78-139 159-220 201-262 3-3 3-6 3-9 0-11-5-11-19-11s-17 0-31 17c-330 299-434 749-434 1163 0 386 90 775 339 1068 19 23 56 62 98 98 11 11 14 11 28 11s19 0 19-11z">
              <text:p/>
            </draw:path>
            <draw:path draw:style-name="gr6" draw:text-style-name="P7" draw:layer="layout" svg:width="0.36cm" svg:height="0.693cm" svg:x="19.648cm" svg:y="0.791cm" svg:viewBox="0 0 361 694" svg:d="M188 11c-4-4 0-11-12-11-22 0-95 8-120 11-8 0-20 3-20 20 0 11 9 11 26 11 47 0 47 8 47 17 0 8-8 39-14 61-27 107-54 213-81 319-11 50-14 67-14 101 0 92 50 154 123 154 118 0 238-146 238-289 0-89-50-156-131-156-45 0-84 28-115 59 24-99 48-198 73-297zM95 383c6-22 6-22 17-33 48-65 92-79 118-79 33 0 61 28 61 93 0 55-33 170-50 206-34 68-79 101-118 101-31 0-64-25-64-98 0-19 0-39 17-100 6-30 13-60 19-90z">
              <text:p/>
            </draw:path>
            <draw:path draw:style-name="gr6" draw:text-style-name="P7" draw:layer="layout" svg:width="0.492cm" svg:height="0.038cm" svg:x="19.567cm" svg:y="1.873cm" svg:viewBox="0 0 493 39" svg:d="M0 0c164 0 328 0 493 0 0 13 0 26 0 39-165 0-329 0-493 0 0-13 0-26 0-39z">
              <text:p/>
            </draw:path>
            <draw:path draw:style-name="gr6" draw:text-style-name="P7" draw:layer="layout" svg:width="0.394cm" svg:height="0.653cm" svg:x="19.614cm" svg:y="2.158cm" svg:viewBox="0 0 395 654" svg:d="M78 579c35-35 69-69 104-104 154-134 213-187 213-285 0-112-90-190-210-190-112 0-185 89-185 176 0 56 50 56 53 56 17 0 51-11 51-53 0-25-17-50-51-50-8 0-11 0-14 0 23-62 76-98 135-98 89 0 131 78 131 159 0 78-50 157-103 215-64 71-127 142-191 213-11 8-11 11-11 36 122 0 244 0 367 0 9-56 18-113 28-170-9 0-17 0-25 0-6 28-12 70-23 86-5 9-73 9-92 9-59 0-118 0-177 0z">
              <text:p/>
            </draw:path>
            <draw:path draw:style-name="gr6" draw:text-style-name="P7" draw:layer="layout" svg:width="0.483cm" svg:height="2.356cm" svg:x="20.211cm" svg:y="0.713cm" svg:viewBox="0 0 484 2357" svg:d="M484 1180c0-386-89-775-338-1068-20-23-56-64-98-98-12-14-14-14-28-14-12 0-20 0-20 11 0 3 3 9 6 9 33 36 100 103 168 209 156 252 229 571 229 951 0 263-36 604-199 898-78 137-159 221-201 260 0 3-3 5-3 8 0 11 8 11 20 11 14 0 16 0 30-14 331-299 434-749 434-1163z">
              <text:p/>
            </draw:path>
            <draw:path draw:style-name="gr6" draw:text-style-name="P7" draw:layer="layout" svg:width="0.304cm" svg:height="0.455cm" svg:x="20.944cm" svg:y="0.5cm" svg:viewBox="0 0 305 456" svg:d="M305 333c-8 0-17 0-25 0 0 14-8 53-17 61-5 3-59 3-67 3-43 0-86 0-129 0 73-64 98-81 137-115 54-39 101-83 101-148 0-84-73-134-162-134-84 0-143 59-143 123 0 36 28 39 36 39 17 0 37-11 37-36 0-14-6-37-42-37 22-50 70-64 101-64 70 0 106 53 106 109 0 59-42 107-64 132-56 55-112 110-168 165-6 5-6 5-6 25 94 0 188 0 283 0 7-41 15-82 22-123z">
              <text:p/>
            </draw:path>
            <draw:path draw:style-name="gr6" draw:text-style-name="P7" draw:layer="layout" svg:width="0.654cm" svg:height="0.228cm" svg:x="21.669cm" svg:y="1.778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" draw:text-style-name="P7" draw:layer="layout" svg:width="0.598cm" svg:height="0.038cm" svg:x="22.736cm" svg:y="1.873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83cm" svg:height="0.446cm" svg:x="23.458cm" svg:y="1.703cm" svg:viewBox="0 0 384 447" svg:d="M350 62c-17 0-31 0-42 14-17 13-20 30-20 39 0 22 20 33 37 33 28 0 56-22 56-61 0-51-48-87-118-87-131 0-263 143-263 280 0 89 59 167 160 167 140 0 224-106 224-117 0-6-6-11-12-11-5 0-8 0-14 8-78 98-184 98-196 98-61 0-89-47-89-106 0-42 19-137 53-199 31-56 84-98 140-98 34 0 70 14 84 40z">
              <text:p/>
            </draw:path>
            <draw:path draw:style-name="gr6" draw:text-style-name="P7" draw:layer="layout" svg:width="0.651cm" svg:height="0.653cm" svg:x="24.118cm" svg:y="1.565cm" svg:viewBox="0 0 652 654" svg:d="M347 347c92 0 183 0 274 0 14 0 31 0 31-20 0-19-17-19-31-19-91 0-182 0-274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6" draw:text-style-name="P7" draw:layer="layout" svg:width="0.48cm" svg:height="2.356cm" svg:x="25.252cm" svg:y="0.713cm" svg:viewBox="0 0 481 2357" svg:d="M481 2346c0-3 0-5-2-8-37-36-104-101-168-207-160-255-230-573-230-951 0-266 34-604 196-898 79-139 160-220 202-262 2-3 2-6 2-9 0-11-5-11-19-11s-17 0-31 17c-330 299-431 749-431 1163 0 386 87 775 336 1068 20 23 59 62 98 98 11 11 14 11 28 11s19 0 19-11z">
              <text:p/>
            </draw:path>
            <draw:path draw:style-name="gr6" draw:text-style-name="P7" draw:layer="layout" svg:width="0.363cm" svg:height="0.693cm" svg:x="25.969cm" svg:y="0.791cm" svg:viewBox="0 0 364 694" svg:d="M190 11c-4-4 0-11-14-11-22 0-95 8-120 11-8 0-17 3-17 20 0 11 9 11 23 11 47 0 50 8 50 17 0 8-11 39-14 61-27 107-54 213-81 319-11 50-17 67-17 101 0 92 53 154 126 154 115 0 238-146 238-289 0-89-53-156-132-156-44 0-86 28-114 59 24-99 48-198 72-297zM98 383c6-22 6-22 14-33 48-65 92-79 118-79 36 0 61 28 61 93 0 55-31 170-50 206-31 68-76 101-115 101-34 0-67-25-67-98 0-19 0-39 17-100 7-30 15-60 22-90z">
              <text:p/>
            </draw:path>
            <draw:path draw:style-name="gr6" draw:text-style-name="P7" draw:layer="layout" svg:width="0.492cm" svg:height="0.038cm" svg:x="25.888cm" svg:y="1.873cm" svg:viewBox="0 0 493 39" svg:d="M0 0c164 0 328 0 493 0 0 13 0 26 0 39-165 0-329 0-493 0 0-13 0-26 0-39z">
              <text:p/>
            </draw:path>
            <draw:path draw:style-name="gr6" draw:text-style-name="P7" draw:layer="layout" svg:width="0.391cm" svg:height="0.653cm" svg:x="25.938cm" svg:y="2.158cm" svg:viewBox="0 0 392 654" svg:d="M76 579c34-35 69-69 103-104 154-134 213-187 213-285 0-112-90-190-207-190-112 0-185 89-185 176 0 56 48 56 50 56 17 0 54-11 54-53 0-25-20-50-54-50-8 0-8 0-11 0 23-62 76-98 132-98 89 0 131 78 131 159 0 78-50 157-103 215-63 71-125 142-188 213-11 8-11 11-11 36 121 0 243 0 364 0 9-56 19-113 28-170-8 0-17 0-25 0-6 28-11 70-20 86-8 9-73 9-95 9-59 0-118 0-176 0z">
              <text:p/>
            </draw:path>
            <draw:path draw:style-name="gr6" draw:text-style-name="P7" draw:layer="layout" svg:width="0.483cm" svg:height="2.356cm" svg:x="26.531cm" svg:y="0.713cm" svg:viewBox="0 0 484 2357" svg:d="M484 1180c0-386-86-775-338-1068-20-23-56-64-96-98-14-14-14-14-28-14-11 0-22 0-22 11 0 3 6 9 8 9 34 36 98 103 166 209 156 252 229 571 229 951 0 263-36 604-196 898-78 137-159 221-201 260-3 3-6 5-6 8 0 11 11 11 22 11 14 0 14 0 31-14 328-299 431-749 431-1163z">
              <text:p/>
            </draw:path>
            <draw:path draw:style-name="gr6" draw:text-style-name="P7" draw:layer="layout" svg:width="0.304cm" svg:height="0.455cm" svg:x="27.265cm" svg:y="0.5cm" svg:viewBox="0 0 305 456" svg:d="M305 333c-7 0-15 0-22 0-3 14-11 53-20 61-5 3-59 3-67 3-42 0-84 0-126 0 70-64 95-81 137-115 51-39 98-83 98-148 0-84-73-134-162-134-84 0-143 59-143 123 0 36 31 39 36 39 17 0 37-11 37-36 0-14-3-37-39-37 19-50 67-64 100-64 68 0 104 53 104 109 0 59-42 107-64 132-55 55-111 110-166 165-8 5-8 5-8 25 95 0 190 0 286 0 6-41 13-82 19-123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11.346cm" svg:height="11.4cm" svg:x="1.054cm" svg:y="3.4cm">
          <draw:image xlink:href="Pictures/100002010000034C0000034CF6C06523C2A08025.png" xlink:type="simple" xlink:show="embed" xlink:actuate="onLoad" loext:mime-type="image/png">
            <text:p/>
          </draw:image>
        </draw:frame>
        <draw:g>
          <svg:title>TexMaths</svg:title>
          <svg:desc>28§display§(x + 2)^2§svg§600§FALSE§</svg:desc>
          <draw:g>
            <draw:path draw:style-name="gr5" draw:text-style-name="P6" draw:layer="layout" svg:width="3.264cm" svg:height="1.005cm" svg:x="1.491cm" svg:y="1.261cm" svg:viewBox="0 0 3265 1006" svg:d="M1634 1006c-545 0-1089 0-1634 0 0-336 0-671 0-1006 1088 0 2176 0 3265 0 0 335 0 670 0 1006-544 0-1088 0-1631 0z">
              <text:p/>
            </draw:path>
            <draw:path draw:style-name="gr6" draw:text-style-name="P7" draw:layer="layout" svg:width="0.226cm" svg:height="0.979cm" svg:x="1.538cm" svg:y="1.337cm" svg:viewBox="0 0 227 980" svg:d="M227 969c0-2 0-2-17-19-120-126-154-310-154-461 0-171 39-341 159-464 12-11 12-11 12-14 0-8-3-11-9-11-11 0-98 67-156 190-51 109-62 218-62 299 0 78 11 195 64 307 59 120 143 184 154 184 6 0 9-2 9-11z">
              <text:p/>
            </draw:path>
            <draw:path draw:style-name="gr6" draw:text-style-name="P7" draw:layer="layout" svg:width="0.489cm" svg:height="0.443cm" svg:x="1.852cm" svg:y="1.638cm" svg:viewBox="0 0 490 444" svg:d="M299 137c6-25 28-115 98-115 6 0 28 0 48 12-25 5-48 30-48 53 0 16 11 36 39 36 23 0 54-20 54-59 0-50-59-64-93-64-56 0-92 53-103 75-25-64-76-75-107-75-100 0-156 126-156 151 0 11 8 11 11 11 8 0 11-3 14-11 34-104 98-129 131-129 17 0 54 9 54 65 0 30-17 97-54 234-16 62-50 101-95 101-5 0-28 0-47-11 25-6 45-26 45-53 0-28-20-37-37-37-28 0-53 28-53 59 0 45 48 64 92 64 65 0 101-70 104-75 11 36 47 75 106 75 101 0 157-126 157-151 0-11-9-11-11-11-9 0-12 6-14 11-31 106-98 129-132 129-36 0-53-31-53-64 0-23 6-42 17-87s22-89 33-134z">
              <text:p/>
            </draw:path>
            <draw:path draw:style-name="gr6" draw:text-style-name="P7" draw:layer="layout" svg:width="0.654cm" svg:height="0.65cm" svg:x="2.658cm" svg:y="1.501cm" svg:viewBox="0 0 655 651" svg:d="M347 344c91 0 183 0 274 0 14 0 34 0 34-20s-20-20-34-20c-91 0-183 0-274 0 0-91 0-182 0-273 0-14 0-31-20-31-19 0-19 17-19 31 0 91 0 182 0 273-92 0-183 0-274 0-14 0-34 0-34 20s20 20 34 20c91 0 182 0 274 0 0 92 0 184 0 276 0 14 0 31 19 31 20 0 20-17 20-31 0-92 0-184 0-276z">
              <text:p/>
            </draw:path>
            <draw:path draw:style-name="gr6" draw:text-style-name="P7" draw:layer="layout" svg:width="0.391cm" svg:height="0.653cm" svg:x="3.634cm" svg:y="1.418cm" svg:viewBox="0 0 392 654" svg:d="M76 578c34-33 69-67 103-100 154-134 213-187 213-285 0-112-87-193-207-193-112 0-185 92-185 179 0 56 50 56 53 56 17 0 51-14 51-53 0-26-17-51-54-51-5 0-8 0-11 0 23-64 76-100 132-100 89 0 131 81 131 162 0 78-47 153-103 215-63 70-125 140-188 209-11 12-11 14-11 37 121 0 242 0 364 0 9-57 18-114 28-171-9 0-17 0-26 0-2 31-11 73-19 87-8 8-73 8-95 8-59 0-118 0-176 0z">
              <text:p/>
            </draw:path>
            <draw:path draw:style-name="gr6" draw:text-style-name="P7" draw:layer="layout" svg:width="0.228cm" svg:height="0.979cm" svg:x="4.132cm" svg:y="1.337cm" svg:viewBox="0 0 229 980" svg:d="M229 489c0-76-11-193-67-305-58-120-142-184-151-184-5 0-11 3-11 11 0 3 0 3 20 23 95 94 151 251 151 455 0 167-37 341-157 464-14 14-14 14-14 16 0 6 6 11 11 11 9 0 98-67 154-192 50-106 64-215 64-299z">
              <text:p/>
            </draw:path>
            <draw:path draw:style-name="gr6" draw:text-style-name="P7" draw:layer="layout" svg:width="0.304cm" svg:height="0.454cm" svg:x="4.501cm" svg:y="1.211cm" svg:viewBox="0 0 305 455" svg:d="M305 332c-8 0-17 0-25 0 0 14-9 53-17 62-6 3-59 3-67 3-43 0-86 0-129 0 73-62 98-81 140-115 50-39 98-84 98-148 0-84-73-134-162-134-84 0-143 61-143 123 0 36 31 39 36 39 17 0 37-11 37-36 0-14-6-37-39-37 19-50 67-64 100-64 67 0 104 53 104 109 0 59-42 106-65 131-55 55-110 110-165 165-8 6-8 6-8 25 94 0 188 0 283 0 7-41 14-82 22-123z">
              <text:p/>
            </draw:path>
          </draw:g>
        </draw:g>
        <draw:g>
          <svg:title>TexMaths</svg:title>
          <svg:desc>28§display§=23§svg§600§FALSE§</svg:desc>
          <draw:g>
            <draw:path draw:style-name="gr5" draw:text-style-name="P6" draw:layer="layout" svg:width="1.873cm" svg:height="0.571cm" svg:x="5.54cm" svg:y="1.482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546cm" svg:y="1.725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91cm" svg:height="0.649cm" svg:x="6.575cm" svg:y="1.432cm" svg:viewBox="0 0 392 650" svg:d="M76 574c34-33 68-67 103-100 154-134 213-187 213-284 0-112-90-190-210-190-109 0-182 89-182 176 0 55 48 55 50 55 17 0 53-11 53-53 0-25-19-50-53-50-8 0-8 0-11 3 23-64 76-100 132-100 89 0 131 78 131 159 0 78-50 156-103 214-63 70-125 140-188 209-11 12-11 14-11 37 121 0 242 0 364 0 9-57 18-114 28-170-9 0-17 0-26 0-5 30-11 72-22 89-6 5-70 5-92 5-59 0-118 0-176 0z">
              <text:p/>
            </draw:path>
            <draw:path draw:style-name="gr6" draw:text-style-name="P7" draw:layer="layout" svg:width="0.407cm" svg:height="0.671cm" svg:x="7.056cm" svg:y="1.432cm" svg:viewBox="0 0 408 672" svg:d="M243 307c81-25 140-95 140-173s-87-134-182-134c-98 0-173 59-173 134 0 31 22 50 50 50 31 0 51-22 51-50 0-50-48-50-62-50 31-48 95-59 132-59 39 0 92 20 92 109 0 11 0 70-28 111-28 48-62 51-87 51-8 0-31 2-36 2-9 3-17 3-17 12 0 11 8 11 25 11 14 0 28 0 42 0 81 0 118 67 118 161 0 134-67 162-112 162-42 0-115-17-148-72 33 2 64-17 64-56 0-34-28-53-56-53-22 0-56 14-56 56 0 89 92 153 199 153 120 0 209-89 209-190 0-78-61-156-165-175z">
              <text:p/>
            </draw:path>
          </draw:g>
        </draw:g>
        <draw:frame draw:style-name="gr3" draw:text-style-name="P1" draw:layer="layout" svg:width="11.346cm" svg:height="11.4cm" svg:x="13.8cm" svg:y="3.121cm">
          <draw:image xlink:href="Pictures/100002010000034C00000368D78220224C537EDC.png" xlink:type="simple" xlink:show="embed" xlink:actuate="onLoad" loext:mime-type="image/png">
            <text:p/>
          </draw:image>
        </draw:frame>
        <draw:g>
          <svg:title>TexMaths</svg:title>
          <svg:desc>28§display§\left(x+\left(\frac{b}{2}\right)\right)^2=-c+\left(\frac{b}{2}\right)^2§svg§600§FALSE§</svg:desc>
          <draw:g>
            <draw:path draw:style-name="gr5" draw:text-style-name="P6" draw:layer="layout" svg:width="11.955cm" svg:height="2.468cm" svg:x="14.361cm" svg:y="0.552cm" svg:viewBox="0 0 11956 2469" svg:d="M0 0c3985 0 7970 0 11956 0 0 823 0 1646 0 2469-3986 0-7971 0-11956 0 0-823 0-1646 0-2469z">
              <text:p/>
            </draw:path>
            <draw:path draw:style-name="gr6" draw:text-style-name="P7" draw:layer="layout" svg:width="0.483cm" svg:height="2.356cm" svg:x="14.515cm" svg:y="0.715cm" svg:viewBox="0 0 484 2357" svg:d="M484 2346c0-3-3-5-3-8-36-36-103-101-170-207-157-255-230-573-230-951 0-266 37-604 199-898 78-139 157-220 201-262 3-3 3-6 3-9 0-11-7-11-19-11-13 0-17 0-31 17-330 299-434 749-434 1163 0 386 90 775 339 1068 19 23 56 62 98 98 11 11 15 11 28 11 12 0 19 0 19-11z">
              <text:p/>
            </draw:path>
            <draw:path draw:style-name="gr6" draw:text-style-name="P7" draw:layer="layout" svg:width="0.489cm" svg:height="0.446cm" svg:x="15.064cm" svg:y="1.705cm" svg:viewBox="0 0 490 447" svg:d="M300 140c5-28 28-118 97-118 6 0 28 0 48 14-28 6-48 28-48 53 0 14 12 34 40 34 22 0 53-17 53-56 0-53-59-67-93-67-55 0-92 53-103 76-25-65-78-76-106-76-101 0-157 129-157 154 0 8 8 8 11 8 8 0 11-3 11-11 34-103 101-129 135-129 16 0 53 9 53 67 0 31-17 96-53 233-17 61-51 103-96 103-5 0-28 0-47-14 22-3 45-25 45-53 0-25-23-34-37-34-28 0-53 26-53 56 0 48 48 67 92 67 65 0 101-69 104-75 11 36 48 75 106 75 101 0 157-128 157-153 0-9-8-9-11-9-9 0-11 3-14 11-31 104-98 129-132 129-36 0-53-31-53-64 0-23 6-45 17-87 11-45 22-89 34-134z">
              <text:p/>
            </draw:path>
            <draw:path draw:style-name="gr6" draw:text-style-name="P7" draw:layer="layout" svg:width="0.654cm" svg:height="0.653cm" svg:x="15.87cm" svg:y="1.567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6" draw:text-style-name="P7" draw:layer="layout" svg:width="0.483cm" svg:height="2.356cm" svg:x="17.003cm" svg:y="0.715cm" svg:viewBox="0 0 484 2357" svg:d="M484 2346c0-3-3-5-5-8-37-36-101-101-168-207-157-255-230-573-230-951 0-266 37-604 199-898 76-139 157-220 201-262 3-3 3-6 3-9 0-11-8-11-22-11s-14 0-28 17c-330 299-434 749-434 1163 0 386 90 775 339 1068 19 23 56 62 98 98 11 11 11 11 25 11s22 0 22-11z">
              <text:p/>
            </draw:path>
            <draw:path draw:style-name="gr6" draw:text-style-name="P7" draw:layer="layout" svg:width="0.36cm" svg:height="0.693cm" svg:x="17.723cm" svg:y="0.793cm" svg:viewBox="0 0 361 694" svg:d="M188 11c-5-4 0-11-14-11-23 0-93 8-118 11-8 0-20 3-20 20 0 11 9 11 23 11 47 0 50 8 50 17 0 8-8 39-14 61-27 107-54 213-81 319-11 50-14 67-14 101 0 92 50 154 123 154 118 0 238-146 238-289 0-89-53-156-131-156-45 0-84 28-115 59 24-99 48-198 73-297zM95 383c6-22 6-22 14-33 51-65 93-79 118-79 36 0 64 28 64 93 0 55-33 170-50 206-34 68-79 101-118 101-33 0-64-25-64-98 0-19 0-39 14-100 7-30 15-60 22-90z">
              <text:p/>
            </draw:path>
            <draw:path draw:style-name="gr6" draw:text-style-name="P7" draw:layer="layout" svg:width="0.489cm" svg:height="0.038cm" svg:x="17.642cm" svg:y="1.875cm" svg:viewBox="0 0 490 39" svg:d="M0 0c163 0 327 0 490 0 0 13 0 26 0 39-163 0-327 0-490 0 0-13 0-26 0-39z">
              <text:p/>
            </draw:path>
            <draw:path draw:style-name="gr6" draw:text-style-name="P7" draw:layer="layout" svg:width="0.391cm" svg:height="0.653cm" svg:x="17.689cm" svg:y="2.16cm" svg:viewBox="0 0 392 654" svg:d="M76 579c35-35 70-69 106-104 151-134 210-187 210-285 0-112-87-190-207-190-112 0-185 89-185 176 0 56 50 56 53 56 17 0 51-11 51-53 0-25-17-50-54-50-5 0-8 0-11 0 23-62 76-98 132-98 89 0 131 78 131 159 0 78-47 157-100 215-64 71-127 142-191 213-11 8-11 11-11 36 122 0 244 0 367 0 8-56 16-113 25-170-8 0-15 0-22 0-6 28-14 70-23 86-8 9-73 9-92 9-60 0-120 0-179 0z">
              <text:p/>
            </draw:path>
            <draw:path draw:style-name="gr6" draw:text-style-name="P7" draw:layer="layout" svg:width="0.483cm" svg:height="2.356cm" svg:x="18.286cm" svg:y="0.715cm" svg:viewBox="0 0 484 2357" svg:d="M484 1180c0-386-89-775-338-1068-20-23-59-64-98-98-12-14-14-14-28-14-12 0-20 0-20 11 0 3 3 9 6 9 33 36 100 103 165 209 159 252 229 571 229 951 0 263-33 604-196 898-78 137-159 221-201 260-3 3-3 5-3 8 0 11 8 11 20 11 14 0 16 0 30-14 331-299 434-749 434-1163z">
              <text:p/>
            </draw:path>
            <draw:path draw:style-name="gr6" draw:text-style-name="P7" draw:layer="layout" svg:width="0.483cm" svg:height="2.356cm" svg:x="19.008cm" svg:y="0.715cm" svg:viewBox="0 0 484 2357" svg:d="M484 1180c0-386-87-775-338-1068-20-23-56-64-96-98-14-14-14-14-28-14-11 0-22 0-22 11 0 3 6 9 8 9 34 36 98 103 166 209 156 252 229 571 229 951 0 263-36 604-199 898-75 137-156 221-198 260-3 3-6 5-6 8 0 11 11 11 22 11 14 0 14 0 31-14 328-299 431-749 431-1163z">
              <text:p/>
            </draw:path>
            <draw:path draw:style-name="gr6" draw:text-style-name="P7" draw:layer="layout" svg:width="0.304cm" svg:height="0.455cm" svg:x="19.741cm" svg:y="0.502cm" svg:viewBox="0 0 305 456" svg:d="M305 333c-7 0-15 0-22 0-3 14-11 53-20 61-5 3-59 3-67 3-42 0-84 0-126 0 70-64 95-81 137-115 51-39 98-83 98-148 0-84-73-134-162-134-84 0-143 59-143 123 0 36 31 39 36 39 17 0 37-11 37-36 0-14-3-37-39-37 19-50 67-64 100-64 68 0 104 53 104 109 0 59-42 107-64 132-55 55-111 110-166 165-8 5-8 5-8 25 95 0 190 0 286 0 6-41 13-82 19-123z">
              <text:p/>
            </draw:path>
            <draw:path draw:style-name="gr6" draw:text-style-name="P7" draw:layer="layout" svg:width="0.651cm" svg:height="0.228cm" svg:x="20.469cm" svg:y="1.78cm" svg:viewBox="0 0 652 229" svg:d="M619 39c16 0 33 0 33-19 0-20-17-20-31-20-196 0-393 0-590 0-14 0-31 0-31 20 0 19 17 19 34 19 195 0 390 0 585 0zM621 229c14 0 31 0 31-19 0-20-17-20-33-20-195 0-390 0-585 0-17 0-34 0-34 20 0 19 17 19 31 19 197 0 394 0 590 0z">
              <text:p/>
            </draw:path>
            <draw:path draw:style-name="gr6" draw:text-style-name="P7" draw:layer="layout" svg:width="0.601cm" svg:height="0.038cm" svg:x="21.533cm" svg:y="1.875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82cm" svg:height="0.446cm" svg:x="22.255cm" svg:y="1.705cm" svg:viewBox="0 0 383 447" svg:d="M350 62c-14 0-28 0-42 14-17 13-20 30-20 39 0 22 20 33 37 33 31 0 56-22 56-61 0-51-45-87-115-87-134 0-266 143-266 280 0 89 59 167 160 167 142 0 223-106 223-117 0-6-5-11-11-11-5 0-8 0-14 8-75 98-184 98-196 98-61 0-89-47-89-106 0-42 22-137 53-199 31-56 87-98 140-98 34 0 70 14 84 40z">
              <text:p/>
            </draw:path>
            <draw:path draw:style-name="gr6" draw:text-style-name="P7" draw:layer="layout" svg:width="0.654cm" svg:height="0.653cm" svg:x="22.916cm" svg:y="1.567cm" svg:viewBox="0 0 655 654" svg:d="M347 347c92 0 183 0 274 0 14 0 34 0 34-20 0-19-20-19-34-19-91 0-182 0-274 0 0-92 0-183 0-274 0-14 0-34-19-34-20 0-20 20-20 34 0 91 0 182 0 274-92 0-185 0-277 0-11 0-31 0-31 19 0 20 20 20 31 20 92 0 185 0 277 0 0 91 0 182 0 274 0 14 0 33 20 33 19 0 19-19 19-33 0-92 0-183 0-274z">
              <text:p/>
            </draw:path>
            <draw:path draw:style-name="gr6" draw:text-style-name="P7" draw:layer="layout" svg:width="0.48cm" svg:height="2.356cm" svg:x="24.049cm" svg:y="0.715cm" svg:viewBox="0 0 481 2357" svg:d="M481 2346c0-3 0-5-2-8-37-36-101-101-168-207-160-255-230-573-230-951 0-266 34-604 196-898 79-139 160-220 202-262 2-3 2-6 2-9 0-11-5-11-19-11s-17 0-31 17c-327 299-431 749-431 1163 0 386 87 775 336 1068 22 23 59 62 98 98 11 11 14 11 28 11s19 0 19-11z">
              <text:p/>
            </draw:path>
            <draw:path draw:style-name="gr6" draw:text-style-name="P7" draw:layer="layout" svg:width="0.363cm" svg:height="0.693cm" svg:x="24.766cm" svg:y="0.793cm" svg:viewBox="0 0 364 694" svg:d="M190 11c-4-4 0-11-14-11-22 0-95 8-120 11-6 0-17 3-17 20 0 11 9 11 23 11 47 0 50 8 50 17 0 8-11 39-14 61-27 107-54 213-81 319-11 50-17 67-17 101 0 92 53 154 126 154 115 0 238-146 238-289 0-89-53-156-132-156-44 0-86 28-114 59 24-99 48-198 72-297zM98 383c6-22 6-22 14-33 48-65 92-79 118-79 36 0 61 28 61 93 0 55-31 170-50 206-31 68-76 101-115 101-34 0-67-25-67-98 0-19 0-39 17-100 7-30 15-60 22-90z">
              <text:p/>
            </draw:path>
            <draw:path draw:style-name="gr6" draw:text-style-name="P7" draw:layer="layout" svg:width="0.492cm" svg:height="0.038cm" svg:x="24.685cm" svg:y="1.875cm" svg:viewBox="0 0 493 39" svg:d="M0 0c164 0 328 0 493 0 0 13 0 26 0 39-165 0-329 0-493 0 0-13 0-26 0-39z">
              <text:p/>
            </draw:path>
            <draw:path draw:style-name="gr6" draw:text-style-name="P7" draw:layer="layout" svg:width="0.391cm" svg:height="0.653cm" svg:x="24.735cm" svg:y="2.16cm" svg:viewBox="0 0 392 654" svg:d="M76 579c34-35 69-69 103-104 154-134 213-187 213-285 0-112-90-190-207-190-112 0-185 89-185 176 0 56 48 56 53 56 14 0 51-11 51-53 0-25-20-50-54-50-8 0-8 0-11 0 23-62 76-98 132-98 89 0 131 78 131 159 0 78-47 157-103 215-63 71-125 142-188 213-11 8-11 11-11 36 121 0 243 0 364 0 9-56 19-113 28-170-9 0-17 0-25 0-3 28-11 70-20 86-8 9-73 9-95 9-59 0-118 0-176 0z">
              <text:p/>
            </draw:path>
            <draw:path draw:style-name="gr6" draw:text-style-name="P7" draw:layer="layout" svg:width="0.483cm" svg:height="2.356cm" svg:x="25.328cm" svg:y="0.715cm" svg:viewBox="0 0 484 2357" svg:d="M484 1180c0-386-87-775-338-1068-20-23-56-64-96-98-14-14-14-14-28-14-11 0-22 0-22 11 0 3 6 9 8 9 34 36 98 103 166 209 159 252 229 571 229 951 0 263-33 604-196 898-78 137-159 221-201 260-3 3-6 5-6 8 0 11 11 11 22 11 14 0 14 0 31-14 328-299 431-749 431-1163z">
              <text:p/>
            </draw:path>
            <draw:path draw:style-name="gr6" draw:text-style-name="P7" draw:layer="layout" svg:width="0.304cm" svg:height="0.455cm" svg:x="26.062cm" svg:y="0.502cm" svg:viewBox="0 0 305 456" svg:d="M305 333c-7 0-15 0-22 0-3 14-11 53-20 61-5 3-59 3-67 3-42 0-84 0-126 0 70-64 95-81 137-115 51-39 98-83 98-148 0-84-73-134-162-134-84 0-143 59-143 123 0 36 31 39 36 39 17 0 37-11 37-36 0-14-3-37-39-37 19-50 67-64 100-64 68 0 104 53 104 109 0 59-42 107-64 132-55 55-111 110-166 165-8 5-8 5-8 25 95 0 190 0 286 0 6-41 13-82 19-123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(x + 2)^2§svg§600§FALSE§</svg:desc>
          <draw:g>
            <draw:path draw:style-name="gr5" draw:text-style-name="P6" draw:layer="layout" svg:width="3.264cm" svg:height="1.005cm" svg:x="1.491cm" svg:y="1.261cm" svg:viewBox="0 0 3265 1006" svg:d="M1634 1006c-545 0-1089 0-1634 0 0-336 0-671 0-1006 1088 0 2176 0 3265 0 0 335 0 670 0 1006-544 0-1088 0-1631 0z">
              <text:p/>
            </draw:path>
            <draw:path draw:style-name="gr6" draw:text-style-name="P7" draw:layer="layout" svg:width="0.226cm" svg:height="0.979cm" svg:x="1.538cm" svg:y="1.337cm" svg:viewBox="0 0 227 980" svg:d="M227 969c0-2 0-2-17-19-120-126-154-310-154-461 0-171 39-341 159-464 12-11 12-11 12-14 0-8-3-11-9-11-11 0-98 67-156 190-51 109-62 218-62 299 0 78 11 195 64 307 59 120 143 184 154 184 6 0 9-2 9-11z">
              <text:p/>
            </draw:path>
            <draw:path draw:style-name="gr6" draw:text-style-name="P7" draw:layer="layout" svg:width="0.489cm" svg:height="0.443cm" svg:x="1.852cm" svg:y="1.638cm" svg:viewBox="0 0 490 444" svg:d="M299 137c6-25 28-115 98-115 6 0 28 0 48 12-25 5-48 30-48 53 0 16 11 36 39 36 23 0 54-20 54-59 0-50-59-64-93-64-56 0-92 53-103 75-25-64-76-75-107-75-100 0-156 126-156 151 0 11 8 11 11 11 8 0 11-3 14-11 34-104 98-129 131-129 17 0 54 9 54 65 0 30-17 97-54 234-16 62-50 101-95 101-5 0-28 0-47-11 25-6 45-26 45-53 0-28-20-37-37-37-28 0-53 28-53 59 0 45 48 64 92 64 65 0 101-70 104-75 11 36 47 75 106 75 101 0 157-126 157-151 0-11-9-11-11-11-9 0-12 6-14 11-31 106-98 129-132 129-36 0-53-31-53-64 0-23 6-42 17-87s22-89 33-134z">
              <text:p/>
            </draw:path>
            <draw:path draw:style-name="gr6" draw:text-style-name="P7" draw:layer="layout" svg:width="0.654cm" svg:height="0.65cm" svg:x="2.658cm" svg:y="1.501cm" svg:viewBox="0 0 655 651" svg:d="M347 344c91 0 183 0 274 0 14 0 34 0 34-20s-20-20-34-20c-91 0-183 0-274 0 0-91 0-182 0-273 0-14 0-31-20-31-19 0-19 17-19 31 0 91 0 182 0 273-92 0-183 0-274 0-14 0-34 0-34 20s20 20 34 20c91 0 182 0 274 0 0 92 0 184 0 276 0 14 0 31 19 31 20 0 20-17 20-31 0-92 0-184 0-276z">
              <text:p/>
            </draw:path>
            <draw:path draw:style-name="gr6" draw:text-style-name="P7" draw:layer="layout" svg:width="0.391cm" svg:height="0.653cm" svg:x="3.634cm" svg:y="1.418cm" svg:viewBox="0 0 392 654" svg:d="M76 578c34-33 69-67 103-100 154-134 213-187 213-285 0-112-87-193-207-193-112 0-185 92-185 179 0 56 50 56 53 56 17 0 51-14 51-53 0-26-17-51-54-51-5 0-8 0-11 0 23-64 76-100 132-100 89 0 131 81 131 162 0 78-47 153-103 215-63 70-125 140-188 209-11 12-11 14-11 37 121 0 242 0 364 0 9-57 18-114 28-171-9 0-17 0-26 0-2 31-11 73-19 87-8 8-73 8-95 8-59 0-118 0-176 0z">
              <text:p/>
            </draw:path>
            <draw:path draw:style-name="gr6" draw:text-style-name="P7" draw:layer="layout" svg:width="0.228cm" svg:height="0.979cm" svg:x="4.132cm" svg:y="1.337cm" svg:viewBox="0 0 229 980" svg:d="M229 489c0-76-11-193-67-305-58-120-142-184-151-184-5 0-11 3-11 11 0 3 0 3 20 23 95 94 151 251 151 455 0 167-37 341-157 464-14 14-14 14-14 16 0 6 6 11 11 11 9 0 98-67 154-192 50-106 64-215 64-299z">
              <text:p/>
            </draw:path>
            <draw:path draw:style-name="gr6" draw:text-style-name="P7" draw:layer="layout" svg:width="0.304cm" svg:height="0.454cm" svg:x="4.501cm" svg:y="1.211cm" svg:viewBox="0 0 305 455" svg:d="M305 332c-8 0-17 0-25 0 0 14-9 53-17 62-6 3-59 3-67 3-43 0-86 0-129 0 73-62 98-81 140-115 50-39 98-84 98-148 0-84-73-134-162-134-84 0-143 61-143 123 0 36 31 39 36 39 17 0 37-11 37-36 0-14-6-37-39-37 19-50 67-64 100-64 67 0 104 53 104 109 0 59-42 106-65 131-55 55-110 110-165 165-8 6-8 6-8 25 94 0 188 0 283 0 7-41 14-82 22-123z">
              <text:p/>
            </draw:path>
          </draw:g>
        </draw:g>
        <draw:g>
          <svg:title>TexMaths</svg:title>
          <svg:desc>28§display§=23§svg§600§FALSE§</svg:desc>
          <draw:g>
            <draw:path draw:style-name="gr5" draw:text-style-name="P6" draw:layer="layout" svg:width="1.873cm" svg:height="0.571cm" svg:x="5.54cm" svg:y="1.482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546cm" svg:y="1.725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91cm" svg:height="0.649cm" svg:x="6.575cm" svg:y="1.432cm" svg:viewBox="0 0 392 650" svg:d="M76 574c34-33 68-67 103-100 154-134 213-187 213-284 0-112-90-190-210-190-109 0-182 89-182 176 0 55 48 55 50 55 17 0 53-11 53-53 0-25-19-50-53-50-8 0-8 0-11 3 23-64 76-100 132-100 89 0 131 78 131 159 0 78-50 156-103 214-63 70-125 140-188 209-11 12-11 14-11 37 121 0 242 0 364 0 9-57 18-114 28-170-9 0-17 0-26 0-5 30-11 72-22 89-6 5-70 5-92 5-59 0-118 0-176 0z">
              <text:p/>
            </draw:path>
            <draw:path draw:style-name="gr6" draw:text-style-name="P7" draw:layer="layout" svg:width="0.407cm" svg:height="0.671cm" svg:x="7.056cm" svg:y="1.432cm" svg:viewBox="0 0 408 672" svg:d="M243 307c81-25 140-95 140-173s-87-134-182-134c-98 0-173 59-173 134 0 31 22 50 50 50 31 0 51-22 51-50 0-50-48-50-62-50 31-48 95-59 132-59 39 0 92 20 92 109 0 11 0 70-28 111-28 48-62 51-87 51-8 0-31 2-36 2-9 3-17 3-17 12 0 11 8 11 25 11 14 0 28 0 42 0 81 0 118 67 118 161 0 134-67 162-112 162-42 0-115-17-148-72 33 2 64-17 64-56 0-34-28-53-56-53-22 0-56 14-56 56 0 89 92 153 199 153 120 0 209-89 209-190 0-78-61-156-165-175z">
              <text:p/>
            </draw:path>
          </draw:g>
        </draw:g>
        <draw:g>
          <svg:title>TexMaths</svg:title>
          <svg:desc>28§display§x + 2=\pm\sqrt{23}§svg§600§FALSE§</svg:desc>
          <draw:g>
            <draw:path draw:style-name="gr5" draw:text-style-name="P6" draw:layer="layout" svg:width="6.033cm" svg:height="0.879cm" svg:x="1.512cm" svg:y="3.8cm" svg:viewBox="0 0 6034 880" svg:d="M3017 880c-1006 0-2011 0-3017 0 0-294 0-587 0-880 2011 0 4023 0 6034 0 0 293 0 586 0 880-1005 0-2011 0-3017 0z">
              <text:p/>
            </draw:path>
            <draw:path draw:style-name="gr6" draw:text-style-name="P7" draw:layer="layout" svg:width="0.489cm" svg:height="0.443cm" svg:x="1.49cm" svg:y="4.213cm" svg:viewBox="0 0 490 444" svg:d="M302 137c6-25 28-115 95-115 6 0 31 0 51 14-28 3-48 28-48 53 0 14 11 34 37 34 22 0 53-17 53-56 0-53-56-67-90-67-59 0-92 53-103 75-26-64-79-75-107-75-103 0-159 128-159 151 0 11 11 11 14 11 5 0 8-3 11-11 34-104 98-129 132-129 19 0 53 9 53 67 0 28-17 95-53 232-14 62-51 103-93 103-5 0-28 0-50-13 25-6 47-26 47-54 0-25-22-33-36-33-31 0-56 25-56 56 0 44 50 64 92 64 68 0 101-67 104-73 14 37 47 73 106 73 101 0 157-126 157-151 0-8-8-8-11-8-9 0-11 3-11 11-34 103-101 128-132 128-39 0-53-33-53-67 0-19 5-41 17-83 11-46 22-92 33-137z">
              <text:p/>
            </draw:path>
            <draw:path draw:style-name="gr6" draw:text-style-name="P7" draw:layer="layout" svg:width="0.651cm" svg:height="0.65cm" svg:x="2.299cm" svg:y="4.077cm" svg:viewBox="0 0 652 651" svg:d="M347 346c91 0 183 0 274 0 14 0 31 0 31-19 0-20-17-20-31-20-91 0-183 0-274 0 0-91 0-182 0-273 0-14 0-34-20-34-19 0-19 20-19 34 0 91 0 182 0 273-92 0-185 0-277 0-14 0-31 0-31 20 0 19 17 19 31 19 92 0 185 0 277 0 0 92 0 183 0 274 0 14 0 31 19 31 20 0 20-17 20-31 0-91 0-182 0-274z">
              <text:p/>
            </draw:path>
            <draw:path draw:style-name="gr6" draw:text-style-name="P7" draw:layer="layout" svg:width="0.391cm" svg:height="0.65cm" svg:x="3.276cm" svg:y="3.996cm" svg:viewBox="0 0 392 651" svg:d="M76 575c34-33 69-67 103-100 154-134 213-187 213-285 0-112-87-190-207-190-112 0-185 89-185 176 0 56 50 56 53 56 17 0 51-11 51-53 0-25-17-51-54-51-8 0-8 0-11 0 23-61 76-97 132-97 89 0 131 78 131 159 0 78-47 156-103 215-63 70-125 140-188 209-11 12-11 14-11 37 121 0 243 0 364 0 9-57 19-114 28-171-9 0-17 0-25 0-3 31-12 73-20 90-8 5-73 5-95 5-59 0-118 0-176 0z">
              <text:p/>
            </draw:path>
            <draw:path draw:style-name="gr6" draw:text-style-name="P7" draw:layer="layout" svg:width="0.654cm" svg:height="0.228cm" svg:x="4.045cm" svg:y="4.289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7" draw:layer="layout" svg:width="0.654cm" svg:height="0.65cm" svg:x="5.084cm" svg:y="3.996cm" svg:viewBox="0 0 655 651" svg:d="M347 346c91 0 183 0 274 0 17 0 34 0 34-19 0-20-17-20-34-20-91 0-183 0-274 0 0-90 0-180 0-271 0-16 0-36-20-36-19 0-19 17-19 34 0 91 0 182 0 273-92 0-183 0-274 0-17 0-34 0-34 20 0 19 17 19 34 19 91 0 182 0 274 0 0 89 0 177 0 266-92 0-183 0-274 0-17 0-34 0-34 19 0 20 17 20 34 20 196 0 391 0 587 0 17 0 34 0 34-20 0-19-17-19-34-19-91 0-183 0-274 0 0-89 0-177 0-266z">
              <text:p/>
            </draw:path>
            <draw:path draw:style-name="gr6" draw:text-style-name="P7" draw:layer="layout" svg:width="0.766cm" svg:height="0.979cm" svg:x="5.865cm" svg:y="3.75cm" svg:viewBox="0 0 767 980" svg:d="M311 877c-57-127-114-253-171-380-8-17-14-17-17-17-5 3-5 0-17 9-30 23-61 46-92 70-14 11-14 13-14 16s3 11 11 11c6 0 23-14 34-22 5-5 19-17 31-25 64 141 128 283 193 424 8 17 11 17 22 17 14 0 17-5 22-19 150-308 299-615 448-922 6-14 6-17 6-19 0-9-6-20-20-20-5 0-14 6-22 22-138 285-276 570-414 855z">
              <text:p/>
            </draw:path>
            <draw:path draw:style-name="gr6" draw:text-style-name="P7" draw:layer="layout" svg:width="0.984cm" svg:height="0.038cm" svg:x="6.612cm" svg:y="3.75cm" svg:viewBox="0 0 985 39" svg:d="M493 39c-165 0-329 0-493 0 0-13 0-26 0-39 328 0 657 0 985 0 0 13 0 26 0 39-164 0-328 0-492 0z">
              <text:p/>
            </draw:path>
            <draw:path draw:style-name="gr6" draw:text-style-name="P7" draw:layer="layout" svg:width="0.391cm" svg:height="0.65cm" svg:x="6.662cm" svg:y="3.996cm" svg:viewBox="0 0 392 651" svg:d="M76 575c34-33 69-67 103-100 154-134 213-187 213-285 0-112-87-190-207-190-112 0-185 89-185 176 0 56 50 56 53 56 17 0 51-11 51-53 0-25-17-51-54-51-8 0-8 0-11 0 23-61 76-97 132-97 89 0 131 78 131 159 0 78-47 156-103 215-63 70-125 140-188 209-11 12-11 14-11 37 121 0 243 0 364 0 9-57 19-114 28-171-9 0-17 0-25 0-3 31-12 73-20 90-8 5-73 5-95 5-59 0-118 0-176 0z">
              <text:p/>
            </draw:path>
            <draw:path draw:style-name="gr6" draw:text-style-name="P7" draw:layer="layout" svg:width="0.408cm" svg:height="0.672cm" svg:x="7.146cm" svg:y="3.996cm" svg:viewBox="0 0 409 673" svg:d="M243 307c82-28 138-95 138-173 0-81-87-134-179-134-101 0-177 59-177 134 0 31 23 50 51 50 30 0 50-22 50-50 0-50-45-50-62-50 31-48 96-59 132-59 42 0 95 20 95 109 0 11-3 67-28 112-31 47-61 50-87 50-8 0-30 3-39 3-8 0-14 3-14 11 0 11 6 11 23 11 14 0 29 0 44 0 79 0 115 67 115 162 0 134-67 162-109 162s-118-17-151-73c33 3 64-16 64-55 0-34-25-53-53-53-25 0-56 14-56 55 0 90 92 154 199 154 120 0 210-89 210-190 0-78-62-156-166-176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(x + 2)^2§svg§600§FALSE§</svg:desc>
          <draw:g>
            <draw:path draw:style-name="gr5" draw:text-style-name="P6" draw:layer="layout" svg:width="3.264cm" svg:height="1.005cm" svg:x="1.491cm" svg:y="1.261cm" svg:viewBox="0 0 3265 1006" svg:d="M1634 1006c-545 0-1089 0-1634 0 0-336 0-671 0-1006 1088 0 2176 0 3265 0 0 335 0 670 0 1006-544 0-1088 0-1631 0z">
              <text:p/>
            </draw:path>
            <draw:path draw:style-name="gr6" draw:text-style-name="P7" draw:layer="layout" svg:width="0.226cm" svg:height="0.979cm" svg:x="1.538cm" svg:y="1.337cm" svg:viewBox="0 0 227 980" svg:d="M227 969c0-2 0-2-17-19-120-126-154-310-154-461 0-171 39-341 159-464 12-11 12-11 12-14 0-8-3-11-9-11-11 0-98 67-156 190-51 109-62 218-62 299 0 78 11 195 64 307 59 120 143 184 154 184 6 0 9-2 9-11z">
              <text:p/>
            </draw:path>
            <draw:path draw:style-name="gr6" draw:text-style-name="P7" draw:layer="layout" svg:width="0.489cm" svg:height="0.443cm" svg:x="1.852cm" svg:y="1.638cm" svg:viewBox="0 0 490 444" svg:d="M299 137c6-25 28-115 98-115 6 0 28 0 48 12-25 5-48 30-48 53 0 16 11 36 39 36 23 0 54-20 54-59 0-50-59-64-93-64-56 0-92 53-103 75-25-64-76-75-107-75-100 0-156 126-156 151 0 11 8 11 11 11 8 0 11-3 14-11 34-104 98-129 131-129 17 0 54 9 54 65 0 30-17 97-54 234-16 62-50 101-95 101-5 0-28 0-47-11 25-6 45-26 45-53 0-28-20-37-37-37-28 0-53 28-53 59 0 45 48 64 92 64 65 0 101-70 104-75 11 36 47 75 106 75 101 0 157-126 157-151 0-11-9-11-11-11-9 0-12 6-14 11-31 106-98 129-132 129-36 0-53-31-53-64 0-23 6-42 17-87s22-89 33-134z">
              <text:p/>
            </draw:path>
            <draw:path draw:style-name="gr6" draw:text-style-name="P7" draw:layer="layout" svg:width="0.654cm" svg:height="0.65cm" svg:x="2.658cm" svg:y="1.501cm" svg:viewBox="0 0 655 651" svg:d="M347 344c91 0 183 0 274 0 14 0 34 0 34-20s-20-20-34-20c-91 0-183 0-274 0 0-91 0-182 0-273 0-14 0-31-20-31-19 0-19 17-19 31 0 91 0 182 0 273-92 0-183 0-274 0-14 0-34 0-34 20s20 20 34 20c91 0 182 0 274 0 0 92 0 184 0 276 0 14 0 31 19 31 20 0 20-17 20-31 0-92 0-184 0-276z">
              <text:p/>
            </draw:path>
            <draw:path draw:style-name="gr6" draw:text-style-name="P7" draw:layer="layout" svg:width="0.391cm" svg:height="0.653cm" svg:x="3.634cm" svg:y="1.418cm" svg:viewBox="0 0 392 654" svg:d="M76 578c34-33 69-67 103-100 154-134 213-187 213-285 0-112-87-193-207-193-112 0-185 92-185 179 0 56 50 56 53 56 17 0 51-14 51-53 0-26-17-51-54-51-5 0-8 0-11 0 23-64 76-100 132-100 89 0 131 81 131 162 0 78-47 153-103 215-63 70-125 140-188 209-11 12-11 14-11 37 121 0 242 0 364 0 9-57 18-114 28-171-9 0-17 0-26 0-2 31-11 73-19 87-8 8-73 8-95 8-59 0-118 0-176 0z">
              <text:p/>
            </draw:path>
            <draw:path draw:style-name="gr6" draw:text-style-name="P7" draw:layer="layout" svg:width="0.228cm" svg:height="0.979cm" svg:x="4.132cm" svg:y="1.337cm" svg:viewBox="0 0 229 980" svg:d="M229 489c0-76-11-193-67-305-58-120-142-184-151-184-5 0-11 3-11 11 0 3 0 3 20 23 95 94 151 251 151 455 0 167-37 341-157 464-14 14-14 14-14 16 0 6 6 11 11 11 9 0 98-67 154-192 50-106 64-215 64-299z">
              <text:p/>
            </draw:path>
            <draw:path draw:style-name="gr6" draw:text-style-name="P7" draw:layer="layout" svg:width="0.304cm" svg:height="0.454cm" svg:x="4.501cm" svg:y="1.211cm" svg:viewBox="0 0 305 455" svg:d="M305 332c-8 0-17 0-25 0 0 14-9 53-17 62-6 3-59 3-67 3-43 0-86 0-129 0 73-62 98-81 140-115 50-39 98-84 98-148 0-84-73-134-162-134-84 0-143 61-143 123 0 36 31 39 36 39 17 0 37-11 37-36 0-14-6-37-39-37 19-50 67-64 100-64 67 0 104 53 104 109 0 59-42 106-65 131-55 55-110 110-165 165-8 6-8 6-8 25 94 0 188 0 283 0 7-41 14-82 22-123z">
              <text:p/>
            </draw:path>
          </draw:g>
        </draw:g>
        <draw:g>
          <svg:title>TexMaths</svg:title>
          <svg:desc>28§display§=23§svg§600§FALSE§</svg:desc>
          <draw:g>
            <draw:path draw:style-name="gr5" draw:text-style-name="P6" draw:layer="layout" svg:width="1.873cm" svg:height="0.571cm" svg:x="5.54cm" svg:y="1.482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546cm" svg:y="1.725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91cm" svg:height="0.649cm" svg:x="6.575cm" svg:y="1.432cm" svg:viewBox="0 0 392 650" svg:d="M76 574c34-33 68-67 103-100 154-134 213-187 213-284 0-112-90-190-210-190-109 0-182 89-182 176 0 55 48 55 50 55 17 0 53-11 53-53 0-25-19-50-53-50-8 0-8 0-11 3 23-64 76-100 132-100 89 0 131 78 131 159 0 78-50 156-103 214-63 70-125 140-188 209-11 12-11 14-11 37 121 0 242 0 364 0 9-57 18-114 28-170-9 0-17 0-26 0-5 30-11 72-22 89-6 5-70 5-92 5-59 0-118 0-176 0z">
              <text:p/>
            </draw:path>
            <draw:path draw:style-name="gr6" draw:text-style-name="P7" draw:layer="layout" svg:width="0.407cm" svg:height="0.671cm" svg:x="7.056cm" svg:y="1.432cm" svg:viewBox="0 0 408 672" svg:d="M243 307c81-25 140-95 140-173s-87-134-182-134c-98 0-173 59-173 134 0 31 22 50 50 50 31 0 51-22 51-50 0-50-48-50-62-50 31-48 95-59 132-59 39 0 92 20 92 109 0 11 0 70-28 111-28 48-62 51-87 51-8 0-31 2-36 2-9 3-17 3-17 12 0 11 8 11 25 11 14 0 28 0 42 0 81 0 118 67 118 161 0 134-67 162-112 162-42 0-115-17-148-72 33 2 64-17 64-56 0-34-28-53-56-53-22 0-56 14-56 56 0 89 92 153 199 153 120 0 209-89 209-190 0-78-61-156-165-175z">
              <text:p/>
            </draw:path>
          </draw:g>
        </draw:g>
        <draw:g>
          <svg:title>TexMaths</svg:title>
          <svg:desc>28§display§x =\pm\sqrt{23} -2§svg§600§FALSE§</svg:desc>
          <draw:g>
            <draw:path draw:style-name="gr5" draw:text-style-name="P6" draw:layer="layout" svg:width="5.982cm" svg:height="0.879cm" svg:x="1.512cm" svg:y="3.8cm" svg:viewBox="0 0 5983 880" svg:d="M2992 880c-998 0-1995 0-2992 0 0-294 0-587 0-880 1994 0 3989 0 5983 0 0 293 0 586 0 880-997 0-1994 0-2991 0z">
              <text:p/>
            </draw:path>
            <draw:path draw:style-name="gr6" draw:text-style-name="P7" draw:layer="layout" svg:width="0.489cm" svg:height="0.443cm" svg:x="1.49cm" svg:y="4.213cm" svg:viewBox="0 0 490 444" svg:d="M302 137c6-25 28-115 95-115 6 0 31 0 51 14-28 3-48 28-48 53 0 14 11 34 37 34 22 0 53-17 53-56 0-53-56-67-90-67-59 0-92 53-103 75-26-64-79-75-107-75-103 0-159 128-159 151 0 11 11 11 14 11 5 0 8-3 11-11 34-104 98-129 132-129 19 0 53 9 53 67 0 28-17 95-53 232-14 62-51 103-93 103-5 0-28 0-50-13 25-6 47-26 47-54 0-25-22-33-36-33-31 0-56 25-56 56 0 44 50 64 92 64 68 0 101-67 104-73 14 37 47 73 106 73 101 0 157-126 157-151 0-8-8-8-11-8-9 0-11 3-11 11-34 103-101 128-132 128-39 0-53-33-53-67 0-19 5-41 17-83 11-46 22-92 33-137z">
              <text:p/>
            </draw:path>
            <draw:path draw:style-name="gr6" draw:text-style-name="P7" draw:layer="layout" svg:width="0.654cm" svg:height="0.228cm" svg:x="2.352cm" svg:y="4.289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6" draw:text-style-name="P7" draw:layer="layout" svg:width="0.654cm" svg:height="0.65cm" svg:x="3.39cm" svg:y="3.996cm" svg:viewBox="0 0 655 651" svg:d="M347 346c91 0 183 0 274 0 17 0 34 0 34-19 0-20-17-20-34-20-91 0-183 0-274 0 0-90 0-180 0-271 0-16 0-36-20-36-19 0-19 17-19 34 0 91 0 182 0 273-92 0-183 0-274 0-17 0-34 0-34 20 0 19 17 19 34 19 91 0 182 0 274 0 0 89 0 177 0 266-92 0-183 0-274 0-17 0-34 0-34 19 0 20 17 20 34 20 195 0 391 0 587 0 17 0 34 0 34-20 0-19-17-19-34-19-91 0-183 0-274 0 0-89 0-177 0-266z">
              <text:p/>
            </draw:path>
            <draw:path draw:style-name="gr6" draw:text-style-name="P7" draw:layer="layout" svg:width="0.766cm" svg:height="0.979cm" svg:x="4.171cm" svg:y="3.75cm" svg:viewBox="0 0 767 980" svg:d="M311 877c-58-127-116-253-174-380-5-17-11-17-14-17-5 3-5 0-17 9-30 23-61 46-92 70-14 11-14 13-14 16s3 11 11 11c6 0 23-14 34-22 5-5 19-17 31-25 64 141 128 283 193 424 8 17 11 17 22 17 14 0 17-5 22-19 150-308 299-615 448-922 6-14 6-17 6-19 0-9-9-20-20-20-8 0-14 6-22 22-138 285-276 570-414 855z">
              <text:p/>
            </draw:path>
            <draw:path draw:style-name="gr6" draw:text-style-name="P7" draw:layer="layout" svg:width="0.984cm" svg:height="0.038cm" svg:x="4.918cm" svg:y="3.75cm" svg:viewBox="0 0 985 39" svg:d="M493 39c-165 0-329 0-493 0 0-13 0-26 0-39 328 0 657 0 985 0 0 13 0 26 0 39-164 0-328 0-492 0z">
              <text:p/>
            </draw:path>
            <draw:path draw:style-name="gr6" draw:text-style-name="P7" draw:layer="layout" svg:width="0.391cm" svg:height="0.65cm" svg:x="4.969cm" svg:y="3.996cm" svg:viewBox="0 0 392 651" svg:d="M76 575c34-33 69-67 103-100 154-134 213-187 213-285 0-112-90-190-207-190-112 0-185 89-185 176 0 56 50 56 53 56 17 0 51-11 51-53 0-25-17-51-54-51-8 0-8 0-11 0 23-61 76-97 132-97 89 0 131 78 131 159 0 78-47 156-103 215-63 70-125 140-188 209-11 12-11 14-11 37 121 0 243 0 364 0 9-57 18-114 28-171-9 0-17 0-25 0-3 31-12 73-20 90-8 5-73 5-95 5-59 0-118 0-176 0z">
              <text:p/>
            </draw:path>
            <draw:path draw:style-name="gr6" draw:text-style-name="P7" draw:layer="layout" svg:width="0.408cm" svg:height="0.672cm" svg:x="5.453cm" svg:y="3.996cm" svg:viewBox="0 0 409 673" svg:d="M243 307c82-28 138-95 138-173 0-81-87-134-182-134-98 0-174 59-174 134 0 31 23 50 51 50 30 0 50-22 50-50 0-50-45-50-62-50 31-48 96-59 132-59 39 0 95 20 95 109 0 11-3 67-28 112-31 47-64 50-87 50-8 0-33 3-39 3-8 0-14 3-14 11 0 11 6 11 23 11 14 0 29 0 44 0 79 0 115 67 115 162 0 134-67 162-109 162s-118-17-151-73c33 3 64-16 64-55 0-34-25-53-56-53-22 0-53 14-53 55 0 90 90 154 199 154 120 0 210-89 210-190 0-78-65-156-166-176z">
              <text:p/>
            </draw:path>
            <draw:path draw:style-name="gr6" draw:text-style-name="P7" draw:layer="layout" svg:width="0.601cm" svg:height="0.038cm" svg:x="6.203cm" svg:y="4.384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91cm" svg:height="0.65cm" svg:x="7.154cm" svg:y="3.996cm" svg:viewBox="0 0 392 651" svg:d="M76 575c34-33 69-67 103-100 154-134 213-187 213-285 0-112-90-190-210-190-109 0-182 89-182 176 0 56 48 56 50 56 17 0 51-11 51-53 0-25-17-51-51-51-8 0-11 0-14 0 23-61 76-97 135-97 89 0 131 78 131 159 0 78-50 156-103 215-64 70-127 140-191 209-8 12-8 14-8 37 121 0 243 0 364 0 9-57 18-114 28-171-9 0-17 0-25 0-6 31-12 73-23 90-5 5-70 5-92 5-59 0-118 0-176 0z">
              <text:p/>
            </draw:path>
          </draw:g>
        </draw:g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(x + 2)^2§svg§600§FALSE§</svg:desc>
          <draw:g>
            <draw:path draw:style-name="gr5" draw:text-style-name="P6" draw:layer="layout" svg:width="3.264cm" svg:height="1.005cm" svg:x="1.491cm" svg:y="1.261cm" svg:viewBox="0 0 3265 1006" svg:d="M1634 1006c-545 0-1089 0-1634 0 0-336 0-671 0-1006 1088 0 2176 0 3265 0 0 335 0 670 0 1006-544 0-1088 0-1631 0z">
              <text:p/>
            </draw:path>
            <draw:path draw:style-name="gr6" draw:text-style-name="P7" draw:layer="layout" svg:width="0.226cm" svg:height="0.979cm" svg:x="1.538cm" svg:y="1.337cm" svg:viewBox="0 0 227 980" svg:d="M227 969c0-2 0-2-17-19-120-126-154-310-154-461 0-171 39-341 159-464 12-11 12-11 12-14 0-8-3-11-9-11-11 0-98 67-156 190-51 109-62 218-62 299 0 78 11 195 64 307 59 120 143 184 154 184 6 0 9-2 9-11z">
              <text:p/>
            </draw:path>
            <draw:path draw:style-name="gr6" draw:text-style-name="P7" draw:layer="layout" svg:width="0.489cm" svg:height="0.443cm" svg:x="1.852cm" svg:y="1.638cm" svg:viewBox="0 0 490 444" svg:d="M299 137c6-25 28-115 98-115 6 0 28 0 48 12-25 5-48 30-48 53 0 16 11 36 39 36 23 0 54-20 54-59 0-50-59-64-93-64-56 0-92 53-103 75-25-64-76-75-107-75-100 0-156 126-156 151 0 11 8 11 11 11 8 0 11-3 14-11 34-104 98-129 131-129 17 0 54 9 54 65 0 30-17 97-54 234-16 62-50 101-95 101-5 0-28 0-47-11 25-6 45-26 45-53 0-28-20-37-37-37-28 0-53 28-53 59 0 45 48 64 92 64 65 0 101-70 104-75 11 36 47 75 106 75 101 0 157-126 157-151 0-11-9-11-11-11-9 0-12 6-14 11-31 106-98 129-132 129-36 0-53-31-53-64 0-23 6-42 17-87s22-89 33-134z">
              <text:p/>
            </draw:path>
            <draw:path draw:style-name="gr6" draw:text-style-name="P7" draw:layer="layout" svg:width="0.654cm" svg:height="0.65cm" svg:x="2.658cm" svg:y="1.501cm" svg:viewBox="0 0 655 651" svg:d="M347 344c91 0 183 0 274 0 14 0 34 0 34-20s-20-20-34-20c-91 0-183 0-274 0 0-91 0-182 0-273 0-14 0-31-20-31-19 0-19 17-19 31 0 91 0 182 0 273-92 0-183 0-274 0-14 0-34 0-34 20s20 20 34 20c91 0 182 0 274 0 0 92 0 184 0 276 0 14 0 31 19 31 20 0 20-17 20-31 0-92 0-184 0-276z">
              <text:p/>
            </draw:path>
            <draw:path draw:style-name="gr6" draw:text-style-name="P7" draw:layer="layout" svg:width="0.391cm" svg:height="0.653cm" svg:x="3.634cm" svg:y="1.418cm" svg:viewBox="0 0 392 654" svg:d="M76 578c34-33 69-67 103-100 154-134 213-187 213-285 0-112-87-193-207-193-112 0-185 92-185 179 0 56 50 56 53 56 17 0 51-14 51-53 0-26-17-51-54-51-5 0-8 0-11 0 23-64 76-100 132-100 89 0 131 81 131 162 0 78-47 153-103 215-63 70-125 140-188 209-11 12-11 14-11 37 121 0 242 0 364 0 9-57 18-114 28-171-9 0-17 0-26 0-2 31-11 73-19 87-8 8-73 8-95 8-59 0-118 0-176 0z">
              <text:p/>
            </draw:path>
            <draw:path draw:style-name="gr6" draw:text-style-name="P7" draw:layer="layout" svg:width="0.228cm" svg:height="0.979cm" svg:x="4.132cm" svg:y="1.337cm" svg:viewBox="0 0 229 980" svg:d="M229 489c0-76-11-193-67-305-58-120-142-184-151-184-5 0-11 3-11 11 0 3 0 3 20 23 95 94 151 251 151 455 0 167-37 341-157 464-14 14-14 14-14 16 0 6 6 11 11 11 9 0 98-67 154-192 50-106 64-215 64-299z">
              <text:p/>
            </draw:path>
            <draw:path draw:style-name="gr6" draw:text-style-name="P7" draw:layer="layout" svg:width="0.304cm" svg:height="0.454cm" svg:x="4.501cm" svg:y="1.211cm" svg:viewBox="0 0 305 455" svg:d="M305 332c-8 0-17 0-25 0 0 14-9 53-17 62-6 3-59 3-67 3-43 0-86 0-129 0 73-62 98-81 140-115 50-39 98-84 98-148 0-84-73-134-162-134-84 0-143 61-143 123 0 36 31 39 36 39 17 0 37-11 37-36 0-14-6-37-39-37 19-50 67-64 100-64 67 0 104 53 104 109 0 59-42 106-65 131-55 55-110 110-165 165-8 6-8 6-8 25 94 0 188 0 283 0 7-41 14-82 22-123z">
              <text:p/>
            </draw:path>
          </draw:g>
        </draw:g>
        <draw:g>
          <svg:title>TexMaths</svg:title>
          <svg:desc>28§display§=23§svg§600§FALSE§</svg:desc>
          <draw:g>
            <draw:path draw:style-name="gr5" draw:text-style-name="P6" draw:layer="layout" svg:width="1.873cm" svg:height="0.571cm" svg:x="5.54cm" svg:y="1.482cm" svg:viewBox="0 0 1874 572" svg:d="M0 0c625 0 1249 0 1874 0 0 191 0 381 0 572-625 0-1249 0-1874 0 0-191 0-381 0-572z">
              <text:p/>
            </draw:path>
            <draw:path draw:style-name="gr6" draw:text-style-name="P7" draw:layer="layout" svg:width="0.651cm" svg:height="0.228cm" svg:x="5.546cm" svg:y="1.725cm" svg:viewBox="0 0 652 229" svg:d="M618 39c14 0 34 0 34-19 0-20-20-20-34-20-196 0-391 0-587 0-14 0-31 0-31 20 0 19 17 19 34 19 194 0 389 0 584 0zM618 229c14 0 34 0 34-20 0-19-20-19-34-19-195 0-390 0-584 0-17 0-34 0-34 19 0 20 17 20 31 20 196 0 391 0 587 0z">
              <text:p/>
            </draw:path>
            <draw:path draw:style-name="gr6" draw:text-style-name="P7" draw:layer="layout" svg:width="0.391cm" svg:height="0.649cm" svg:x="6.575cm" svg:y="1.432cm" svg:viewBox="0 0 392 650" svg:d="M76 574c34-33 68-67 103-100 154-134 213-187 213-284 0-112-90-190-210-190-109 0-182 89-182 176 0 55 48 55 50 55 17 0 53-11 53-53 0-25-19-50-53-50-8 0-8 0-11 3 23-64 76-100 132-100 89 0 131 78 131 159 0 78-50 156-103 214-63 70-125 140-188 209-11 12-11 14-11 37 121 0 242 0 364 0 9-57 18-114 28-170-9 0-17 0-26 0-5 30-11 72-22 89-6 5-70 5-92 5-59 0-118 0-176 0z">
              <text:p/>
            </draw:path>
            <draw:path draw:style-name="gr6" draw:text-style-name="P7" draw:layer="layout" svg:width="0.407cm" svg:height="0.671cm" svg:x="7.056cm" svg:y="1.432cm" svg:viewBox="0 0 408 672" svg:d="M243 307c81-25 140-95 140-173s-87-134-182-134c-98 0-173 59-173 134 0 31 22 50 50 50 31 0 51-22 51-50 0-50-48-50-62-50 31-48 95-59 132-59 39 0 92 20 92 109 0 11 0 70-28 111-28 48-62 51-87 51-8 0-31 2-36 2-9 3-17 3-17 12 0 11 8 11 25 11 14 0 28 0 42 0 81 0 118 67 118 161 0 134-67 162-112 162-42 0-115-17-148-72 33 2 64-17 64-56 0-34-28-53-56-53-22 0-56 14-56 56 0 89 92 153 199 153 120 0 209-89 209-190 0-78-61-156-165-175z">
              <text:p/>
            </draw:path>
          </draw:g>
        </draw:g>
        <draw:g>
          <svg:title>TexMaths</svg:title>
          <svg:desc>28§display§x =\pm\sqrt{23} -2§svg§600§FALSE§</svg:desc>
          <draw:g>
            <draw:path draw:style-name="gr5" draw:text-style-name="P6" draw:layer="layout" svg:width="5.982cm" svg:height="0.879cm" svg:x="1.512cm" svg:y="3.8cm" svg:viewBox="0 0 5983 880" svg:d="M2992 880c-998 0-1995 0-2992 0 0-294 0-587 0-880 1994 0 3989 0 5983 0 0 293 0 586 0 880-997 0-1994 0-2991 0z">
              <text:p/>
            </draw:path>
            <draw:path draw:style-name="gr6" draw:text-style-name="P7" draw:layer="layout" svg:width="0.489cm" svg:height="0.443cm" svg:x="1.49cm" svg:y="4.213cm" svg:viewBox="0 0 490 444" svg:d="M302 137c6-25 28-115 95-115 6 0 31 0 51 14-28 3-48 28-48 53 0 14 11 34 37 34 22 0 53-17 53-56 0-53-56-67-90-67-59 0-92 53-103 75-26-64-79-75-107-75-103 0-159 128-159 151 0 11 11 11 14 11 5 0 8-3 11-11 34-104 98-129 132-129 19 0 53 9 53 67 0 28-17 95-53 232-14 62-51 103-93 103-5 0-28 0-50-13 25-6 47-26 47-54 0-25-22-33-36-33-31 0-56 25-56 56 0 44 50 64 92 64 68 0 101-67 104-73 14 37 47 73 106 73 101 0 157-126 157-151 0-8-8-8-11-8-9 0-11 3-11 11-34 103-101 128-132 128-39 0-53-33-53-67 0-19 5-41 17-83 11-46 22-92 33-137z">
              <text:p/>
            </draw:path>
            <draw:path draw:style-name="gr6" draw:text-style-name="P7" draw:layer="layout" svg:width="0.654cm" svg:height="0.228cm" svg:x="2.352cm" svg:y="4.289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6" draw:text-style-name="P7" draw:layer="layout" svg:width="0.654cm" svg:height="0.65cm" svg:x="3.39cm" svg:y="3.996cm" svg:viewBox="0 0 655 651" svg:d="M347 346c91 0 183 0 274 0 17 0 34 0 34-19 0-20-17-20-34-20-91 0-183 0-274 0 0-90 0-180 0-271 0-16 0-36-20-36-19 0-19 17-19 34 0 91 0 182 0 273-92 0-183 0-274 0-17 0-34 0-34 20 0 19 17 19 34 19 91 0 182 0 274 0 0 89 0 177 0 266-92 0-183 0-274 0-17 0-34 0-34 19 0 20 17 20 34 20 195 0 391 0 587 0 17 0 34 0 34-20 0-19-17-19-34-19-91 0-183 0-274 0 0-89 0-177 0-266z">
              <text:p/>
            </draw:path>
            <draw:path draw:style-name="gr6" draw:text-style-name="P7" draw:layer="layout" svg:width="0.766cm" svg:height="0.979cm" svg:x="4.171cm" svg:y="3.75cm" svg:viewBox="0 0 767 980" svg:d="M311 877c-58-127-116-253-174-380-5-17-11-17-14-17-5 3-5 0-17 9-30 23-61 46-92 70-14 11-14 13-14 16s3 11 11 11c6 0 23-14 34-22 5-5 19-17 31-25 64 141 128 283 193 424 8 17 11 17 22 17 14 0 17-5 22-19 150-308 299-615 448-922 6-14 6-17 6-19 0-9-9-20-20-20-8 0-14 6-22 22-138 285-276 570-414 855z">
              <text:p/>
            </draw:path>
            <draw:path draw:style-name="gr6" draw:text-style-name="P7" draw:layer="layout" svg:width="0.984cm" svg:height="0.038cm" svg:x="4.918cm" svg:y="3.75cm" svg:viewBox="0 0 985 39" svg:d="M493 39c-165 0-329 0-493 0 0-13 0-26 0-39 328 0 657 0 985 0 0 13 0 26 0 39-164 0-328 0-492 0z">
              <text:p/>
            </draw:path>
            <draw:path draw:style-name="gr6" draw:text-style-name="P7" draw:layer="layout" svg:width="0.391cm" svg:height="0.65cm" svg:x="4.969cm" svg:y="3.996cm" svg:viewBox="0 0 392 651" svg:d="M76 575c34-33 69-67 103-100 154-134 213-187 213-285 0-112-90-190-207-190-112 0-185 89-185 176 0 56 50 56 53 56 17 0 51-11 51-53 0-25-17-51-54-51-8 0-8 0-11 0 23-61 76-97 132-97 89 0 131 78 131 159 0 78-47 156-103 215-63 70-125 140-188 209-11 12-11 14-11 37 121 0 243 0 364 0 9-57 18-114 28-171-9 0-17 0-25 0-3 31-12 73-20 90-8 5-73 5-95 5-59 0-118 0-176 0z">
              <text:p/>
            </draw:path>
            <draw:path draw:style-name="gr6" draw:text-style-name="P7" draw:layer="layout" svg:width="0.408cm" svg:height="0.672cm" svg:x="5.453cm" svg:y="3.996cm" svg:viewBox="0 0 409 673" svg:d="M243 307c82-28 138-95 138-173 0-81-87-134-182-134-98 0-174 59-174 134 0 31 23 50 51 50 30 0 50-22 50-50 0-50-45-50-62-50 31-48 96-59 132-59 39 0 95 20 95 109 0 11-3 67-28 112-31 47-64 50-87 50-8 0-33 3-39 3-8 0-14 3-14 11 0 11 6 11 23 11 14 0 29 0 44 0 79 0 115 67 115 162 0 134-67 162-109 162s-118-17-151-73c33 3 64-16 64-55 0-34-25-53-56-53-22 0-53 14-53 55 0 90 90 154 199 154 120 0 210-89 210-190 0-78-65-156-166-176z">
              <text:p/>
            </draw:path>
            <draw:path draw:style-name="gr6" draw:text-style-name="P7" draw:layer="layout" svg:width="0.601cm" svg:height="0.038cm" svg:x="6.203cm" svg:y="4.384cm" svg:viewBox="0 0 602 39" svg:d="M565 39c17 0 37 0 37-19 0-20-20-20-37-20-177 0-354 0-531 0-17 0-34 0-34 20 0 19 17 19 34 19 177 0 354 0 531 0z">
              <text:p/>
            </draw:path>
            <draw:path draw:style-name="gr6" draw:text-style-name="P7" draw:layer="layout" svg:width="0.391cm" svg:height="0.65cm" svg:x="7.154cm" svg:y="3.996cm" svg:viewBox="0 0 392 651" svg:d="M76 575c34-33 69-67 103-100 154-134 213-187 213-285 0-112-90-190-210-190-109 0-182 89-182 176 0 56 48 56 50 56 17 0 51-11 51-53 0-25-17-51-51-51-8 0-11 0-14 0 23-61 76-97 135-97 89 0 131 78 131 159 0 78-50 156-103 215-64 70-127 140-191 209-8 12-8 14-8 37 121 0 243 0 364 0 9-57 18-114 28-171-9 0-17 0-25 0-6 31-12 73-23 90-5 5-70 5-92 5-59 0-118 0-176 0z">
              <text:p/>
            </draw:path>
          </draw:g>
        </draw:g>
        <draw:g>
          <svg:title>TexMaths</svg:title>
          <svg:desc>28§display§x =\sqrt{23} -2 \approx 2.8§svg§600§FALSE§</svg:desc>
          <draw:g>
            <draw:path draw:style-name="gr5" draw:text-style-name="P6" draw:layer="layout" svg:width="7.794cm" svg:height="0.879cm" svg:x="1.512cm" svg:y="6.37cm" svg:viewBox="0 0 7795 880" svg:d="M3899 880c-1300 0-2599 0-3899 0 0-294 0-587 0-880 2598 0 5197 0 7795 0 0 293 0 586 0 880-1298 0-2597 0-3896 0z">
              <text:p/>
            </draw:path>
            <draw:path draw:style-name="gr6" draw:text-style-name="P7" draw:layer="layout" svg:width="0.489cm" svg:height="0.443cm" svg:x="1.49cm" svg:y="6.783cm" svg:viewBox="0 0 490 444" svg:d="M302 137c6-25 28-115 95-115 6 0 31 0 51 14-28 3-48 28-48 53 0 14 11 34 37 34 22 0 53-17 53-56 0-53-56-67-90-67-59 0-92 53-103 75-25-64-79-75-107-75-103 0-159 128-159 151 0 11 11 11 14 11 5 0 8-3 11-11 34-104 98-129 132-129 19 0 53 9 53 67 0 28-17 95-53 232-14 62-51 103-93 103-5 0-28 0-50-13 25-6 47-26 47-54 0-25-22-33-36-33-31 0-56 25-56 56 0 44 50 64 92 64 68 0 101-67 104-73 14 37 48 73 106 73 101 0 157-126 157-151 0-8-8-8-11-8-9 0-11 3-11 11-34 103-101 128-132 128-39 0-53-33-53-67 0-19 6-41 17-83 11-46 22-92 33-137z">
              <text:p/>
            </draw:path>
            <draw:path draw:style-name="gr6" draw:text-style-name="P7" draw:layer="layout" svg:width="0.654cm" svg:height="0.228cm" svg:x="2.352cm" svg:y="6.859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6" draw:text-style-name="P7" draw:layer="layout" svg:width="0.766cm" svg:height="0.979cm" svg:x="3.407cm" svg:y="6.32cm" svg:viewBox="0 0 767 980" svg:d="M311 877c-58-127-116-253-174-380-5-17-11-17-14-17-5 3-5 0-17 9-30 23-61 46-92 70-14 11-14 13-14 16s3 11 11 11c6 0 23-14 34-22 5-5 19-17 31-25 64 141 128 283 193 424 5 17 11 17 19 17 17 0 20-5 25-19 150-308 299-615 448-922 6-14 6-17 6-19 0-9-8-20-20-20-8 0-14 6-22 22-138 285-276 570-414 855z">
              <text:p/>
            </draw:path>
            <draw:path draw:style-name="gr6" draw:text-style-name="P7" draw:layer="layout" svg:width="0.984cm" svg:height="0.038cm" svg:x="4.155cm" svg:y="6.32cm" svg:viewBox="0 0 985 39" svg:d="M493 39c-165 0-329 0-493 0 0-13 0-26 0-39 328 0 657 0 985 0 0 13 0 26 0 39-164 0-328 0-492 0z">
              <text:p/>
            </draw:path>
            <draw:path draw:style-name="gr6" draw:text-style-name="P7" draw:layer="layout" svg:width="0.391cm" svg:height="0.65cm" svg:x="4.205cm" svg:y="6.566cm" svg:viewBox="0 0 392 651" svg:d="M76 575c34-33 69-67 103-100 154-134 213-187 213-285 0-112-90-190-210-190-109 0-182 89-182 176 0 56 48 56 50 56 17 0 54-11 54-53 0-25-20-51-54-51-8 0-8 0-14 0 26-61 79-97 135-97 89 0 131 78 131 159 0 78-50 156-103 215-63 70-125 140-188 209-11 12-11 14-11 37 121 0 243 0 364 0 9-57 19-114 28-171-9 0-17 0-25 0-6 31-12 73-23 90-5 5-70 5-92 5-59 0-118 0-176 0z">
              <text:p/>
            </draw:path>
            <draw:path draw:style-name="gr6" draw:text-style-name="P7" draw:layer="layout" svg:width="0.405cm" svg:height="0.672cm" svg:x="4.689cm" svg:y="6.566cm" svg:viewBox="0 0 406 673" svg:d="M244 307c81-28 137-95 137-173 0-81-87-134-182-134-98 0-174 59-174 134 0 31 23 50 51 50 30 0 50-22 50-50 0-50-48-50-62-50 31-48 96-59 132-59 39 0 95 20 95 109 0 11-3 67-28 112-31 47-64 50-89 50-6 0-31 3-37 3-8 0-14 3-14 11 0 11 6 11 23 11 14 0 28 0 42 0 81 0 117 67 117 162 0 134-67 162-109 162-45 0-118-17-151-73 33 3 64-16 64-55 0-34-28-53-56-53-22 0-53 14-53 55 0 90 90 154 199 154 117 0 207-89 207-190 0-78-62-156-162-176z">
              <text:p/>
            </draw:path>
            <draw:path draw:style-name="gr6" draw:text-style-name="P7" draw:layer="layout" svg:width="0.598cm" svg:height="0.038cm" svg:x="5.439cm" svg:y="6.954cm" svg:viewBox="0 0 599 39" svg:d="M565 39c17 0 34 0 34-19 0-20-17-20-34-20-177 0-354 0-531 0-17 0-34 0-34 20 0 19 17 19 34 19 177 0 354 0 531 0z">
              <text:p/>
            </draw:path>
            <draw:path draw:style-name="gr6" draw:text-style-name="P7" draw:layer="layout" svg:width="0.394cm" svg:height="0.65cm" svg:x="6.388cm" svg:y="6.566cm" svg:viewBox="0 0 395 651" svg:d="M78 575c35-33 69-67 104-100 154-134 213-187 213-285 0-112-90-190-210-190-112 0-185 89-185 176 0 56 50 56 53 56 17 0 51-11 51-53 0-25-17-51-51-51-8 0-11 0-14 0 23-61 76-97 135-97 89 0 131 78 131 159 0 78-50 156-103 215-64 70-127 140-191 209-11 12-11 14-11 37 122 0 244 0 367 0 9-57 18-114 28-171-9 0-17 0-26 0-5 31-11 73-22 90-6 5-73 5-92 5-59 0-118 0-177 0z">
              <text:p/>
            </draw:path>
            <draw:path draw:style-name="gr6" draw:text-style-name="P7" draw:layer="layout" svg:width="0.657cm" svg:height="0.418cm" svg:x="7.158cm" svg:y="6.744cm" svg:viewBox="0 0 658 419" svg:d="M658 31c0-20-9-31-14-31-6 0-14 6-14 28-3 67-73 106-137 106-56 0-107-28-157-64-53-34-106-70-171-70-92 0-165 70-165 159 0 23 8 31 14 31 11 0 14-20 14-22 6-84 87-112 137-112 59 0 107 31 157 64 53 34 106 70 171 70 92 0 165-70 165-159zM658 260c0-28-11-31-14-31-6 0-14 6-14 28-3 67-73 106-137 106-56 0-107-31-157-64-53-36-106-70-171-70-92 0-165 70-165 159 0 23 8 28 14 28 11 0 14-17 14-22 6-81 87-112 137-112 59 0 107 31 157 64 53 37 106 73 171 73 92 0 165-73 165-159z">
              <text:p/>
            </draw:path>
            <draw:path draw:style-name="gr6" draw:text-style-name="P7" draw:layer="layout" svg:width="0.391cm" svg:height="0.65cm" svg:x="8.194cm" svg:y="6.566cm" svg:viewBox="0 0 392 651" svg:d="M76 575c34-33 69-67 103-100 154-134 213-187 213-285 0-112-90-190-210-190-109 0-182 89-182 176 0 56 48 56 50 56 17 0 51-11 51-53 0-25-17-51-51-51-8 0-11 0-14 0 23-61 76-97 135-97 89 0 131 78 131 159 0 78-50 156-103 215-64 70-127 140-191 209-8 12-8 14-8 37 121 0 243 0 364 0 9-57 19-114 28-171-9 0-17 0-25 0-6 31-12 73-23 90-5 5-70 5-92 5-59 0-118 0-176 0z">
              <text:p/>
            </draw:path>
            <draw:path draw:style-name="gr6" draw:text-style-name="P7" draw:layer="layout" svg:width="0.103cm" svg:height="0.102cm" svg:x="8.72cm" svg:y="7.113cm" svg:viewBox="0 0 104 103" svg:d="M104 53c0-28-24-53-54-53-29 0-50 25-50 53s21 50 50 50c30 0 54-22 54-50z">
              <text:p/>
            </draw:path>
            <draw:path draw:style-name="gr6" draw:text-style-name="P7" draw:layer="layout" svg:width="0.408cm" svg:height="0.672cm" svg:x="8.949cm" svg:y="6.566cm" svg:viewBox="0 0 409 673" svg:d="M118 204c-45-28-48-62-48-78 0-62 64-101 134-101s135 50 135 120c0 56-40 104-98 137-41-26-82-52-123-78zM263 296c70-36 118-87 118-151 0-89-87-145-177-145-98 0-179 73-179 162 0 20 3 64 45 109 11 11 48 36 73 53-59 28-143 84-143 179 0 106 101 170 204 170 109 0 205-81 205-187 0-34-12-78-48-120-20-20-36-31-98-70zM165 338c40 26 80 52 120 78 28 17 73 48 73 106 0 73-73 123-154 123-84 0-154-59-154-142 0-56 31-118 115-165z">
              <text:p/>
            </draw:path>
          </draw:g>
          <draw:g>
            <svg:title>TexMaths</svg:title>
            <svg:desc>28§display§x=-\sqrt{23}-2 \approx -6.8§svg§600§FALSE§</svg:desc>
            <draw:g>
              <draw:path draw:style-name="gr5" draw:text-style-name="P6" draw:layer="layout" svg:width="9.326cm" svg:height="0.879cm" svg:x="1.512cm" svg:y="9.05cm" svg:viewBox="0 0 9327 880" svg:d="M4664 880c-1555 0-3109 0-4664 0 0-294 0-587 0-880 3109 0 6218 0 9327 0 0 293 0 586 0 880-1554 0-3109 0-4663 0z">
                <text:p/>
              </draw:path>
              <draw:path draw:style-name="gr6" draw:text-style-name="P7" draw:layer="layout" svg:width="0.489cm" svg:height="0.443cm" svg:x="1.49cm" svg:y="9.463cm" svg:viewBox="0 0 490 444" svg:d="M302 137c6-25 28-115 95-115 6 0 31 0 51 14-28 3-48 28-48 53 0 14 11 34 37 34 22 0 53-17 53-56 0-53-56-67-90-67-58 0-92 53-103 75-25-64-79-75-107-75-103 0-159 128-159 151 0 11 11 11 14 11 5 0 8-3 11-11 34-104 98-129 132-129 19 0 53 9 53 67 0 28-17 95-53 232-14 62-51 103-93 103-5 0-28 0-50-13 25-6 47-26 47-54 0-25-22-33-36-33-31 0-56 25-56 56 0 44 50 64 92 64 68 0 101-67 104-73 14 37 48 73 106 73 101 0 160-126 160-151 0-8-11-8-14-8-9 0-11 3-11 11-34 103-101 128-132 128-39 0-53-33-53-67 0-19 6-41 17-83 11-46 22-92 33-137z">
                <text:p/>
              </draw:path>
              <draw:path draw:style-name="gr6" draw:text-style-name="P7" draw:layer="layout" svg:width="0.654cm" svg:height="0.228cm" svg:x="2.352cm" svg:y="9.539cm" svg:viewBox="0 0 655 229" svg:d="M621 39c14 0 34 0 34-19 0-20-20-20-34-20-196 0-391 0-587 0-14 0-34 0-34 20 0 19 20 19 34 19 196 0 391 0 587 0zM621 229c14 0 34 0 34-20 0-19-20-19-34-19-196 0-391 0-587 0-14 0-34 0-34 19 0 20 20 20 34 20 196 0 391 0 587 0z">
                <text:p/>
              </draw:path>
              <draw:path draw:style-name="gr6" draw:text-style-name="P7" draw:layer="layout" svg:width="0.598cm" svg:height="0.038cm" svg:x="3.419cm" svg:y="9.634cm" svg:viewBox="0 0 599 39" svg:d="M565 39c17 0 34 0 34-19 0-20-17-20-34-20-177 0-354 0-531 0-17 0-34 0-34 20 0 19 17 19 34 19 177 0 354 0 531 0z">
                <text:p/>
              </draw:path>
              <draw:path draw:style-name="gr6" draw:text-style-name="P7" draw:layer="layout" svg:width="0.769cm" svg:height="0.979cm" svg:x="4.172cm" svg:y="9cm" svg:viewBox="0 0 770 980" svg:d="M314 877c-58-127-116-253-174-380-8-17-14-17-17-17-5 3-5 0-17 9-30 23-61 46-92 70-14 11-14 13-14 16s6 11 11 11c6 0 23-14 34-22 5-5 19-17 31-25 64 141 128 283 193 424 8 17 14 17 22 17 14 0 17-5 25-19 149-308 297-615 445-922 9-14 9-17 9-19 0-9-9-20-20-20-8 0-17 6-25 22-137 285-274 570-411 855z">
                <text:p/>
              </draw:path>
              <draw:path draw:style-name="gr6" draw:text-style-name="P7" draw:layer="layout" svg:width="0.982cm" svg:height="0.038cm" svg:x="4.922cm" svg:y="9cm" svg:viewBox="0 0 983 39" svg:d="M490 39c-163 0-327 0-490 0 0-13 0-26 0-39 328 0 655 0 983 0 0 13 0 26 0 39-165 0-329 0-493 0z">
                <text:p/>
              </draw:path>
              <draw:path draw:style-name="gr6" draw:text-style-name="P7" draw:layer="layout" svg:width="0.391cm" svg:height="0.65cm" svg:x="4.97cm" svg:y="9.246cm" svg:viewBox="0 0 392 651" svg:d="M76 575c34-33 69-67 103-100 154-134 213-187 213-285 0-112-87-190-207-190-112 0-185 89-185 176 0 56 50 56 53 56 17 0 51-11 51-53 0-25-17-51-54-51-5 0-8 0-11 0 23-61 76-97 132-97 89 0 131 78 131 159 0 78-47 156-100 215-64 70-127 140-191 209-11 12-11 14-11 37 122 0 244 0 367 0 8-57 17-114 25-171-8 0-15 0-22 0-6 31-14 73-23 90-8 5-73 5-95 5-59 0-118 0-176 0z">
                <text:p/>
              </draw:path>
              <draw:path draw:style-name="gr6" draw:text-style-name="P7" draw:layer="layout" svg:width="0.408cm" svg:height="0.672cm" svg:x="5.454cm" svg:y="9.246cm" svg:viewBox="0 0 409 673" svg:d="M244 307c81-28 137-95 137-173 0-81-87-134-179-134-101 0-174 59-174 134 0 31 20 50 48 50 30 0 50-22 50-50 0-50-45-50-59-50 31-48 95-59 129-59 42 0 95 20 95 109 0 11-3 67-28 112-28 47-61 50-87 50-8 0-30 3-39 3-8 0-14 3-14 11 0 11 6 11 23 11 14 0 29 0 44 0 82 0 118 67 118 162 0 134-70 162-112 162s-115-17-151-73c36 3 64-16 64-55 0-34-25-53-53-53-25 0-56 14-56 55 0 90 92 154 199 154 120 0 210-89 210-190 0-78-62-156-165-176z">
                <text:p/>
              </draw:path>
              <draw:path draw:style-name="gr6" draw:text-style-name="P7" draw:layer="layout" svg:width="0.601cm" svg:height="0.038cm" svg:x="6.204cm" svg:y="9.634cm" svg:viewBox="0 0 602 39" svg:d="M568 39c17 0 34 0 34-19 0-20-17-20-34-20-177 0-354 0-532 0-16 0-36 0-36 20 0 19 20 19 36 19 178 0 355 0 532 0z">
                <text:p/>
              </draw:path>
              <draw:path draw:style-name="gr6" draw:text-style-name="P7" draw:layer="layout" svg:width="0.391cm" svg:height="0.65cm" svg:x="7.156cm" svg:y="9.246cm" svg:viewBox="0 0 392 651" svg:d="M76 575c34-33 69-67 103-100 154-134 213-187 213-285 0-112-87-190-207-190-112 0-185 89-185 176 0 56 50 56 53 56 17 0 51-11 51-53 0-25-17-51-54-51-8 0-8 0-11 0 23-61 76-97 132-97 89 0 131 78 131 159 0 78-47 156-103 215-63 70-125 140-188 209-11 12-11 14-11 37 121 0 243 0 364 0 9-57 19-114 28-171-8 0-17 0-25 0-3 31-11 73-20 90-8 5-73 5-95 5-59 0-118 0-176 0z">
                <text:p/>
              </draw:path>
              <draw:path draw:style-name="gr6" draw:text-style-name="P7" draw:layer="layout" svg:width="0.654cm" svg:height="0.418cm" svg:x="7.926cm" svg:y="9.424cm" svg:viewBox="0 0 655 419" svg:d="M655 31c0-20-6-31-11-31-6 0-14 6-14 28-6 67-73 106-137 106-59 0-107-28-157-64-53-34-106-70-171-70-92 0-165 70-165 159 0 23 8 31 14 31 8 0 14-20 14-22 6-84 84-112 137-112 56 0 107 31 157 64 53 34 106 70 171 70 89 0 162-70 162-159zM655 260c0-28-7-21-11-31-6 0-14 6-14 28-6 67-73 106-137 106-59 0-107-31-157-64-53-36-106-70-171-70-92 0-165 70-165 159 0 23 8 28 14 28 8 0 14-17 14-22 6-81 84-112 137-112 56 0 107 31 157 64 53 37 106 73 171 73 92 0 162-73 162-159z">
                <text:p/>
              </draw:path>
              <draw:path draw:style-name="gr6" draw:text-style-name="P7" draw:layer="layout" svg:width="0.598cm" svg:height="0.038cm" svg:x="8.992cm" svg:y="9.634cm" svg:viewBox="0 0 599 39" svg:d="M565 39c17 0 34 0 34-19 0-20-17-20-34-20-177 0-354 0-531 0-17 0-34 0-34 20 0 19 17 19 34 19 177 0 354 0 531 0z">
                <text:p/>
              </draw:path>
              <draw:path draw:style-name="gr6" draw:text-style-name="P7" draw:layer="layout" svg:width="0.405cm" svg:height="0.672cm" svg:x="9.717cm" svg:y="9.246cm" svg:viewBox="0 0 406 673" svg:d="M87 330c0-8 0-15 0-23 0-248 123-282 173-282 23 0 65 6 87 39-17 0-56 0-56 42 0 31 25 48 48 48 14 0 45-12 45-48 0-59-45-106-126-106-126 0-258 126-258 343 0 260 112 330 204 330 110 0 202-92 202-221 0-125-87-217-196-217-67 0-104 50-123 95zM204 645c-61 0-92-59-98-73-16-47-16-125-16-142 0-75 30-173 120-173 14 0 62 0 92 59 17 36 17 86 17 134 0 47 0 97-17 131-30 61-75 64-98 64z">
                <text:p/>
              </draw:path>
              <draw:path draw:style-name="gr6" draw:text-style-name="P7" draw:layer="layout" svg:width="0.103cm" svg:height="0.102cm" svg:x="10.252cm" svg:y="9.793cm" svg:viewBox="0 0 104 103" svg:d="M104 53c0-28-24-53-54-53-29 0-50 25-50 53s21 50 50 50c30 0 54-22 54-50z">
                <text:p/>
              </draw:path>
              <draw:path draw:style-name="gr6" draw:text-style-name="P7" draw:layer="layout" svg:width="0.408cm" svg:height="0.672cm" svg:x="10.481cm" svg:y="9.246cm" svg:viewBox="0 0 409 673" svg:d="M118 204c-45-28-48-62-48-78 0-62 64-101 134-101s135 50 135 120c0 56-39 104-98 137-41-26-82-52-123-78zM263 296c70-36 118-87 118-151 0-89-87-145-177-145-98 0-179 73-179 162 0 20 3 64 45 109 11 11 48 36 73 53-59 28-143 84-143 179 0 106 101 170 204 170 110 0 205-81 205-187 0-34-12-78-48-120-19-20-36-31-98-70zM165 338c40 26 80 52 121 78 28 17 72 48 72 106 0 73-72 123-154 123-84 0-154-59-154-142 0-56 31-118 115-165z">
                <text:p/>
              </draw:path>
            </draw:g>
          </draw:g>
        </draw:g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2" draw:text-style-name="P3" draw:layer="layout" svg:width="28cm" svg:height="15.749cm" svg:x="0cm" svg:y="-0.023cm">
          <draw:image xlink:href="Pictures/1000000000000515000002EA8A60D9006F55D6FB.png" xlink:type="simple" xlink:show="embed" xlink:actuate="onLoad" loext:mime-type="image/png">
            <text:p/>
          </draw:image>
        </draw:frame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2.6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line draw:style-name="gr13" draw:text-style-name="P8" draw:layer="layout" svg:x1="0cm" svg:y1="5.6cm" svg:x2="28cm" svg:y2="5.6cm">
          <text:p/>
        </draw:line>
        <draw:frame draw:style-name="gr3" draw:text-style-name="P1" draw:layer="layout" svg:width="1.297cm" svg:height="1.297cm" draw:transform="rotate (2.20819056962323) translate (10.165cm 9.96cm)">
          <draw:image xlink:href="Pictures/100002010000020000000200A2C10DF7E0907E7F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8.051cm" svg:y="4cm">
          <draw:image xlink:href="Pictures/100002010000020000000200EEA1B0652874BC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cm" svg:height="6.8cm" svg:x="10.4cm" svg:y="4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4.2cm" svg:height="4.2cm" svg:x="5.284cm" svg:y="2.4cm">
          <draw:image xlink:href="Pictures/10000201000002000000020086DC720A88CC8F13.png" xlink:type="simple" xlink:show="embed" xlink:actuate="onLoad" loext:mime-type="image/png">
            <text:p/>
          </draw:image>
        </draw:frame>
        <draw:frame draw:style-name="gr3" draw:text-style-name="P1" draw:layer="layout" svg:width="4.916cm" svg:height="4.916cm" svg:x="17.4cm" svg:y="8.8cm">
          <draw:image xlink:href="Pictures/1000020100000200000002005DB04B6E68AC8E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cm" svg:height="6.8cm" svg:x="10.4cm" svg:y="4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5.33cm" svg:height="5.33cm" svg:x="4.6cm" svg:y="8.2cm">
          <draw:image xlink:href="Pictures/100002010000020000000200D4B27E7D8E60EB63.png" xlink:type="simple" xlink:show="embed" xlink:actuate="onLoad" loext:mime-type="image/png">
            <text:p/>
          </draw:image>
        </draw:frame>
        <draw:frame draw:style-name="gr3" draw:text-style-name="P1" draw:layer="layout" svg:width="5.6cm" svg:height="5.6cm" svg:x="17.2cm" svg:y="0.8cm">
          <draw:image xlink:href="Pictures/10000201000002000000020040657F2BAC7CAB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cm" svg:height="6.8cm" svg:x="10.4cm" svg:y="4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5.819cm" svg:height="5.819cm" svg:x="16.781cm" svg:y="8.781cm">
          <draw:image xlink:href="Pictures/10000201000002000000020022D5305A3D953BDD.png" xlink:type="simple" xlink:show="embed" xlink:actuate="onLoad" loext:mime-type="image/png">
            <text:p/>
          </draw:image>
        </draw:frame>
        <draw:frame draw:style-name="gr3" draw:text-style-name="P1" draw:layer="layout" svg:width="5.2cm" svg:height="5.2cm" svg:x="4.6cm" svg:y="1cm">
          <draw:image xlink:href="Pictures/1000020100000200000002005DB04B6E68AC8E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cm" svg:height="6.8cm" svg:x="10.4cm" svg:y="4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5.4cm" svg:height="5.4cm" svg:x="4.2cm" svg:y="9.2cm">
          <draw:image xlink:href="Pictures/1000020100000200000002005CC7EF7CDACCA774.png" xlink:type="simple" xlink:show="embed" xlink:actuate="onLoad" loext:mime-type="image/png">
            <text:p/>
          </draw:image>
        </draw:frame>
        <draw:frame draw:style-name="gr3" draw:text-style-name="P1" draw:layer="layout" svg:width="5.764cm" svg:height="5.764cm" svg:x="17.436cm" svg:y="0.884cm">
          <draw:image xlink:href="Pictures/10000201000002000000020086DC720A88CC8F1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cm" svg:height="6.8cm" svg:x="10.4cm" svg:y="4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5.281cm" svg:height="5.281cm" svg:x="17cm" svg:y="5.4cm">
          <draw:image xlink:href="Pictures/10000201000002000000020036CACF2F8CEDB4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29cm" svg:x="1.4cm" svg:y="0.628cm" presentation:class="title" presentation:user-transformed="true">
          <draw:text-box>
            <text:p>KEEP BELOW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8cm" svg:height="15.749cm" svg:x="0cm" svg:y="-0.023cm">
          <draw:image xlink:href="Pictures/1000000000000515000002EA8A60D9006F55D6FB.png" xlink:type="simple" xlink:show="embed" xlink:actuate="onLoad" loext:mime-type="image/png">
            <text:p/>
          </draw:image>
        </draw:frame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3" draw:text-style-name="P1" draw:layer="layout" svg:width="2.43cm" svg:height="2.43cm" svg:x="5.6cm" svg:y="1cm">
          <draw:image xlink:href="Pictures/100002010000020000000200246674AAC0703E69.png" xlink:type="simple" xlink:show="embed" xlink:actuate="onLoad" loext:mime-type="image/png">
            <text:p/>
          </draw:image>
        </draw:frame>
        <draw:line draw:style-name="gr13" draw:text-style-name="P8" draw:layer="layout" svg:x1="0cm" svg:y1="5.6cm" svg:x2="28cm" svg:y2="5.6cm">
          <text:p/>
        </draw:line>
        <draw:frame draw:style-name="gr3" draw:text-style-name="P1" draw:layer="layout" svg:width="1.297cm" svg:height="1.297cm" draw:transform="rotate (-0.669333768139827) translate (7.273cm 6.66cm)">
          <draw:image xlink:href="Pictures/100002010000020000000200A2C10DF7E0907E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28cm" svg:height="15.749cm" svg:x="0cm" svg:y="-0.023cm">
          <draw:image xlink:href="Pictures/1000000000000515000002EA8A60D9006F55D6FB.png" xlink:type="simple" xlink:show="embed" xlink:actuate="onLoad" loext:mime-type="image/png">
            <text:p/>
          </draw:image>
        </draw:frame>
        <draw:frame draw:style-name="gr1" draw:text-style-name="P1" draw:layer="layout" svg:width="2.2cm" svg:height="2.2cm" svg:x="2.6cm" svg:y="1.2cm">
          <draw:image xlink:href="Pictures/100002010000020000000200C660CB59787FF36C.png" xlink:type="simple" xlink:show="embed" xlink:actuate="onLoad" loext:mime-type="image/png">
            <text:p/>
          </draw:image>
        </draw:frame>
        <draw:frame draw:style-name="gr3" draw:text-style-name="P1" draw:layer="layout" svg:width="1.949cm" svg:height="1.949cm" svg:x="10.251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1" draw:text-style-name="P1" draw:layer="layout" svg:width="1.949cm" svg:height="1.949cm" svg:x="16.999cm" svg:y="4cm">
          <draw:image xlink:href="Pictures/100002010000020000000200EEA1B0652874BCB8.png" xlink:type="simple" xlink:show="embed" xlink:actuate="onLoad" loext:mime-type="image/png">
            <text:p/>
          </draw:image>
        </draw:frame>
        <draw:frame draw:style-name="gr3" draw:text-style-name="P1" draw:layer="layout" svg:width="2.43cm" svg:height="2.43cm" svg:x="5.6cm" svg:y="1cm">
          <draw:image xlink:href="Pictures/100002010000020000000200246674AAC0703E69.png" xlink:type="simple" xlink:show="embed" xlink:actuate="onLoad" loext:mime-type="image/png">
            <text:p/>
          </draw:image>
        </draw:frame>
        <draw:frame draw:style-name="gr3" draw:text-style-name="P1" draw:layer="layout" svg:width="1.297cm" svg:height="1.297cm" draw:transform="rotate (-0.690103186238558) translate (7.145cm 5.237cm)">
          <draw:image xlink:href="Pictures/100002010000020000000200A2C10DF7E0907E7F.png" xlink:type="simple" xlink:show="embed" xlink:actuate="onLoad" loext:mime-type="image/png">
            <text:p/>
          </draw:image>
        </draw:frame>
        <draw:line draw:style-name="gr13" draw:text-style-name="P8" draw:layer="layout" svg:x1="0cm" svg:y1="5.6cm" svg:x2="28cm" svg:y2="5.6cm">
          <text:p/>
        </draw:lin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jaliOldLipi1" svg:font-family="AnjaliOldLipi" style:font-adornments="Regular" style:font-pitch="variable"/>
    <style:font-face style:name="AnjaliOldLipi" svg:font-family="AnjaliOldLipi" style:font-family-generic="roman" style:font-pitch="variable"/>
    <style:font-face style:name="AnjaliOldLipi2" svg:font-family="AnjaliOldLip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none" draw:stroke-linejoin="none" draw:fill="solid" draw:fill-color="#ffffff" draw:opacity="70%" draw:shadow-opacity="70%"/>
    </style:style>
    <style:style style:name="FilledWhite" style:family="graphic" style:parent-style-name="Filled">
      <style:graphic-properties draw:fill="solid" draw:fill-color="#ffffff" draw:opacity="50%" draw:shadow-opacity="5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4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jaliOldLipi1" fo:font-family="AnjaliOldLipi" style:font-style-name="Regular" style:font-pitch="variable" fo:font-size="4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21:00:24.615455169</meta:creation-date>
    <dc:date>2022-09-22T22:55:31.777973092</dc:date>
    <meta:editing-duration>PT19H31M48S</meta:editing-duration>
    <meta:editing-cycles>5</meta:editing-cycles>
    <meta:generator>LibreOffice/6.4.7.2$Linux_X86_64 LibreOffice_project/40$Build-2</meta:generator>
    <meta:document-statistic meta:object-count="845"/>
  </office:meta>
</office:document-meta>
</file>